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title2">
      <style:graphic-properties draw:stroke="none" svg:stroke-color="#000000" fo:min-height="0.464cm"/>
    </style:style>
    <style:style style:name="gr2" style:family="graphic" style:parent-style-name="title1">
      <style:graphic-properties svg:stroke-color="#000000" fo:min-height="0.928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/>
    </style:style>
    <style:style style:name="gr5" style:family="graphic" style:parent-style-name="standard">
      <style:graphic-properties draw:stroke="none" draw:fill="none" draw:fill-color="#ffffff" draw:auto-grow-width="true" fo:min-height="0.648cm" fo:min-width="1.482cm"/>
    </style:style>
    <style:style style:name="gr6" style:family="graphic" style:parent-style-name="standard">
      <style:graphic-properties draw:stroke="none" svg:stroke-color="#000000" draw:fill="none" draw:fill-color="#ffffff" fo:min-height="0.956cm"/>
    </style:style>
    <style:style style:name="gr7" style:family="graphic" style:parent-style-name="standard">
      <style:graphic-properties draw:marker-end="Arrow" draw:marker-end-width="0.3cm" draw:textarea-horizontal-align="left" draw:textarea-vertical-align="top"/>
    </style:style>
    <style:style style:name="gr8" style:family="graphic" style:parent-style-name="Komentar">
      <style:graphic-properties draw:auto-grow-height="false" fo:min-height="1.413cm" fo:min-width="3.032cm" fo:wrap-option="wrap"/>
    </style:style>
    <style:style style:name="gr9" style:family="graphic" style:parent-style-name="standard">
      <style:graphic-properties draw:stroke="dash" draw:stroke-dash="Fine_20_Dashed_20__28_var_29_"/>
    </style:style>
    <style:style style:name="gr10" style:family="graphic" style:parent-style-name="standard">
      <style:graphic-properties draw:stroke="dash" draw:stroke-dash="Ultrafine_20_Dashed"/>
    </style:style>
    <style:style style:name="gr11" style:family="graphic" style:parent-style-name="standard">
      <style:graphic-properties draw:marker-end="Arrow" draw:marker-end-width="0.3cm"/>
    </style:style>
    <style:style style:name="gr12" style:family="graphic" style:parent-style-name="If_20_konektor">
      <style:graphic-properties draw:textarea-horizontal-align="left"/>
    </style:style>
    <style:style style:name="gr13" style:family="graphic" style:parent-style-name="If_20_konektor">
      <style:graphic-properties draw:textarea-horizontal-align="right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Komentar">
      <style:graphic-properties draw:auto-grow-height="false" fo:min-height="0.749cm" fo:min-width="0.499cm" fo:wrap-option="wrap"/>
    </style:style>
    <style:style style:name="gr16" style:family="graphic" style:parent-style-name="standard">
      <style:graphic-properties draw:marker-end="Arrow" draw:marker-end-width="0.3cm" draw:textarea-horizontal-align="center" draw:textarea-vertical-align="top"/>
    </style:style>
    <style:style style:name="gr17" style:family="graphic" style:parent-style-name="Komentar">
      <style:graphic-properties draw:textarea-horizontal-align="right" draw:auto-grow-height="false" fo:min-height="0.749cm" fo:min-width="0.499cm" fo:wrap-option="wrap"/>
    </style:style>
    <style:style style:name="gr18" style:family="graphic" style:parent-style-name="Komentar">
      <style:graphic-properties draw:auto-grow-height="false" fo:min-height="0.722cm" fo:min-width="4.494cm"/>
    </style:style>
    <style:style style:name="gr19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gr20" style:family="graphic" style:parent-style-name="title2">
      <style:graphic-properties draw:stroke="none" svg:stroke-color="#000000" fo:min-height="0.928cm"/>
    </style:style>
    <style:style style:name="gr21" style:family="graphic" style:parent-style-name="Komentar">
      <style:graphic-properties draw:auto-grow-height="false" fo:min-height="0.749cm" fo:min-width="0.499cm"/>
    </style:style>
    <style:style style:name="gr22" style:family="graphic" style:parent-style-name="Komentar">
      <style:graphic-properties draw:marker-end-width="0.3cm" draw:textarea-horizontal-align="center"/>
    </style:style>
    <style:style style:name="gr23" style:family="graphic" style:parent-style-name="title2">
      <style:graphic-properties draw:stroke="none" svg:stroke-color="#000000" fo:min-height="0.874cm"/>
    </style:style>
    <style:style style:name="gr24" style:family="graphic" style:parent-style-name="standard">
      <style:graphic-properties draw:marker-end="Arrow" draw:marker-end-width="0.3cm" draw:textarea-horizontal-align="left" draw:textarea-vertical-align="middle"/>
    </style:style>
    <style:style style:name="gr25" style:family="graphic" style:parent-style-name="title2">
      <style:graphic-properties draw:stroke="none" svg:stroke-color="#000000" fo:min-height="0.438cm"/>
    </style:style>
    <style:style style:name="gr26" style:family="graphic" style:parent-style-name="standard">
      <style:graphic-properties draw:marker-end="Arrow" draw:marker-end-width="0.3cm" draw:textarea-horizontal-align="center" draw:textarea-vertical-align="middle"/>
    </style:style>
    <style:style style:name="gr27" style:family="graphic" style:parent-style-name="standard">
      <style:graphic-properties draw:marker-end="Arrow" draw:marker-end-width="0.3cm" draw:textarea-horizontal-align="left" draw:textarea-vertical-align="bottom"/>
    </style:style>
    <style:style style:name="gr28" style:family="graphic" style:parent-style-name="If_20_konektor" style:list-style-name="L1">
      <style:graphic-properties draw:marker-end="Arrow" fo:padding-left="0.4cm" fo:padding-right="0.4cm"/>
    </style:style>
    <style:style style:name="gr29" style:family="graphic" style:parent-style-name="For_20_konektor">
      <style:graphic-properties draw:textarea-horizontal-align="center"/>
    </style:style>
    <style:style style:name="gr30" style:family="graphic" style:parent-style-name="Komentar">
      <style:graphic-properties draw:textarea-horizontal-align="right" draw:textarea-vertical-align="middle" draw:auto-grow-height="false" fo:min-height="0.749cm" fo:min-width="0.499cm"/>
    </style:style>
    <style:style style:name="gr31" style:family="graphic" style:parent-style-name="Komentar">
      <style:graphic-properties draw:marker-end-width="0.3cm"/>
    </style:style>
    <style:style style:name="gr32" style:family="graphic" style:parent-style-name="standard">
      <style:graphic-properties draw:stroke="none" draw:fill="none" fo:min-height="1.31cm"/>
    </style:style>
    <style:style style:name="gr33" style:family="graphic" style:parent-style-name="standard">
      <style:graphic-properties draw:stroke="none" draw:fill="none" fo:min-height="0.874cm"/>
    </style:style>
    <style:style style:name="gr34" style:family="graphic" style:parent-style-name="title2">
      <style:graphic-properties draw:stroke="none" svg:stroke-color="#000000" fo:min-height="0.58cm"/>
    </style:style>
    <style:style style:name="gr35" style:family="graphic" style:parent-style-name="standard">
      <style:graphic-properties draw:stroke="solid" draw:stroke-dash="Fine_20_Dashed_20__28_var_29_" draw:textarea-horizontal-align="justify" draw:textarea-vertical-align="middle" draw:auto-grow-height="false"/>
    </style:style>
    <style:style style:name="gr36" style:family="graphic" style:parent-style-name="standard">
      <style:graphic-properties draw:stroke="solid" draw:stroke-dash="Fine_20_Dashed_20__28_var_29_" draw:marker-end="Arrow" draw:marker-end-width="0.3cm"/>
    </style:style>
    <style:style style:name="gr37" style:family="graphic" style:parent-style-name="standard">
      <style:graphic-properties draw:stroke="solid" draw:stroke-dash="Fine_20_Dashed_20__28_var_29_" svg:stroke-width="0.01cm" draw:marker-start-width="0.215cm" draw:marker-end-width="0.215cm" draw:textarea-horizontal-align="justify" draw:textarea-vertical-align="middle" draw:auto-grow-height="false" fo:padding-top="0.13cm" fo:padding-bottom="0.13cm" fo:padding-left="0.255cm" fo:padding-right="0.255cm"/>
    </style:style>
    <style:style style:name="gr38" style:family="graphic" style:parent-style-name="standard">
      <style:graphic-properties draw:stroke="solid" draw:stroke-dash="Fine_20_Dashed_20__28_var_29_"/>
    </style:style>
    <style:style style:name="gr39" style:family="graphic" style:parent-style-name="standard">
      <style:graphic-properties draw:ole-draw-aspect="1" style:protect="size"/>
    </style:style>
    <style:style style:name="gr40" style:family="graphic" style:parent-style-name="Komentar">
      <style:graphic-properties draw:ole-draw-aspect="1" style:protect="size"/>
    </style:style>
    <style:style style:name="gr41" style:family="graphic" style:parent-style-name="Komentar">
      <style:graphic-properties draw:auto-grow-height="false" fo:min-height="0.749cm" fo:min-width="0.499cm"/>
    </style:style>
    <style:style style:name="gr42" style:family="graphic" style:parent-style-name="title1">
      <style:graphic-properties svg:stroke-color="#000000" fo:min-height="5.92cm"/>
    </style:style>
    <style:style style:name="gr43" style:family="graphic" style:parent-style-name="title2" style:list-style-name="L1">
      <style:graphic-properties draw:stroke="none" svg:stroke-color="#000000" fo:min-height="0.464cm"/>
    </style:style>
    <style:style style:name="gr44" style:family="graphic" style:parent-style-name="title2">
      <style:graphic-properties draw:stroke="none" svg:stroke-color="#000000" fo:min-height="0.696cm"/>
    </style:style>
    <style:style style:name="gr45" style:family="graphic" style:parent-style-name="title2">
      <style:graphic-properties draw:stroke="none" svg:stroke-color="#000000" fo:min-height="0.881cm"/>
    </style:style>
    <style:style style:name="gr46" style:family="graphic" style:parent-style-name="standard">
      <style:graphic-properties draw:marker-end="Arrow" draw:marker-end-width="0.3cm" draw:textarea-horizontal-align="left" draw:textarea-vertical-align="top" draw:start-line-spacing-vertical="0.6cm"/>
    </style:style>
    <style:style style:name="P1" style:family="paragraph">
      <style:paragraph-properties fo:margin-left="0cm" fo:margin-right="0.2cm" fo:text-indent="0cm"/>
    </style:style>
    <style:style style:name="P2" style:family="paragraph">
      <style:paragraph-properties fo:margin-left="0cm" fo:margin-right="0.2cm" fo:text-indent="0cm"/>
      <style:text-properties fo:font-size="11.1000003814697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6.7000007629395p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center" fo:text-indent="0cm"/>
      <style:text-properties fo:font-size="11.1000003814697pt"/>
    </style:style>
    <style:style style:name="P7" style:family="paragraph">
      <style:paragraph-properties fo:margin-left="0cm" fo:margin-right="0cm" fo:text-indent="0cm"/>
      <style:text-properties fo:font-size="11.1000003814697p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indent="0cm"/>
      <style:text-properties fo:font-size="10.1999998092651pt"/>
    </style:style>
    <style:style style:name="P10" style:family="paragraph">
      <style:paragraph-properties fo:margin-left="0cm" fo:margin-right="1cm" fo:text-indent="0cm"/>
    </style:style>
    <style:style style:name="P11" style:family="paragraph">
      <style:paragraph-properties fo:margin-left="0cm" fo:margin-right="0.2cm" fo:text-align="center" fo:text-indent="0cm"/>
    </style:style>
    <style:style style:name="P12" style:family="paragraph">
      <style:paragraph-properties fo:margin-left="0cm" fo:margin-right="0.2cm" fo:text-align="center" fo:text-indent="0cm"/>
      <style:text-properties fo:font-size="11.1000003814697pt"/>
    </style:style>
    <style:style style:name="P13" style:family="paragraph">
      <style:paragraph-properties fo:margin-left="0cm" fo:margin-right="0cm" fo:text-align="start" fo:text-indent="0cm"/>
    </style:style>
    <style:style style:name="P14" style:family="paragraph">
      <style:paragraph-properties fo:margin-left="0cm" fo:margin-right="0cm" fo:text-align="start" fo:text-indent="0cm"/>
      <style:text-properties fo:font-size="11.1000003814697pt"/>
    </style:style>
    <style:style style:name="P15" style:family="paragraph">
      <style:paragraph-properties fo:margin-left="0cm" fo:margin-right="0cm" fo:text-indent="0cm"/>
      <style:text-properties fo:font-size="11.1000003814697pt" fo:font-weight="bold"/>
    </style:style>
    <style:style style:name="T1" style:family="text">
      <style:text-properties fo:font-size="11.1000003814697pt"/>
    </style:style>
    <style:style style:name="T2" style:family="text">
      <style:text-properties fo:font-size="16.7000007629395pt"/>
    </style:style>
    <style:style style:name="T3" style:family="text">
      <style:text-properties fo:font-size="10.1999998092651pt"/>
    </style:style>
    <style:style style:name="T4" style:family="text">
      <style:text-properties fo:font-size="11.1000003814697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točni_25_20diagram">
        <office:forms form:automatic-focus="false" form:apply-design-mode="false"/>
        <draw:frame draw:style-name="gr1" draw:text-style-name="P2" draw:layer="layout" svg:width="7.579cm" svg:height="0.464cm" svg:x="6.71cm" svg:y="2.463cm">
          <draw:text-box>
            <text:p text:style-name="P1"><text:span text:style-name="T1">void ADC_init (void)</text:span></text:p>
          </draw:text-box>
        </draw:frame>
        <draw:frame draw:style-name="gr2" draw:text-style-name="P4" draw:layer="layout" svg:width="4cm" svg:height="0.928cm" svg:x="2.5cm" svg:y="2cm">
          <draw:text-box>
            <text:p text:style-name="P3"><text:span text:style-name="T2">ADC.c:</text:span></text:p>
          </draw:text-box>
        </draw:frame>
        <draw:custom-shape draw:style-name="gr3" draw:text-style-name="P6" draw:id="id6" draw:layer="layout" svg:width="3.369cm" svg:height="0.464cm" svg:x="8.378cm" svg:y="3.159cm">
          <text:p text:style-name="P5"><text:span text:style-name="T1">ZAČETEK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6" draw:id="id2" draw:layer="layout" svg:width="3.369cm" svg:height="0.464cm" svg:x="8.367cm" svg:y="12.576cm">
          <text:p text:style-name="P5"><text:span text:style-name="T1">KONEC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6" draw:id="id5" draw:layer="layout" svg:width="6.736cm" svg:height="0.626cm" svg:x="6.672cm" svg:y="4.985cm">
          <text:p text:style-name="P5"><text:span text:style-name="T1"><text:s/></text:span><text:span text:style-name="T1">ADMUX |= (1&lt;&lt;ADLAR)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layer="layout" svg:x1="10.04cm" svg:y1="11.147cm" svg:x2="10.051cm" svg:y2="12.576cm" draw:start-shape="id1" draw:end-shape="id2" draw:end-glue-point="4">
          <text:p text:style-name="P3"/>
        </draw:connector>
        <draw:custom-shape draw:style-name="gr3" draw:text-style-name="P6" draw:id="id1" draw:layer="layout" svg:width="6.736cm" svg:height="0.626cm" svg:x="6.672cm" svg:y="10.521cm">
          <text:p text:style-name="P3"><text:span text:style-name="T1"><text:s text:c="2"/></text:span><text:span text:style-name="T1">VCP_INIT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layer="layout" svg:x1="10.041cm" svg:y1="9.202cm" svg:x2="10.039cm" svg:y2="10.521cm" draw:start-shape="id3" draw:end-shape="id1" draw:end-glue-point="4">
          <text:p text:style-name="P3"/>
        </draw:connector>
        <draw:custom-shape draw:style-name="gr3" draw:text-style-name="P6" draw:id="id3" draw:layer="layout" svg:width="6.736cm" svg:height="0.626cm" svg:x="6.673cm" svg:y="8.576cm">
          <text:p text:style-name="P3"><text:span text:style-name="T1"><text:s/></text:span><text:span text:style-name="T1">ADC_PRESCALER_INIT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layer="layout" svg:x1="10.04cm" svg:y1="7.396cm" svg:x2="10.04cm" svg:y2="8.576cm" draw:start-shape="id4" draw:end-shape="id3" draw:end-glue-point="4">
          <text:p text:style-name="P3"/>
        </draw:connector>
        <draw:custom-shape draw:style-name="gr3" draw:text-style-name="P6" draw:id="id4" draw:layer="layout" svg:width="6.736cm" svg:height="0.626cm" svg:x="6.672cm" svg:y="6.77cm">
          <text:p text:style-name="P3"><text:span text:style-name="T1">DEMUXER_INIT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layer="layout" svg:x1="10.039cm" svg:y1="5.611cm" svg:x2="10.039cm" svg:y2="6.77cm" draw:start-shape="id5" draw:start-glue-point="6" draw:end-shape="id4" draw:end-glue-point="4">
          <text:p text:style-name="P3"/>
        </draw:connector>
        <draw:connector draw:style-name="gr4" draw:layer="layout" svg:x1="10.062cm" svg:y1="3.623cm" svg:x2="10.039cm" svg:y2="4.985cm" draw:start-shape="id6" draw:start-glue-point="6" draw:end-shape="id5" draw:end-glue-point="4">
          <text:p text:style-name="P3"/>
        </draw:connector>
        <draw:frame draw:style-name="gr5" draw:text-style-name="P7" draw:layer="layout" svg:width="1.67cm" svg:height="0.648cm" svg:x="17.017cm" svg:y="2cm">
          <draw:text-box>
            <text:p text:style-name="P3"><text:span text:style-name="T1"><text:page-number>3</text:page-number></text:span></text:p>
          </draw:text-box>
        </draw:frame>
      </draw:page>
      <draw:page draw:name="page2" draw:style-name="dp1" draw:master-page-name="Pretočni_25_20diagram">
        <office:forms form:automatic-focus="false" form:apply-design-mode="false"/>
        <draw:frame draw:style-name="gr1" draw:text-style-name="P2" draw:layer="layout" svg:width="7.579cm" svg:height="0.464cm" svg:x="6.71cm" svg:y="2.463cm">
          <draw:text-box>
            <text:p text:style-name="P1"><text:span text:style-name="T1">uint8_t ADC_output (void)</text:span></text:p>
          </draw:text-box>
        </draw:frame>
        <draw:frame draw:style-name="gr6" draw:text-style-name="P3" draw:layer="layout" svg:width="7.579cm" svg:height="0.956cm" svg:x="10.919cm" svg:y="2.696cm">
          <draw:text-box>
            <text:p text:style-name="P3"/>
          </draw:text-box>
        </draw:frame>
        <draw:custom-shape draw:style-name="gr3" draw:text-style-name="P6" draw:id="id7" draw:layer="layout" svg:width="3.79cm" svg:height="0.464cm" svg:x="7.805cm" svg:y="3.391cm">
          <text:p text:style-name="P5"><text:span text:style-name="T1">ZAČETEK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6" draw:id="id26" draw:layer="layout" svg:width="3.369cm" svg:height="0.464cm" svg:x="8.815cm" svg:y="26.864cm">
          <text:p text:style-name="P5"><text:span text:style-name="T1">KONEC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6" draw:id="id8" draw:layer="layout" svg:width="4.631cm" svg:height="1.206cm" svg:x="7.383cm" svg:y="4.968cm">
          <text:p text:style-name="P5"><text:span text:style-name="T1">ADC_SINGLE_START;</text:span></text:p>
          <text:p text:style-name="P5"><text:span text:style-name="T1">ADCSRA |= (1&lt;&lt;ADSC);</text:span></text:p>
          <draw:enhanced-geometry svg:viewBox="0 0 21600 21600" draw:type="rectangle" draw:enhanced-path="M 0 0 L 21600 0 21600 21600 0 21600 0 0 Z N"/>
        </draw:custom-shape>
        <draw:connector draw:style-name="gr4" draw:text-style-name="P8" draw:layer="layout" svg:x1="9.699cm" svg:y1="3.855cm" svg:x2="9.698cm" svg:y2="4.968cm" draw:start-shape="id7" draw:start-glue-point="6" draw:end-shape="id8" draw:end-glue-point="0">
          <text:p text:style-name="P3"/>
        </draw:connector>
        <draw:custom-shape draw:style-name="gr3" draw:text-style-name="P6" draw:id="id9" draw:layer="layout" svg:width="5.474cm" svg:height="0.928cm" svg:x="6.962cm" svg:y="7.659cm">
          <text:p text:style-name="P5"><text:span text:style-name="T1">ADCs += ADCH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4" draw:text-style-name="P8" draw:id="id10" draw:layer="layout" svg:x1="9.698cm" svg:y1="6.174cm" svg:x2="9.699cm" svg:y2="7.659cm" draw:start-shape="id8" draw:start-glue-point="2" draw:end-shape="id9">
          <text:p text:style-name="P3"/>
        </draw:connector>
        <draw:connector draw:style-name="gr7" draw:text-style-name="P5" draw:layer="layout" draw:line-skew="0cm -2.8cm" svg:x1="9.698cm" svg:y1="8.587cm" svg:x2="9.698cm" svg:y2="6.917cm" draw:start-shape="id9" draw:start-glue-point="8" draw:end-shape="id10" draw:end-glue-point="0">
          <text:p text:style-name="P5">for(i=0;i&lt;16;i++)</text:p>
        </draw:connector>
        <draw:custom-shape draw:style-name="gr3" draw:text-style-name="P6" draw:id="id12" draw:layer="layout" svg:width="3.79cm" svg:height="0.835cm" svg:x="7.805cm" svg:y="9.514cm">
          <text:p text:style-name="P5"><text:span text:style-name="T1">ADCs = ADCs &gt;&gt; 5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id="id11" draw:layer="layout" svg:width="0.668cm" svg:height="1.392cm" svg:x="13.2cm" svg:y="8.03cm">
          <text:p text:style-name="P3"><text:span text:style-name="T3">opravimo 32 meritev in </text:span></text:p>
          <text:p text:style-name="P3"><text:span text:style-name="T3">izračunamo povprečno</text:span></text:p>
          <text:p text:style-name="P3"><text:span text:style-name="T3">vrednost</text:span></text:p>
          <draw:enhanced-geometry svg:viewBox="0 0 21600 21600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onnector draw:style-name="gr9" draw:text-style-name="P8" draw:layer="layout" draw:line-skew="1.021cm 6.169cm" svg:x1="11.877cm" svg:y1="8.122cm" svg:x2="13.2cm" svg:y2="8.725cm" draw:start-shape="id9" draw:start-glue-point="9" draw:end-shape="id11" draw:end-glue-point="5">
          <text:p text:style-name="P3"/>
        </draw:connector>
        <draw:connector draw:style-name="gr10" draw:text-style-name="P8" draw:layer="layout" draw:line-skew="0.239cm" svg:x1="11.595cm" svg:y1="9.931cm" svg:x2="13.2cm" svg:y2="8.725cm" draw:start-shape="id12" draw:start-glue-point="1" draw:end-shape="id11" draw:end-glue-point="5">
          <text:p text:style-name="P3"/>
        </draw:connector>
        <draw:connector draw:style-name="gr11" draw:text-style-name="P8" draw:layer="layout" svg:x1="9.698cm" svg:y1="8.587cm" svg:x2="9.7cm" svg:y2="9.514cm" draw:start-shape="id9" draw:start-glue-point="8" draw:end-shape="id12" draw:end-glue-point="0">
          <text:p text:style-name="P3"/>
        </draw:connector>
        <draw:custom-shape draw:style-name="gr3" draw:text-style-name="P6" draw:id="id13" draw:layer="layout" svg:width="3.79cm" svg:height="0.928cm" svg:x="6.541cm" svg:y="11.741cm">
          <text:p text:style-name="P5"><text:span text:style-name="T1">first/nex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If_20_konektor" draw:text-style-name="P3" draw:layer="layout" draw:line-skew="-0.295cm" svg:x1="9.7cm" svg:y1="10.349cm" svg:x2="8.435cm" svg:y2="11.741cm" draw:start-shape="id12" draw:start-glue-point="2" draw:end-shape="id13" draw:end-glue-point="4">
          <text:p text:style-name="P3">switch (run)</text:p>
        </draw:connector>
        <draw:connector draw:style-name="gr12" draw:text-style-name="P3" draw:layer="layout" svg:x1="6.541cm" svg:y1="12.204cm" svg:x2="4.478cm" svg:y2="13.596cm" draw:start-shape="id13" draw:start-glue-point="5" draw:end-shape="id14">
          <text:p text:style-name="P3">case first:</text:p>
        </draw:connector>
        <draw:connector draw:style-name="gr13" draw:text-style-name="P3" draw:layer="layout" svg:x1="10.331cm" svg:y1="12.204cm" svg:x2="12.898cm" svg:y2="13.875cm" draw:start-shape="id13" draw:start-glue-point="7" draw:end-shape="id15" draw:end-glue-point="4">
          <text:p text:style-name="P3">case next:</text:p>
        </draw:connector>
        <draw:custom-shape draw:style-name="gr3" draw:text-style-name="P6" draw:id="id14" draw:layer="layout" svg:width="3.79cm" svg:height="0.928cm" svg:x="2.583cm" svg:y="13.596cm">
          <text:p text:style-name="P5"><text:span text:style-name="T1">ADC_field[j]=ADCs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id="id19" draw:layer="layout" svg:width="5.053cm" svg:height="0.928cm" svg:x="10.365cm" svg:y="15.174cm">
          <text:p text:style-name="P5"><text:span text:style-name="T1">ADC_field[k]=ADC_field[k+1]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id="id16" draw:layer="layout" svg:width="4.631cm" svg:height="0.928cm" svg:x="2.501cm" svg:y="15.916cm">
          <text:p text:style-name="P5"><text:span text:style-name="T1">j==LOOPS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1" draw:text-style-name="P8" draw:layer="layout" svg:x1="4.478cm" svg:y1="14.524cm" svg:x2="4.816cm" svg:y2="15.916cm" draw:start-shape="id14" draw:start-glue-point="2" draw:end-shape="id16" draw:end-glue-point="4">
          <text:p text:style-name="P3"/>
        </draw:connector>
        <draw:custom-shape draw:style-name="gr3" draw:text-style-name="P6" draw:id="id17" draw:layer="layout" svg:width="2.105cm" svg:height="0.928cm" svg:x="6.612cm" svg:y="18.122cm">
          <text:p text:style-name="P5"><text:span text:style-name="T1">run=nex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If_20_konektor" draw:layer="layout" svg:x1="7.132cm" svg:y1="16.379cm" svg:x2="7.664cm" svg:y2="18.122cm" draw:start-shape="id16" draw:start-glue-point="7" draw:end-shape="id17" draw:end-glue-point="4">
          <text:p text:style-name="P3"/>
        </draw:connector>
        <draw:custom-shape draw:style-name="gr3" draw:text-style-name="P6" draw:id="id18" draw:layer="layout" svg:width="2.021cm" svg:height="0.928cm" svg:x="3.809cm" svg:y="18.507cm">
          <text:p text:style-name="P5"><text:span text:style-name="T1">j++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svg:x1="4.816cm" svg:y1="16.844cm" svg:x2="4.819cm" svg:y2="18.507cm" draw:start-shape="id16" draw:start-glue-point="6" draw:end-shape="id18" draw:end-glue-point="4">
          <text:p text:style-name="P3"/>
        </draw:connector>
        <draw:connector draw:style-name="gr11" draw:text-style-name="P8" draw:layer="layout" svg:x1="12.891cm" svg:y1="16.102cm" svg:x2="12.899cm" svg:y2="18.328cm" draw:start-shape="id19" draw:start-glue-point="2" draw:end-shape="id20" draw:end-glue-point="0">
          <text:p text:style-name="P3"/>
        </draw:connector>
        <draw:custom-shape draw:style-name="gr14" draw:text-style-name="P8" draw:id="id15" draw:layer="layout" svg:width="0.421cm" svg:height="0.464cm" svg:x="12.688cm" svg:y="13.875cm">
          <text:p text:style-name="P3"/>
          <draw:enhanced-geometry svg:viewBox="0 0 21600 21600" draw:mirror-vertical="true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11" draw:text-style-name="P8" draw:layer="layout" svg:x1="12.898cm" svg:y1="14.339cm" svg:x2="12.891cm" svg:y2="15.174cm" draw:start-shape="id15" draw:start-glue-point="8" draw:end-shape="id19" draw:end-glue-point="0">
          <text:p text:style-name="P3"/>
        </draw:connector>
        <draw:connector draw:style-name="gr7" draw:text-style-name="P5" draw:layer="layout" draw:line-skew="0cm -2cm" svg:x1="12.891cm" svg:y1="16.102cm" svg:x2="12.688cm" svg:y2="14.106cm" draw:start-shape="id19" draw:start-glue-point="2" draw:end-shape="id15" draw:end-glue-point="6">
          <text:p text:style-name="P5">for(k=0;k&lt;LOOPS;k++)</text:p>
        </draw:connector>
        <draw:custom-shape draw:style-name="gr15" draw:text-style-name="P9" draw:id="id21" draw:layer="layout" svg:width="0.421cm" svg:height="1.855cm" svg:x="15.046cm" svg:y="11.37cm">
          <text:p text:style-name="P3"><text:span text:style-name="T3">premik celotnega </text:span></text:p>
          <text:p text:style-name="P3"><text:span text:style-name="T3">polja v levo </text:span></text:p>
          <draw:enhanced-geometry svg:viewBox="0 0 21600 21600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onnector draw:style-name="gr9" draw:text-style-name="P8" draw:layer="layout" svg:x1="15.418cm" svg:y1="15.638cm" svg:x2="15.046cm" svg:y2="12.296cm" draw:start-shape="id19" draw:start-glue-point="1" draw:end-shape="id21" draw:end-glue-point="5">
          <text:p text:style-name="P3"/>
        </draw:connector>
        <draw:custom-shape draw:style-name="gr3" draw:text-style-name="P6" draw:id="id20" draw:layer="layout" svg:width="5.136cm" svg:height="0.928cm" svg:x="10.331cm" svg:y="18.328cm">
          <text:p text:style-name="P5"><text:span text:style-name="T1">ADC_field[LOOPS-1]=ADCs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id="id22" draw:layer="layout" svg:width="5.474cm" svg:height="0.928cm" svg:x="10.162cm" svg:y="20.833cm">
          <text:p text:style-name="P5"><text:span text:style-name="T1">ADC_sum += ADC_field[k]</text:span></text:p>
          <draw:enhanced-geometry svg:viewBox="0 0 21600 21600" draw:type="rectangle" draw:enhanced-path="M 0 0 L 21600 0 21600 21600 0 21600 0 0 Z N"/>
        </draw:custom-shape>
        <draw:connector draw:style-name="gr11" draw:text-style-name="P8" draw:id="id23" draw:layer="layout" svg:x1="12.899cm" svg:y1="19.256cm" svg:x2="12.899cm" svg:y2="20.833cm" draw:start-shape="id20" draw:start-glue-point="2" draw:end-shape="id22" draw:end-glue-point="0">
          <text:p text:style-name="P3"/>
        </draw:connector>
        <draw:connector draw:style-name="gr16" draw:text-style-name="P5" draw:layer="layout" draw:line-skew="0.531cm 1.986cm" svg:x1="12.899cm" svg:y1="21.761cm" svg:x2="12.899cm" svg:y2="20.044cm" draw:start-shape="id22" draw:start-glue-point="2" draw:end-shape="id23" draw:end-glue-point="0">
          <text:p text:style-name="P5">for(k=0;k&lt;LOOPS;k++)</text:p>
        </draw:connector>
        <draw:custom-shape draw:style-name="gr3" draw:text-style-name="P6" draw:id="id24" draw:layer="layout" svg:width="5.895cm" svg:height="0.464cm" svg:x="7.552cm" svg:y="23.617cm">
          <text:p text:style-name="P5"><text:span text:style-name="T1">ADC_final=ADC_sum/LOOPS</text:span></text:p>
          <draw:enhanced-geometry svg:viewBox="0 0 21600 21600" draw:type="rectangle" draw:enhanced-path="M 0 0 L 21600 0 21600 21600 0 21600 0 0 Z N"/>
        </draw:custom-shape>
        <draw:connector draw:style-name="gr11" draw:text-style-name="P8" draw:layer="layout" draw:line-skew="0.098cm" svg:x1="12.899cm" svg:y1="21.761cm" svg:x2="10.499cm" svg:y2="23.617cm" draw:start-shape="id22" draw:start-glue-point="2" draw:end-shape="id24" draw:end-glue-point="0">
          <text:p text:style-name="P3"/>
        </draw:connector>
        <draw:custom-shape draw:style-name="gr3" draw:text-style-name="P6" draw:id="id25" draw:layer="layout" svg:width="3.369cm" svg:height="0.464cm" svg:x="8.815cm" svg:y="25.194cm">
          <text:p text:style-name="P5"><text:span text:style-name="T1">return ADC_final</text:span></text:p>
          <draw:enhanced-geometry svg:viewBox="0 0 21600 21600" draw:type="rectangle" draw:enhanced-path="M 0 0 L 21600 0 21600 21600 0 21600 0 0 Z N"/>
        </draw:custom-shape>
        <draw:connector draw:style-name="gr11" draw:text-style-name="P8" draw:layer="layout" svg:x1="10.499cm" svg:y1="24.081cm" svg:x2="10.499cm" svg:y2="25.194cm" draw:start-shape="id24" draw:start-glue-point="2" draw:end-shape="id25" draw:end-glue-point="0">
          <text:p text:style-name="P3"/>
        </draw:connector>
        <draw:connector draw:style-name="gr11" draw:text-style-name="P8" draw:layer="layout" svg:x1="10.499cm" svg:y1="25.658cm" svg:x2="10.499cm" svg:y2="26.864cm" draw:start-shape="id25" draw:start-glue-point="2" draw:end-shape="id26" draw:end-glue-point="4">
          <text:p text:style-name="P3"/>
        </draw:connector>
        <draw:custom-shape draw:style-name="gr17" draw:text-style-name="P9" draw:id="id27" draw:layer="layout" svg:width="0.421cm" svg:height="2.319cm" svg:x="6.372cm" svg:y="9.421cm">
          <text:p text:style-name="P3"><text:span text:style-name="T3">v prvem krogu napolnimo</text:span></text:p>
          <text:p text:style-name="P3"><text:span text:style-name="T3">polje za povprečenje</text:span></text:p>
          <text:p text:style-name="P3"><text:span text:style-name="T3">v vsakem naslednjem pa</text:span></text:p>
          <text:p text:style-name="P3"><text:span text:style-name="T3">ga doplonjujemo in</text:span></text:p>
          <text:p text:style-name="P3"><text:span text:style-name="T3">povprečimo</text:span></text:p>
          <draw:enhanced-geometry svg:viewBox="0 0 21600 21600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onnector draw:style-name="gr9" draw:text-style-name="P8" draw:layer="layout" svg:x1="6.793cm" svg:y1="10.58cm" svg:x2="8.435cm" svg:y2="11.741cm" draw:start-shape="id27" draw:start-glue-point="6" draw:end-shape="id13" draw:end-glue-point="4">
          <text:p text:style-name="P3"/>
        </draw:connector>
        <draw:custom-shape draw:style-name="gr18" draw:text-style-name="P9" draw:id="id28" draw:layer="layout" svg:width="1.149cm" svg:height="0.928cm" svg:x="13.14cm" svg:y="5.247cm">
          <text:p text:style-name="P3"><text:span text:style-name="T3">vklopimo ADC pretvornik</text:span></text:p>
          <text:p text:style-name="P3"><text:span text:style-name="T3"><text:s/></text:span><text:span text:style-name="T3">in ga „ogrejemo“</text:span></text:p>
          <draw:enhanced-geometry svg:viewBox="0 0 21600 21600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onnector draw:style-name="gr19" draw:text-style-name="P8" draw:layer="layout" svg:x1="12.014cm" svg:y1="5.571cm" svg:x2="13.14cm" svg:y2="5.71cm" draw:start-shape="id8" draw:start-glue-point="1" draw:end-shape="id28" draw:end-glue-point="5">
          <text:p text:style-name="P3"/>
        </draw:connector>
        <draw:connector draw:style-name="gr4" draw:layer="layout" draw:line-skew="1.265cm" svg:x1="4.819cm" svg:y1="19.435cm" svg:x2="10.499cm" svg:y2="23.617cm" draw:start-shape="id18" draw:start-glue-point="6" draw:end-shape="id24" draw:end-glue-point="0">
          <text:p text:style-name="P3"/>
        </draw:connector>
        <draw:connector draw:style-name="gr4" draw:layer="layout" draw:line-skew="1.458cm" svg:x1="7.664cm" svg:y1="19.05cm" svg:x2="10.499cm" svg:y2="23.617cm" draw:start-shape="id17" draw:start-glue-point="6" draw:end-shape="id24" draw:end-glue-point="0">
          <text:p text:style-name="P3"/>
        </draw:connector>
        <draw:frame draw:style-name="gr2" draw:text-style-name="P4" draw:layer="layout" svg:width="4cm" svg:height="0.928cm" svg:x="2.5cm" svg:y="2cm">
          <draw:text-box>
            <text:p text:style-name="P3"><text:span text:style-name="T2">ADC.c:</text:span></text:p>
          </draw:text-box>
        </draw:frame>
        <draw:frame draw:style-name="gr5" draw:text-style-name="P7" draw:layer="layout" svg:width="1.67cm" svg:height="0.648cm" svg:x="17.017cm" svg:y="2cm">
          <draw:text-box>
            <text:p text:style-name="P3"><text:span text:style-name="T1"><text:page-number>3</text:page-number></text:span></text:p>
          </draw:text-box>
        </draw:frame>
      </draw:page>
      <draw:page draw:name="page3" draw:style-name="dp1" draw:master-page-name="Pretočni_25_20diagram">
        <office:forms form:automatic-focus="false" form:apply-design-mode="false"/>
        <draw:frame draw:style-name="gr20" draw:text-style-name="P2" draw:layer="layout" svg:width="4.842cm" svg:height="0.928cm" svg:x="7.552cm" svg:y="2cm">
          <draw:text-box>
            <text:p text:style-name="P1"><text:span text:style-name="T4"><text:tab/></text:span><text:span text:style-name="T4">void ioinit (void)</text:span></text:p>
          </draw:text-box>
        </draw:frame>
        <draw:custom-shape draw:style-name="gr3" draw:text-style-name="P6" draw:id="id29" draw:layer="layout" svg:width="3.369cm" svg:height="0.464cm" svg:x="8.377cm" svg:y="3.159cm">
          <text:p text:style-name="P5"><text:span text:style-name="T1">ZAČETEK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2" draw:text-style-name="P4" draw:layer="layout" svg:width="3.158cm" svg:height="0.928cm" svg:x="2.5cm" svg:y="2cm">
          <draw:text-box>
            <text:p text:style-name="P3"><text:span text:style-name="T2">main.c:</text:span></text:p>
          </draw:text-box>
        </draw:frame>
        <draw:custom-shape draw:style-name="gr3" draw:text-style-name="P6" draw:id="id30" draw:layer="layout" svg:width="6.736cm" svg:height="0.626cm" svg:x="6.693cm" svg:y="4.985cm">
          <text:p text:style-name="P5"><text:span text:style-name="T1"><text:s/></text:span><text:span text:style-name="T1">TIMER_ISR_INI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6" draw:id="id36" draw:layer="layout" svg:width="3.369cm" svg:height="0.464cm" svg:x="8.388cm" svg:y="20.241cm">
          <text:p text:style-name="P5"><text:span text:style-name="T1">KONEC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layer="layout" svg:x1="10.061cm" svg:y1="3.623cm" svg:x2="10.06cm" svg:y2="4.985cm" draw:start-shape="id29" draw:start-glue-point="6" draw:end-shape="id30" draw:end-glue-point="4">
          <text:p text:style-name="P3"/>
        </draw:connector>
        <draw:custom-shape draw:style-name="gr3" draw:text-style-name="P6" draw:id="id31" draw:layer="layout" svg:width="2.736cm" svg:height="0.928cm" svg:x="8.688cm" svg:y="14.447cm">
          <text:p text:style-name="P5"><text:span text:style-name="T1">ADC_init(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" draw:text-style-name="P6" draw:id="id32" draw:layer="layout" svg:width="4.969cm" svg:height="0.928cm" svg:x="7.552cm" svg:y="16.202cm">
          <text:p text:style-name="P5"><text:span text:style-name="T1">UART_init( MYUBRR 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layer="layout" svg:x1="10.056cm" svg:y1="15.375cm" svg:x2="10.036cm" svg:y2="16.202cm" draw:start-shape="id31" draw:start-glue-point="2" draw:end-shape="id32" draw:end-glue-point="0">
          <text:p text:style-name="P3"/>
        </draw:connector>
        <draw:connector draw:style-name="gr4" draw:layer="layout" svg:x1="10.036cm" svg:y1="17.13cm" svg:x2="10.057cm" svg:y2="17.74cm" draw:start-shape="id32" draw:start-glue-point="2" draw:end-shape="id33" draw:end-glue-point="0">
          <text:p text:style-name="P3"/>
        </draw:connector>
        <draw:custom-shape draw:style-name="gr3" draw:text-style-name="P6" draw:id="id35" draw:layer="layout" svg:width="2.653cm" svg:height="0.928cm" svg:x="8.731cm" svg:y="12.591cm">
          <text:p text:style-name="P5"><text:span text:style-name="T1">PWM_init(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layer="layout" svg:x1="10.061cm" svg:y1="11.147cm" svg:x2="10.057cm" svg:y2="12.591cm" draw:start-shape="id34" draw:end-shape="id35" draw:end-glue-point="0">
          <text:p text:style-name="P3"/>
        </draw:connector>
        <draw:connector draw:style-name="gr4" draw:layer="layout" svg:x1="10.057cm" svg:y1="13.519cm" svg:x2="10.056cm" svg:y2="14.447cm" draw:start-shape="id35" draw:start-glue-point="2" draw:end-shape="id31" draw:end-glue-point="0">
          <text:p text:style-name="P3"/>
        </draw:connector>
        <draw:custom-shape draw:style-name="gr3" draw:text-style-name="P6" draw:id="id33" draw:layer="layout" svg:width="1.895cm" svg:height="0.928cm" svg:x="9.11cm" svg:y="17.74cm">
          <text:p text:style-name="P5"><text:span text:style-name="T1">sei(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layer="layout" svg:x1="10.057cm" svg:y1="18.668cm" svg:x2="10.072cm" svg:y2="20.241cm" draw:start-shape="id33" draw:start-glue-point="2" draw:end-shape="id36" draw:end-glue-point="4">
          <text:p text:style-name="P3"/>
        </draw:connector>
        <draw:custom-shape draw:style-name="gr21" draw:text-style-name="P9" draw:id="id37" draw:layer="layout" svg:width="0.266cm" svg:height="1.217cm" svg:x="12.403cm" svg:y="17.595cm">
          <text:p text:style-name="P3"><text:span text:style-name="T3">Vklop prekinitev (interrupts)</text:span></text:p>
          <draw:enhanced-geometry svg:viewBox="0 0 21600 21600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onnector draw:style-name="gr22" draw:layer="layout" svg:x1="11.005cm" svg:y1="18.204cm" svg:x2="12.403cm" svg:y2="18.203cm" draw:start-shape="id33" draw:start-glue-point="1" draw:end-shape="id37" draw:end-glue-point="5">
          <text:p text:style-name="P3"/>
        </draw:connector>
        <draw:frame draw:style-name="gr5" draw:text-style-name="P7" draw:layer="layout" svg:width="1.67cm" svg:height="0.648cm" svg:x="17.017cm" svg:y="2cm">
          <draw:text-box>
            <text:p text:style-name="P3"><text:span text:style-name="T1"><text:page-number>3</text:page-number></text:span></text:p>
          </draw:text-box>
        </draw:frame>
        <draw:custom-shape draw:style-name="gr3" draw:text-style-name="P6" draw:id="id34" draw:layer="layout" svg:width="6.736cm" svg:height="0.626cm" svg:x="6.693cm" svg:y="10.521cm">
          <text:p text:style-name="P5"><text:span text:style-name="T1"><text:s text:c="2"/></text:span><text:span text:style-name="T1">OCR_ISR_INIT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layer="layout" svg:x1="10.061cm" svg:y1="9.202cm" svg:x2="10.06cm" svg:y2="10.521cm" draw:start-shape="id38" draw:end-shape="id34" draw:end-glue-point="4">
          <text:p text:style-name="P3"/>
        </draw:connector>
        <draw:custom-shape draw:style-name="gr3" draw:text-style-name="P6" draw:id="id38" draw:layer="layout" svg:width="6.736cm" svg:height="0.626cm" svg:x="6.693cm" svg:y="8.576cm">
          <text:p text:style-name="P5"><text:span text:style-name="T1">DIGITAL_OUTPUT_SETUP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layer="layout" svg:x1="10.061cm" svg:y1="7.396cm" svg:x2="10.06cm" svg:y2="8.576cm" draw:start-shape="id39" draw:end-shape="id38" draw:end-glue-point="4">
          <text:p text:style-name="P3"/>
        </draw:connector>
        <draw:custom-shape draw:style-name="gr3" draw:text-style-name="P6" draw:id="id39" draw:layer="layout" svg:width="6.736cm" svg:height="0.626cm" svg:x="6.693cm" svg:y="6.77cm">
          <text:p text:style-name="P5"><text:span text:style-name="T1">TIMER_ISR_TOP_INT_ENABLE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layer="layout" svg:x1="10.06cm" svg:y1="5.611cm" svg:x2="10.06cm" svg:y2="6.77cm" draw:start-shape="id30" draw:start-glue-point="6" draw:end-shape="id39" draw:end-glue-point="4">
          <text:p text:style-name="P3"/>
        </draw:connector>
      </draw:page>
      <draw:page draw:name="page4" draw:style-name="dp1" draw:master-page-name="Pretočni_25_20diagram">
        <office:forms form:automatic-focus="false" form:apply-design-mode="false"/>
        <draw:custom-shape draw:style-name="gr3" draw:text-style-name="P6" draw:id="id40" draw:layer="layout" svg:width="2.947cm" svg:height="0.464cm" svg:x="8.646cm" svg:y="2.748cm">
          <text:p text:style-name="P5"><text:span text:style-name="T1">ZAČETEK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23" draw:text-style-name="P2" draw:layer="layout" svg:width="9.514cm" svg:height="0.874cm" svg:x="5.952cm" svg:y="2cm">
          <draw:text-box>
            <text:p text:style-name="P1"><text:span text:style-name="T1">uint8_t parameter_handling (uint8_t packet_lenght)</text:span></text:p>
          </draw:text-box>
        </draw:frame>
        <draw:custom-shape draw:style-name="gr3" draw:text-style-name="P6" draw:id="id41" draw:layer="layout" svg:width="8cm" svg:height="0.928cm" svg:x="6.12cm" svg:y="4.14cm">
          <text:p text:style-name="P5"><text:span text:style-name="T1">data=data+(ASCII_value[packet_lenght-i]-48)*j</text:span></text:p>
          <text:p text:style-name="P5"><text:span text:style-name="T1">j=j*1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8" draw:id="id43" draw:layer="layout" svg:x1="10.119cm" svg:y1="3.212cm" svg:x2="10.119cm" svg:y2="4.14cm" draw:start-shape="id40" draw:start-glue-point="6" draw:end-shape="id41" draw:end-glue-point="4">
          <text:p text:style-name="P3"/>
        </draw:connector>
        <draw:custom-shape draw:style-name="gr3" draw:text-style-name="P6" draw:id="id42" draw:layer="layout" svg:width="3.073cm" svg:height="1.413cm" svg:x="2.501cm" svg:y="6.459cm">
          <text:p text:style-name="P5"><text:span text:style-name="T1">=='p'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6" draw:id="id44" draw:layer="layout" svg:width="3.073cm" svg:height="1.413cm" svg:x="2.501cm" svg:y="8.619cm">
          <text:p text:style-name="P5"><text:span text:style-name="T1">=='r'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4" draw:text-style-name="P5" draw:layer="layout" draw:line-skew="0.199cm" svg:x1="10.119cm" svg:y1="5.068cm" svg:x2="4.037cm" svg:y2="6.459cm" draw:start-shape="id41" draw:start-glue-point="6" draw:end-shape="id42" draw:end-glue-point="4">
          <text:p text:style-name="P5">switch (recived_data)</text:p>
        </draw:connector>
        <draw:connector draw:style-name="gr7" draw:text-style-name="P5" draw:layer="layout" draw:line-skew="0cm -2.865cm" svg:x1="10.119cm" svg:y1="5.068cm" svg:x2="10.119cm" svg:y2="3.676cm" draw:start-shape="id41" draw:start-glue-point="6" draw:end-shape="id43" draw:end-glue-point="0">
          <text:p text:style-name="P5">for(i=1;I&lt;packet_lenght;i++)</text:p>
        </draw:connector>
        <draw:connector draw:style-name="gr4" draw:text-style-name="P8" draw:layer="layout" svg:x1="4.037cm" svg:y1="7.872cm" svg:x2="4.037cm" svg:y2="8.619cm" draw:start-shape="id42" draw:start-glue-point="6" draw:end-shape="id44" draw:end-glue-point="4">
          <text:p text:style-name="P3"/>
        </draw:connector>
        <draw:connector draw:style-name="gr4" draw:text-style-name="P8" draw:layer="layout" svg:x1="4.037cm" svg:y1="10.032cm" svg:x2="4.037cm" svg:y2="11.129cm" draw:start-shape="id44" draw:start-glue-point="6" draw:end-shape="id45" draw:end-glue-point="4">
          <text:p text:style-name="P3"/>
        </draw:connector>
        <draw:custom-shape draw:style-name="gr3" draw:text-style-name="P6" draw:id="id47" draw:layer="layout" svg:width="1.895cm" svg:height="0.464cm" svg:x="7.266cm" svg:y="8.083cm">
          <text:p text:style-name="P5"><text:span text:style-name="T1">p=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8" draw:layer="layout" svg:x1="8.204cm" svg:y1="7.62cm" svg:x2="8.213cm" svg:y2="8.083cm" draw:start-shape="id46" draw:start-glue-point="6" draw:end-shape="id47" draw:end-glue-point="4">
          <text:p text:style-name="P3"/>
        </draw:connector>
        <draw:custom-shape draw:style-name="gr3" draw:text-style-name="P6" draw:id="id50" draw:layer="layout" svg:width="4.21cm" svg:height="0.464cm" svg:x="6.237cm" svg:y="10.437cm">
          <text:p text:style-name="P5"><text:span text:style-name="T1">requested_value=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8" draw:layer="layout" svg:x1="5.574cm" svg:y1="9.325cm" svg:x2="6.326cm" svg:y2="9.329cm" draw:start-shape="id44" draw:start-glue-point="7" draw:end-shape="id48" draw:end-glue-point="5">
          <text:p text:style-name="P3"/>
        </draw:connector>
        <draw:frame draw:style-name="gr2" draw:text-style-name="P4" draw:layer="layout" svg:width="3.158cm" svg:height="0.928cm" svg:x="2.5cm" svg:y="2cm">
          <draw:text-box>
            <text:p text:style-name="P3"><text:span text:style-name="T2">main.c:</text:span></text:p>
          </draw:text-box>
        </draw:frame>
        <draw:custom-shape draw:style-name="gr3" draw:text-style-name="P6" draw:id="id46" draw:layer="layout" svg:width="4cm" svg:height="0.928cm" svg:x="6.205cm" svg:y="6.692cm">
          <text:p text:style-name="P5"><text:span text:style-name="T1">packet_lenght==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svg:x1="5.574cm" svg:y1="7.165cm" svg:x2="6.205cm" svg:y2="7.155cm" draw:start-shape="id42" draw:start-glue-point="7" draw:end-shape="id46" draw:end-glue-point="5">
          <text:p text:style-name="P3"/>
        </draw:connector>
        <draw:custom-shape draw:style-name="gr3" draw:text-style-name="P6" draw:id="id49" draw:layer="layout" svg:width="3.82cm" svg:height="0.464cm" svg:x="11.995cm" svg:y="6.924cm">
          <text:p text:style-name="P5"><text:span text:style-name="T1">error_handling(1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1" draw:layer="layout" svg:x1="10.203cm" svg:y1="7.155cm" svg:x2="11.995cm" svg:y2="7.156cm" draw:start-shape="id46" draw:start-glue-point="7" draw:end-shape="id49" draw:end-glue-point="3">
          <text:p text:style-name="P3"/>
        </draw:connector>
        <draw:connector draw:style-name="gr4" draw:text-style-name="P8" draw:layer="layout" svg:x1="8.325cm" svg:y1="9.794cm" svg:x2="8.341cm" svg:y2="10.437cm" draw:start-shape="id48" draw:start-glue-point="6" draw:end-shape="id50" draw:end-glue-point="4">
          <text:p text:style-name="P3"/>
        </draw:connector>
        <draw:custom-shape draw:style-name="gr3" draw:text-style-name="P6" draw:id="id48" draw:layer="layout" svg:width="4cm" svg:height="0.928cm" svg:x="6.326cm" svg:y="8.866cm">
          <text:p text:style-name="P5"><text:span text:style-name="T1">packet_lenght==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svg:x1="10.324cm" svg:y1="9.329cm" svg:x2="11.937cm" svg:y2="9.32cm" draw:start-shape="id48" draw:start-glue-point="7" draw:end-shape="id51" draw:end-glue-point="3">
          <text:p text:style-name="P3"/>
        </draw:connector>
        <draw:custom-shape draw:style-name="gr3" draw:text-style-name="P6" draw:id="id51" draw:layer="layout" svg:width="3.968cm" svg:height="0.464cm" svg:x="11.937cm" svg:y="9.088cm">
          <text:p text:style-name="P5"><text:span text:style-name="T1">error_handling(1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" draw:text-style-name="P6" draw:id="id45" draw:layer="layout" svg:width="3.073cm" svg:height="1.413cm" svg:x="2.501cm" svg:y="11.129cm">
          <text:p text:style-name="P5"><text:span text:style-name="T1">=='f'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8" draw:layer="layout" svg:x1="4.037cm" svg:y1="12.542cm" svg:x2="4.037cm" svg:y2="13.274cm" draw:start-shape="id45" draw:start-glue-point="6" draw:end-shape="id52" draw:end-glue-point="4">
          <text:p text:style-name="P3"/>
        </draw:connector>
        <draw:custom-shape draw:style-name="gr3" draw:text-style-name="P6" draw:id="id54" draw:layer="layout" svg:width="4.21cm" svg:height="0.464cm" svg:x="6.256cm" svg:y="12.819cm">
          <text:p text:style-name="P5"><text:span text:style-name="T1">light1=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8" draw:layer="layout" svg:x1="5.574cm" svg:y1="11.835cm" svg:x2="6.36cm" svg:y2="11.839cm" draw:start-shape="id45" draw:start-glue-point="7" draw:end-shape="id53" draw:end-glue-point="5">
          <text:p text:style-name="P3"/>
        </draw:connector>
        <draw:connector draw:style-name="gr4" draw:text-style-name="P8" draw:layer="layout" svg:x1="8.359cm" svg:y1="12.304cm" svg:x2="8.36cm" svg:y2="12.819cm" draw:start-shape="id53" draw:start-glue-point="6" draw:end-shape="id54" draw:end-glue-point="4">
          <text:p text:style-name="P3"/>
        </draw:connector>
        <draw:custom-shape draw:style-name="gr3" draw:text-style-name="P6" draw:id="id53" draw:layer="layout" svg:width="4cm" svg:height="0.928cm" svg:x="6.36cm" svg:y="11.376cm">
          <text:p text:style-name="P5"><text:span text:style-name="T1">packet_lenght==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svg:x1="10.358cm" svg:y1="11.839cm" svg:x2="11.971cm" svg:y2="11.829cm" draw:start-shape="id53" draw:start-glue-point="7" draw:end-shape="id55" draw:end-glue-point="3">
          <text:p text:style-name="P3"/>
        </draw:connector>
        <draw:custom-shape draw:style-name="gr3" draw:text-style-name="P6" draw:id="id55" draw:layer="layout" svg:width="3.994cm" svg:height="0.464cm" svg:x="11.971cm" svg:y="11.597cm">
          <text:p text:style-name="P5"><text:span text:style-name="T1">error_handling(1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8" draw:layer="layout" svg:x1="4.037cm" svg:y1="14.687cm" svg:x2="4.037cm" svg:y2="15.474cm" draw:start-shape="id52" draw:start-glue-point="6" draw:end-shape="id56" draw:end-glue-point="4">
          <text:p text:style-name="P3"/>
        </draw:connector>
        <draw:custom-shape draw:style-name="gr3" draw:text-style-name="P6" draw:id="id58" draw:layer="layout" svg:width="4.21cm" svg:height="0.464cm" svg:x="6.173cm" svg:y="14.981cm">
          <text:p text:style-name="P5"><text:span text:style-name="T1">light2=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8" draw:layer="layout" svg:x1="5.574cm" svg:y1="13.98cm" svg:x2="6.277cm" svg:y2="13.983cm" draw:start-shape="id52" draw:start-glue-point="7" draw:end-shape="id57" draw:end-glue-point="5">
          <text:p text:style-name="P3"/>
        </draw:connector>
        <draw:connector draw:style-name="gr4" draw:text-style-name="P8" draw:layer="layout" svg:x1="8.276cm" svg:y1="14.448cm" svg:x2="8.277cm" svg:y2="14.981cm" draw:start-shape="id57" draw:start-glue-point="6" draw:end-shape="id58" draw:end-glue-point="4">
          <text:p text:style-name="P3"/>
        </draw:connector>
        <draw:custom-shape draw:style-name="gr3" draw:text-style-name="P6" draw:id="id57" draw:layer="layout" svg:width="4cm" svg:height="0.928cm" svg:x="6.277cm" svg:y="13.52cm">
          <text:p text:style-name="P5"><text:span text:style-name="T1">packet_lenght==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svg:x1="10.275cm" svg:y1="13.983cm" svg:x2="11.939cm" svg:y2="13.973cm" draw:start-shape="id57" draw:start-glue-point="7" draw:end-shape="id59" draw:end-glue-point="3">
          <text:p text:style-name="P3"/>
        </draw:connector>
        <draw:custom-shape draw:style-name="gr3" draw:text-style-name="P6" draw:id="id59" draw:layer="layout" svg:width="3.579cm" svg:height="0.464cm" svg:x="11.939cm" svg:y="13.741cm">
          <text:p text:style-name="P5"><text:span text:style-name="T1">error_handling(1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" draw:text-style-name="P6" draw:id="id52" draw:layer="layout" svg:width="3.073cm" svg:height="1.413cm" svg:x="2.501cm" svg:y="13.274cm">
          <text:p text:style-name="P5"><text:span text:style-name="T1">=='g'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8" draw:layer="layout" svg:x1="4.037cm" svg:y1="16.887cm" svg:x2="4.037cm" svg:y2="17.445cm" draw:start-shape="id56" draw:start-glue-point="6" draw:end-shape="id60" draw:end-glue-point="4">
          <text:p text:style-name="P3"/>
        </draw:connector>
        <draw:custom-shape draw:style-name="gr3" draw:text-style-name="P6" draw:id="id62" draw:layer="layout" svg:width="4.21cm" svg:height="0.464cm" svg:x="6.189cm" svg:y="17.089cm">
          <text:p text:style-name="P5"><text:span text:style-name="T1">light3=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8" draw:layer="layout" svg:x1="5.574cm" svg:y1="16.18cm" svg:x2="6.277cm" svg:y2="16.184cm" draw:start-shape="id56" draw:start-glue-point="7" draw:end-shape="id61" draw:end-glue-point="5">
          <text:p text:style-name="P3"/>
        </draw:connector>
        <draw:connector draw:style-name="gr4" draw:text-style-name="P8" draw:layer="layout" svg:x1="8.276cm" svg:y1="16.649cm" svg:x2="8.293cm" svg:y2="17.089cm" draw:start-shape="id61" draw:start-glue-point="6" draw:end-shape="id62" draw:end-glue-point="4">
          <text:p text:style-name="P3"/>
        </draw:connector>
        <draw:custom-shape draw:style-name="gr3" draw:text-style-name="P6" draw:id="id61" draw:layer="layout" svg:width="4cm" svg:height="0.928cm" svg:x="6.277cm" svg:y="15.721cm">
          <text:p text:style-name="P5"><text:span text:style-name="T1">packet_lenght==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svg:x1="10.275cm" svg:y1="16.184cm" svg:x2="11.756cm" svg:y2="16.17cm" draw:start-shape="id61" draw:start-glue-point="7" draw:end-shape="id63" draw:end-glue-point="3">
          <text:p text:style-name="P3"/>
        </draw:connector>
        <draw:custom-shape draw:style-name="gr3" draw:text-style-name="P6" draw:id="id56" draw:layer="layout" svg:width="3.073cm" svg:height="1.413cm" svg:x="2.501cm" svg:y="15.474cm">
          <text:p text:style-name="P5"><text:span text:style-name="T1">=='h'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6" draw:id="id63" draw:layer="layout" svg:width="3.999cm" svg:height="0.464cm" svg:x="11.756cm" svg:y="15.938cm">
          <text:p text:style-name="P5"><text:span text:style-name="T1">error_handling(1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" draw:text-style-name="P6" draw:layer="layout" svg:width="3.579cm" svg:height="0.464cm" svg:x="11.939cm" svg:y="13.741cm">
          <text:p text:style-name="P5"><text:span text:style-name="T1">error_handling(1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" draw:text-style-name="P6" draw:layer="layout" svg:width="3.966cm" svg:height="0.464cm" svg:x="11.939cm" svg:y="13.741cm">
          <text:p text:style-name="P5"><text:span text:style-name="T1">error_handling(1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8" draw:layer="layout" svg:x1="4.037cm" svg:y1="18.858cm" svg:x2="4.037cm" svg:y2="19.597cm" draw:start-shape="id60" draw:start-glue-point="6" draw:end-shape="id64" draw:end-glue-point="4">
          <text:p text:style-name="P3"/>
        </draw:connector>
        <draw:custom-shape draw:style-name="gr3" draw:text-style-name="P6" draw:id="id66" draw:layer="layout" svg:width="4.21cm" svg:height="0.464cm" svg:x="6.189cm" svg:y="19.161cm">
          <text:p text:style-name="P5"><text:span text:style-name="T1">light4=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8" draw:layer="layout" svg:x1="5.574cm" svg:y1="18.151cm" svg:x2="6.277cm" svg:y2="18.255cm" draw:start-shape="id60" draw:start-glue-point="7" draw:end-shape="id65" draw:end-glue-point="5">
          <text:p text:style-name="P3"/>
        </draw:connector>
        <draw:connector draw:style-name="gr4" draw:text-style-name="P8" draw:layer="layout" svg:x1="8.276cm" svg:y1="18.72cm" svg:x2="8.293cm" svg:y2="19.161cm" draw:start-shape="id65" draw:start-glue-point="6" draw:end-shape="id66" draw:end-glue-point="4">
          <text:p text:style-name="P3"/>
        </draw:connector>
        <draw:custom-shape draw:style-name="gr3" draw:text-style-name="P6" draw:id="id65" draw:layer="layout" svg:width="4cm" svg:height="0.928cm" svg:x="6.277cm" svg:y="17.792cm">
          <text:p text:style-name="P5"><text:span text:style-name="T1">packet_lenght==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svg:x1="10.275cm" svg:y1="18.255cm" svg:x2="11.773cm" svg:y2="18.26cm" draw:start-shape="id65" draw:start-glue-point="7" draw:end-shape="id67" draw:end-glue-point="3">
          <text:p text:style-name="P3"/>
        </draw:connector>
        <draw:custom-shape draw:style-name="gr3" draw:text-style-name="P6" draw:id="id60" draw:layer="layout" svg:width="3.073cm" svg:height="1.413cm" svg:x="2.501cm" svg:y="17.445cm">
          <text:p text:style-name="P5"><text:span text:style-name="T1">=='j'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6" draw:id="id67" draw:layer="layout" svg:width="4.132cm" svg:height="0.464cm" svg:x="11.773cm" svg:y="18.028cm">
          <text:p text:style-name="P5"><text:span text:style-name="T1">error_handling(1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8" draw:layer="layout" svg:x1="4.037cm" svg:y1="21.01cm" svg:x2="4.037cm" svg:y2="21.696cm" draw:start-shape="id64" draw:start-glue-point="6" draw:end-shape="id68" draw:end-glue-point="4">
          <text:p text:style-name="P3"/>
        </draw:connector>
        <draw:custom-shape draw:style-name="gr3" draw:text-style-name="P6" draw:id="id70" draw:layer="layout" svg:width="4.21cm" svg:height="0.464cm" svg:x="6.203cm" svg:y="21.333cm">
          <text:p text:style-name="P5"><text:span text:style-name="T1">hysteresis=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8" draw:layer="layout" svg:x1="5.574cm" svg:y1="20.303cm" svg:x2="6.262cm" svg:y2="20.307cm" draw:start-shape="id64" draw:start-glue-point="7" draw:end-shape="id69" draw:end-glue-point="5">
          <text:p text:style-name="P3"/>
        </draw:connector>
        <draw:connector draw:style-name="gr4" draw:text-style-name="P8" draw:layer="layout" svg:x1="8.261cm" svg:y1="20.772cm" svg:x2="8.307cm" svg:y2="21.333cm" draw:start-shape="id69" draw:start-glue-point="6" draw:end-shape="id70" draw:end-glue-point="4">
          <text:p text:style-name="P3"/>
        </draw:connector>
        <draw:custom-shape draw:style-name="gr3" draw:text-style-name="P6" draw:id="id69" draw:layer="layout" svg:width="4cm" svg:height="0.928cm" svg:x="6.262cm" svg:y="19.844cm">
          <text:p text:style-name="P5"><text:span text:style-name="T1">packet_lenght==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svg:x1="10.26cm" svg:y1="20.307cm" svg:x2="11.757cm" svg:y2="20.312cm" draw:start-shape="id69" draw:start-glue-point="7" draw:end-shape="id71" draw:end-glue-point="3">
          <text:p text:style-name="P3"/>
        </draw:connector>
        <draw:custom-shape draw:style-name="gr3" draw:text-style-name="P6" draw:id="id64" draw:layer="layout" svg:width="3.073cm" svg:height="1.413cm" svg:x="2.501cm" svg:y="19.597cm">
          <text:p text:style-name="P5"><text:span text:style-name="T1">=='j'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6" draw:id="id71" draw:layer="layout" svg:width="3.937cm" svg:height="0.464cm" svg:x="11.757cm" svg:y="20.08cm">
          <text:p text:style-name="P5"><text:span text:style-name="T1">error_handling(1)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style-name="gr3" draw:text-style-name="P6" draw:id="id68" draw:layer="layout" svg:width="3.073cm" svg:height="1.413cm" svg:x="2.501cm" svg:y="21.696cm">
          <text:p text:style-name="P5"><text:span text:style-name="T1">=='m'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8" draw:layer="layout" svg:x1="4.037cm" svg:y1="23.109cm" svg:x2="4.041cm" svg:y2="24.275cm" draw:start-shape="id68" draw:start-glue-point="6" draw:end-shape="id72" draw:end-glue-point="4">
          <text:p text:style-name="P3"/>
        </draw:connector>
        <draw:custom-shape draw:style-name="gr3" draw:text-style-name="P6" draw:id="id75" draw:layer="layout" svg:width="4.721cm" svg:height="0.51cm" svg:x="6.794cm" svg:y="23.532cm">
          <text:p text:style-name="P5"><text:span text:style-name="T1">operation_mode=monitor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6" draw:id="id73" draw:layer="layout" svg:width="4cm" svg:height="0.928cm" svg:x="7.123cm" svg:y="21.949cm">
          <text:p text:style-name="P5"><text:span text:style-name="T1">packet_lenght!=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svg:x1="11.121cm" svg:y1="22.412cm" svg:x2="12.628cm" svg:y2="22.401cm" draw:start-shape="id73" draw:start-glue-point="7" draw:end-shape="id74" draw:end-glue-point="3">
          <text:p text:style-name="P3"/>
        </draw:connector>
        <draw:custom-shape draw:style-name="gr3" draw:text-style-name="P6" draw:id="id74" draw:layer="layout" svg:width="3.92cm" svg:height="0.464cm" svg:x="12.628cm" svg:y="22.169cm">
          <text:p text:style-name="P5"><text:span text:style-name="T1">error_handling(3)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style-name="gr11" draw:layer="layout" svg:x1="5.574cm" svg:y1="22.402cm" svg:x2="7.123cm" svg:y2="22.412cm" draw:start-shape="id68" draw:start-glue-point="7" draw:end-shape="id73" draw:end-glue-point="5">
          <text:p text:style-name="P3"/>
        </draw:connector>
        <draw:custom-shape draw:style-name="gr3" draw:text-style-name="P6" draw:id="id76" draw:layer="layout" svg:width="7.931cm" svg:height="0.464cm" svg:x="5.177cm" svg:y="24.698cm">
          <text:p text:style-name="P5"><text:span text:style-name="T1">flash_string_send(mode_text_ptr[1]);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1" draw:layer="layout" svg:x1="9.154cm" svg:y1="24.042cm" svg:x2="9.142cm" svg:y2="24.698cm" draw:start-shape="id75" draw:start-glue-point="6" draw:end-shape="id76" draw:end-glue-point="0">
          <text:p text:style-name="P3"/>
        </draw:connector>
        <draw:connector draw:style-name="gr11" draw:layer="layout" svg:x1="9.122cm" svg:y1="22.877cm" svg:x2="9.154cm" svg:y2="23.532cm" draw:start-shape="id73" draw:start-glue-point="6" draw:end-shape="id75" draw:end-glue-point="4">
          <text:p text:style-name="P3"/>
        </draw:connector>
        <draw:custom-shape draw:style-name="gr14" draw:text-style-name="P8" draw:id="id72" draw:layer="layout" svg:width="1.912cm" svg:height="1.228cm" svg:x="3.086cm" svg:y="24.275cm">
          <text:p text:style-name="P3"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frame draw:style-name="gr5" draw:text-style-name="P7" draw:layer="layout" svg:width="1.67cm" svg:height="0.648cm" svg:x="17.017cm" svg:y="2cm">
          <draw:text-box>
            <text:p text:style-name="P3"><text:span text:style-name="T1"><text:page-number>3</text:page-number></text:span></text:p>
          </draw:text-box>
        </draw:frame>
      </draw:page>
      <draw:page draw:name="page5" draw:style-name="dp1" draw:master-page-name="Pretočni_25_20diagram">
        <office:forms form:automatic-focus="false" form:apply-design-mode="false"/>
        <draw:custom-shape draw:style-name="gr3" draw:text-style-name="P6" draw:id="id77" draw:layer="layout" svg:width="3.073cm" svg:height="1.413cm" svg:x="2.501cm" svg:y="18.787cm">
          <text:p text:style-name="P5"><text:span text:style-name="T1">=='P'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6" draw:id="id78" draw:layer="layout" svg:width="3.073cm" svg:height="1.413cm" svg:x="2.501cm" svg:y="22.118cm">
          <text:p text:style-name="P5"><text:span text:style-name="T1">=='R'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8" draw:layer="layout" svg:x1="4.037cm" svg:y1="20.2cm" svg:x2="4.037cm" svg:y2="22.118cm" draw:start-shape="id77" draw:start-glue-point="6" draw:end-shape="id78" draw:end-glue-point="4">
          <text:p text:style-name="P3"/>
        </draw:connector>
        <draw:custom-shape draw:style-name="gr3" draw:text-style-name="P6" draw:id="id79" draw:layer="layout" svg:width="7.31cm" svg:height="0.51cm" svg:x="5.819cm" svg:y="20.515cm">
          <text:p text:style-name="P5"><text:span text:style-name="T1">packet_assembler ('p',p,send_data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" draw:text-style-name="P6" draw:id="id80" draw:layer="layout" svg:width="8.94cm" svg:height="0.603cm" svg:x="5.013cm" svg:y="21.517cm">
          <text:p text:style-name="P5"><text:span text:style-name="T1">UART_send (send_data,send_data_size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8" draw:layer="layout" svg:x1="9.474cm" svg:y1="21.025cm" svg:x2="9.483cm" svg:y2="21.517cm" draw:start-shape="id79" draw:start-glue-point="2" draw:end-shape="id80" draw:end-glue-point="0">
          <text:p text:style-name="P3"/>
        </draw:connector>
        <draw:custom-shape draw:style-name="gr3" draw:text-style-name="P6" draw:id="id82" draw:layer="layout" svg:width="10.453cm" svg:height="0.557cm" svg:x="5.135cm" svg:y="23.803cm">
          <text:p text:style-name="P5"><text:span text:style-name="T1">packet_assembler ('r',requested_value,send_data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8" draw:layer="layout" svg:x1="10.367cm" svg:y1="23.281cm" svg:x2="10.361cm" svg:y2="23.803cm" draw:start-shape="id81" draw:start-glue-point="6" draw:end-shape="id82" draw:end-glue-point="0">
          <text:p text:style-name="P3"/>
        </draw:connector>
        <draw:custom-shape draw:style-name="gr3" draw:text-style-name="P6" draw:id="id83" draw:layer="layout" svg:width="9.118cm" svg:height="0.464cm" svg:x="5.835cm" svg:y="25.016cm">
          <text:p text:style-name="P5"><text:span text:style-name="T1">UART_send (send_data,send_data_size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8" draw:layer="layout" svg:x1="10.361cm" svg:y1="24.36cm" svg:x2="10.394cm" svg:y2="25.016cm" draw:start-shape="id82" draw:start-glue-point="2" draw:end-shape="id83" draw:end-glue-point="0">
          <text:p text:style-name="P3"/>
        </draw:connector>
        <draw:custom-shape draw:style-name="gr3" draw:text-style-name="P6" draw:id="id84" draw:layer="layout" svg:width="4cm" svg:height="0.928cm" svg:x="7.445cm" svg:y="19.031cm">
          <text:p text:style-name="P5"><text:span text:style-name="T1">packet_lenght!=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svg:x1="11.443cm" svg:y1="19.494cm" svg:x2="13.798cm" svg:y2="19.483cm" draw:start-shape="id84" draw:start-glue-point="7" draw:end-shape="id85" draw:end-glue-point="3">
          <text:p text:style-name="P3"/>
        </draw:connector>
        <draw:custom-shape draw:style-name="gr3" draw:text-style-name="P6" draw:id="id85" draw:layer="layout" svg:width="4.203cm" svg:height="0.464cm" svg:x="13.798cm" svg:y="19.251cm">
          <text:p text:style-name="P5"><text:span text:style-name="T1">error_handling(3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1" draw:layer="layout" svg:x1="9.444cm" svg:y1="19.959cm" svg:x2="9.474cm" svg:y2="20.515cm" draw:start-shape="id84" draw:start-glue-point="6" draw:end-shape="id79" draw:end-glue-point="0">
          <text:p text:style-name="P3"/>
        </draw:connector>
        <draw:connector draw:style-name="gr11" draw:layer="layout" svg:x1="5.574cm" svg:y1="19.493cm" svg:x2="7.445cm" svg:y2="19.494cm" draw:start-shape="id77" draw:start-glue-point="7" draw:end-shape="id84" draw:end-glue-point="5">
          <text:p text:style-name="P3"/>
        </draw:connector>
        <draw:custom-shape draw:style-name="gr3" draw:text-style-name="P6" draw:id="id81" draw:layer="layout" svg:width="4cm" svg:height="0.928cm" svg:x="8.368cm" svg:y="22.353cm">
          <text:p text:style-name="P5"><text:span text:style-name="T1">packet_lenght!=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svg:x1="12.366cm" svg:y1="22.816cm" svg:x2="13.656cm" svg:y2="22.823cm" draw:start-shape="id81" draw:start-glue-point="7" draw:end-shape="id86" draw:end-glue-point="3">
          <text:p text:style-name="P3"/>
        </draw:connector>
        <draw:custom-shape draw:style-name="gr3" draw:text-style-name="P6" draw:id="id86" draw:layer="layout" svg:width="4.189cm" svg:height="0.464cm" svg:x="13.656cm" svg:y="22.591cm">
          <text:p text:style-name="P5"><text:span text:style-name="T1">error_handling(3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1" draw:layer="layout" svg:x1="5.574cm" svg:y1="22.824cm" svg:x2="8.368cm" svg:y2="22.816cm" draw:start-shape="id78" draw:start-glue-point="7" draw:end-shape="id81" draw:end-glue-point="5">
          <text:p text:style-name="P3"/>
        </draw:connector>
        <draw:custom-shape draw:style-name="gr3" draw:text-style-name="P6" draw:id="id88" draw:layer="layout" svg:width="3.073cm" svg:height="1.413cm" svg:x="2.501cm" svg:y="3.52cm">
          <text:p text:style-name="P5"><text:span text:style-name="T1">=='s'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6" draw:id="id94" draw:layer="layout" svg:width="3.073cm" svg:height="1.413cm" svg:x="2.501cm" svg:y="7.93cm">
          <text:p text:style-name="P5"><text:span text:style-name="T1">=='a'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8" draw:layer="layout" svg:x1="4.034cm" svg:y1="3.015cm" svg:x2="4.037cm" svg:y2="3.52cm" draw:start-shape="id87" draw:start-glue-point="6" draw:end-shape="id88" draw:end-glue-point="4">
          <text:p text:style-name="P3"/>
        </draw:connector>
        <draw:custom-shape draw:style-name="gr3" draw:text-style-name="P6" draw:id="id91" draw:layer="layout" svg:width="6.4cm" svg:height="0.54cm" svg:x="6.34cm" svg:y="5.277cm">
          <text:p text:style-name="P5"><text:span text:style-name="T1">operation_m_backup=operation_mode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6" draw:id="id97" draw:layer="layout" svg:width="4.368cm" svg:height="0.51cm" svg:x="7.381cm" svg:y="10.773cm">
          <text:p text:style-name="P5"><text:span text:style-name="T1">operation_mode=monitor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6" draw:id="id89" draw:layer="layout" svg:width="4cm" svg:height="0.928cm" svg:x="7.532cm" svg:y="3.767cm">
          <text:p text:style-name="P5"><text:span text:style-name="T1">packet_lenght!=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svg:x1="11.53cm" svg:y1="4.23cm" svg:x2="13.533cm" svg:y2="4.218cm" draw:start-shape="id89" draw:start-glue-point="7" draw:end-shape="id90" draw:end-glue-point="3">
          <text:p text:style-name="P3"/>
        </draw:connector>
        <draw:custom-shape draw:style-name="gr3" draw:text-style-name="P6" draw:id="id90" draw:layer="layout" svg:width="3.579cm" svg:height="0.464cm" svg:x="13.533cm" svg:y="3.986cm">
          <text:p text:style-name="P5"><text:span text:style-name="T1">error_handling(3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1" draw:layer="layout" svg:x1="5.574cm" svg:y1="4.226cm" svg:x2="7.532cm" svg:y2="4.23cm" draw:start-shape="id88" draw:start-glue-point="7" draw:end-shape="id89" draw:end-glue-point="5">
          <text:p text:style-name="P3"/>
        </draw:connector>
        <draw:connector draw:style-name="gr11" draw:layer="layout" svg:x1="9.531cm" svg:y1="4.695cm" svg:x2="9.539cm" svg:y2="5.277cm" draw:start-shape="id89" draw:start-glue-point="6" draw:end-shape="id91" draw:end-glue-point="4">
          <text:p text:style-name="P3"/>
        </draw:connector>
        <draw:custom-shape draw:style-name="gr3" draw:text-style-name="P6" draw:id="id92" draw:layer="layout" svg:width="4cm" svg:height="0.928cm" svg:x="7.606cm" svg:y="8.182cm">
          <text:p text:style-name="P5"><text:span text:style-name="T1">packet_lenght!=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svg:x1="11.604cm" svg:y1="8.645cm" svg:x2="13.452cm" svg:y2="8.635cm" draw:start-shape="id92" draw:start-glue-point="7" draw:end-shape="id93" draw:end-glue-point="3">
          <text:p text:style-name="P3"/>
        </draw:connector>
        <draw:custom-shape draw:style-name="gr3" draw:text-style-name="P6" draw:id="id93" draw:layer="layout" svg:width="3.579cm" svg:height="0.464cm" svg:x="13.452cm" svg:y="8.403cm">
          <text:p text:style-name="P5"><text:span text:style-name="T1">error_handling(3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1" draw:layer="layout" svg:x1="5.574cm" svg:y1="8.636cm" svg:x2="7.606cm" svg:y2="8.645cm" draw:start-shape="id94" draw:start-glue-point="7" draw:end-shape="id92" draw:end-glue-point="5">
          <text:p text:style-name="P3"/>
        </draw:connector>
        <draw:custom-shape draw:style-name="gr3" draw:text-style-name="P6" draw:id="id95" draw:layer="layout" svg:width="8.078cm" svg:height="0.464cm" svg:x="5.519cm" svg:y="6.292cm">
          <text:p text:style-name="P5"><text:span text:style-name="T1">flash_string_send(mode_text_ptr[3]);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1" draw:layer="layout" svg:x1="9.539cm" svg:y1="5.817cm" svg:x2="9.558cm" svg:y2="6.292cm" draw:start-shape="id91" draw:start-glue-point="6" draw:end-shape="id95" draw:end-glue-point="0">
          <text:p text:style-name="P3"/>
        </draw:connector>
        <draw:connector draw:style-name="gr11" draw:layer="layout" svg:x1="9.578cm" svg:y1="10.177cm" svg:x2="9.564cm" svg:y2="10.773cm" draw:start-shape="id96" draw:start-glue-point="6" draw:end-shape="id97" draw:end-glue-point="4">
          <text:p text:style-name="P3"/>
        </draw:connector>
        <draw:custom-shape draw:style-name="gr14" draw:text-style-name="P8" draw:id="id87" draw:layer="layout" svg:width="2.228cm" svg:height="1.014cm" svg:x="2.921cm" svg:y="2.001cm">
          <text:p text:style-name="P3"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onnector draw:style-name="gr4" draw:text-style-name="P8" draw:layer="layout" svg:x1="4.037cm" svg:y1="4.933cm" svg:x2="4.037cm" svg:y2="7.93cm" draw:start-shape="id88" draw:start-glue-point="6" draw:end-shape="id94" draw:end-glue-point="4">
          <text:p text:style-name="P3"/>
        </draw:connector>
        <draw:custom-shape draw:style-name="gr3" draw:text-style-name="P6" draw:id="id98" draw:layer="layout" svg:width="6.634cm" svg:height="0.458cm" svg:x="6.23cm" svg:y="7.318cm">
          <text:p text:style-name="P5"><text:span text:style-name="T1">operation_mode=sleep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layer="layout" svg:x1="9.558cm" svg:y1="6.756cm" svg:x2="9.546cm" svg:y2="7.318cm" draw:start-shape="id95" draw:start-glue-point="2" draw:end-shape="id98" draw:end-glue-point="4">
          <text:p text:style-name="P3"/>
        </draw:connector>
        <draw:custom-shape draw:style-name="gr3" draw:text-style-name="P6" draw:id="id101" draw:layer="layout" svg:width="3.073cm" svg:height="1.413cm" svg:x="2.501cm" svg:y="11.189cm">
          <text:p text:style-name="P5"><text:span text:style-name="T1">=='n'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6" draw:id="id104" draw:layer="layout" svg:width="4.863cm" svg:height="0.47cm" svg:x="6.643cm" svg:y="14.954cm">
          <text:p text:style-name="P5"><text:span text:style-name="T1">operation_mode=monitor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6" draw:id="id99" draw:layer="layout" svg:width="4cm" svg:height="0.928cm" svg:x="7.123cm" svg:y="11.442cm">
          <text:p text:style-name="P5"><text:span text:style-name="T1">packet_lenght!=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svg:x1="11.121cm" svg:y1="11.905cm" svg:x2="12.969cm" svg:y2="11.894cm" draw:start-shape="id99" draw:start-glue-point="7" draw:end-shape="id100" draw:end-glue-point="3">
          <text:p text:style-name="P3"/>
        </draw:connector>
        <draw:custom-shape draw:style-name="gr3" draw:text-style-name="P6" draw:id="id100" draw:layer="layout" svg:width="3.579cm" svg:height="0.464cm" svg:x="12.969cm" svg:y="11.662cm">
          <text:p text:style-name="P5"><text:span text:style-name="T1">error_handling(3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1" draw:layer="layout" svg:x1="5.574cm" svg:y1="11.895cm" svg:x2="7.123cm" svg:y2="11.905cm" draw:start-shape="id101" draw:start-glue-point="7" draw:end-shape="id99" draw:end-glue-point="5">
          <text:p text:style-name="P3"/>
        </draw:connector>
        <draw:custom-shape draw:style-name="gr3" draw:text-style-name="P6" draw:id="id103" draw:layer="layout" svg:width="8.102cm" svg:height="0.464cm" svg:x="5.054cm" svg:y="13.934cm">
          <text:p text:style-name="P5"><text:span text:style-name="T1">flash_string_send(mode_text_ptr[1]);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1" draw:layer="layout" svg:x1="9.117cm" svg:y1="13.403cm" svg:x2="9.105cm" svg:y2="13.934cm" draw:start-shape="id102" draw:start-glue-point="6" draw:end-shape="id103" draw:end-glue-point="0">
          <text:p text:style-name="P3"/>
        </draw:connector>
        <draw:connector draw:style-name="gr11" draw:layer="layout" svg:x1="9.105cm" svg:y1="14.398cm" svg:x2="9.074cm" svg:y2="14.954cm" draw:start-shape="id103" draw:start-glue-point="2" draw:end-shape="id104" draw:end-glue-point="4">
          <text:p text:style-name="P3"/>
        </draw:connector>
        <draw:connector draw:style-name="gr11" draw:layer="layout" svg:x1="9.605cm" svg:y1="9.11cm" svg:x2="9.578cm" svg:y2="9.627cm" draw:start-shape="id92" draw:start-glue-point="6" draw:end-shape="id96" draw:end-glue-point="4">
          <text:p text:style-name="P3"/>
        </draw:connector>
        <draw:custom-shape draw:style-name="gr3" draw:text-style-name="P6" draw:id="id96" draw:layer="layout" svg:width="6.443cm" svg:height="0.55cm" svg:x="6.357cm" svg:y="9.627cm">
          <text:p text:style-name="P5"><text:span text:style-name="T1">operation_m_backup=operation_mode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layer="layout" svg:x1="9.122cm" svg:y1="12.37cm" svg:x2="9.117cm" svg:y2="12.853cm" draw:start-shape="id99" draw:start-glue-point="6" draw:end-shape="id102" draw:end-glue-point="4">
          <text:p text:style-name="P3"/>
        </draw:connector>
        <draw:custom-shape draw:style-name="gr3" draw:text-style-name="P6" draw:id="id102" draw:layer="layout" svg:width="6.711cm" svg:height="0.55cm" svg:x="5.762cm" svg:y="12.853cm">
          <text:p text:style-name="P5"><text:span text:style-name="T1">operation_m_backup=operation_mode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6" draw:id="id107" draw:layer="layout" svg:width="3.073cm" svg:height="1.413cm" svg:x="2.501cm" svg:y="15.386cm">
          <text:p text:style-name="P5"><text:span text:style-name="T1">=='d'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6" draw:id="id109" draw:layer="layout" svg:width="4cm" svg:height="0.51cm" svg:x="7.128cm" svg:y="18.27cm">
          <text:p text:style-name="P5"><text:span text:style-name="T1">operation_mode=monitor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6" draw:id="id105" draw:layer="layout" svg:width="4cm" svg:height="0.928cm" svg:x="7.14cm" svg:y="15.621cm">
          <text:p text:style-name="P5"><text:span text:style-name="T1">packet_lenght!=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svg:x1="11.138cm" svg:y1="16.084cm" svg:x2="12.987cm" svg:y2="16.074cm" draw:start-shape="id105" draw:start-glue-point="7" draw:end-shape="id106" draw:end-glue-point="3">
          <text:p text:style-name="P3"/>
        </draw:connector>
        <draw:custom-shape draw:style-name="gr3" draw:text-style-name="P6" draw:id="id106" draw:layer="layout" svg:width="3.579cm" svg:height="0.464cm" svg:x="12.987cm" svg:y="15.842cm">
          <text:p text:style-name="P5"><text:span text:style-name="T1">error_handling(3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1" draw:layer="layout" svg:x1="5.574cm" svg:y1="16.092cm" svg:x2="7.14cm" svg:y2="16.084cm" draw:start-shape="id107" draw:start-glue-point="7" draw:end-shape="id105" draw:end-glue-point="5">
          <text:p text:style-name="P3"/>
        </draw:connector>
        <draw:connector draw:style-name="gr11" draw:layer="layout" svg:x1="9.144cm" svg:y1="17.645cm" svg:x2="9.127cm" svg:y2="18.27cm" draw:start-shape="id108" draw:start-glue-point="6" draw:end-shape="id109" draw:end-glue-point="4">
          <text:p text:style-name="P3"/>
        </draw:connector>
        <draw:connector draw:style-name="gr11" draw:layer="layout" svg:x1="9.139cm" svg:y1="16.549cm" svg:x2="9.144cm" svg:y2="17.095cm" draw:start-shape="id105" draw:start-glue-point="6" draw:end-shape="id108" draw:end-glue-point="4">
          <text:p text:style-name="P3"/>
        </draw:connector>
        <draw:custom-shape draw:style-name="gr3" draw:text-style-name="P6" draw:id="id108" draw:layer="layout" svg:width="7.109cm" svg:height="0.55cm" svg:x="5.59cm" svg:y="17.095cm">
          <text:p text:style-name="P5"><text:span text:style-name="T1">operation_m_backup=operation_mode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8" draw:layer="layout" svg:x1="4.037cm" svg:y1="9.343cm" svg:x2="4.037cm" svg:y2="11.189cm" draw:start-shape="id94" draw:start-glue-point="6" draw:end-shape="id101" draw:end-glue-point="4">
          <text:p text:style-name="P3"/>
        </draw:connector>
        <draw:connector draw:style-name="gr4" draw:text-style-name="P8" draw:layer="layout" svg:x1="4.037cm" svg:y1="12.602cm" svg:x2="4.037cm" svg:y2="15.386cm" draw:start-shape="id101" draw:start-glue-point="6" draw:end-shape="id107" draw:end-glue-point="4">
          <text:p text:style-name="P3"/>
        </draw:connector>
        <draw:connector draw:style-name="gr4" draw:text-style-name="P8" draw:layer="layout" svg:x1="4.037cm" svg:y1="16.799cm" svg:x2="4.037cm" svg:y2="18.787cm" draw:start-shape="id107" draw:start-glue-point="6" draw:end-shape="id77" draw:end-glue-point="4">
          <text:p text:style-name="P3"/>
        </draw:connector>
        <draw:custom-shape draw:style-name="gr14" draw:text-style-name="P8" draw:id="id110" draw:layer="layout" svg:width="1.912cm" svg:height="1.228cm" svg:x="3.087cm" svg:y="26.28cm">
          <text:p text:style-name="P3"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onnector draw:style-name="gr4" draw:text-style-name="P8" draw:layer="layout" svg:x1="4.037cm" svg:y1="23.531cm" svg:x2="4.042cm" svg:y2="26.28cm" draw:start-shape="id78" draw:start-glue-point="6" draw:end-shape="id110" draw:end-glue-point="4">
          <text:p text:style-name="P3"/>
        </draw:connector>
        <draw:frame draw:style-name="gr5" draw:text-style-name="P7" draw:layer="layout" svg:width="1.67cm" svg:height="0.648cm" svg:x="17.017cm" svg:y="2cm">
          <draw:text-box>
            <text:p text:style-name="P3"><text:span text:style-name="T1"><text:page-number>3</text:page-number></text:span></text:p>
          </draw:text-box>
        </draw:frame>
      </draw:page>
      <draw:page draw:name="page6" draw:style-name="dp1" draw:master-page-name="Pretočni_25_20diagram">
        <draw:custom-shape draw:style-name="gr3" draw:text-style-name="P6" draw:id="id113" draw:layer="layout" svg:width="2.526cm" svg:height="0.464cm" svg:x="4.063cm" svg:y="26.959cm">
          <text:p text:style-name="P5"><text:span text:style-name="T1">KONEC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6" draw:id="id112" draw:layer="layout" svg:width="3.369cm" svg:height="0.928cm" svg:x="3.654cm" svg:y="25.451cm">
          <text:p text:style-name="P5"><text:span text:style-name="T1">com_status=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If_20_konektor" draw:text-style-name="P3" draw:layer="layout" svg:x1="4.037cm" svg:y1="22.589cm" svg:x2="5.338cm" svg:y2="25.451cm" draw:start-shape="id111" draw:start-glue-point="6" draw:end-shape="id112" draw:end-glue-point="4">
          <text:p text:style-name="P3">default</text:p>
        </draw:connector>
        <draw:connector draw:style-name="gr4" draw:text-style-name="P8" draw:layer="layout" svg:x1="5.338cm" svg:y1="26.379cm" svg:x2="5.325cm" svg:y2="26.959cm" draw:start-shape="id112" draw:start-glue-point="6" draw:end-shape="id113" draw:end-glue-point="4">
          <text:p text:style-name="P3"/>
        </draw:connector>
        <draw:custom-shape draw:style-name="gr14" draw:text-style-name="P8" draw:id="id119" draw:layer="layout" svg:width="2.228cm" svg:height="1.014cm" svg:x="2.921cm" svg:y="2.001cm">
          <text:p text:style-name="P3"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6" draw:id="id115" draw:layer="layout" svg:width="9.245cm" svg:height="0.557cm" svg:x="4.916cm" svg:y="5.989cm">
          <text:p text:style-name="P5"><text:span text:style-name="T1">packet_assembler ('f',light1,send_data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8" draw:layer="layout" svg:x1="9.503cm" svg:y1="5.457cm" svg:x2="9.538cm" svg:y2="5.989cm" draw:start-shape="id114" draw:start-glue-point="6" draw:end-shape="id115" draw:end-glue-point="0">
          <text:p text:style-name="P3"/>
        </draw:connector>
        <draw:custom-shape draw:style-name="gr3" draw:text-style-name="P6" draw:id="id116" draw:layer="layout" svg:width="7.923cm" svg:height="0.464cm" svg:x="5.581cm" svg:y="7.173cm">
          <text:p text:style-name="P5"><text:span text:style-name="T1">UART_send (send_data,send_data_size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8" draw:layer="layout" svg:x1="9.538cm" svg:y1="6.546cm" svg:x2="9.542cm" svg:y2="7.173cm" draw:start-shape="id115" draw:start-glue-point="2" draw:end-shape="id116" draw:end-glue-point="0">
          <text:p text:style-name="P3"/>
        </draw:connector>
        <draw:custom-shape draw:style-name="gr3" draw:text-style-name="P6" draw:id="id114" draw:layer="layout" svg:width="4cm" svg:height="0.928cm" svg:x="7.504cm" svg:y="4.529cm">
          <text:p text:style-name="P5"><text:span text:style-name="T1">packet_lenght!=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svg:x1="11.502cm" svg:y1="4.992cm" svg:x2="13.446cm" svg:y2="4.999cm" draw:start-shape="id114" draw:start-glue-point="7" draw:end-shape="id117" draw:end-glue-point="3">
          <text:p text:style-name="P3"/>
        </draw:connector>
        <draw:custom-shape draw:style-name="gr3" draw:text-style-name="P6" draw:id="id117" draw:layer="layout" svg:width="3.55cm" svg:height="0.464cm" svg:x="13.446cm" svg:y="4.767cm">
          <text:p text:style-name="P5"><text:span text:style-name="T1">error_handling(3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1" draw:layer="layout" svg:x1="5.574cm" svg:y1="4.999cm" svg:x2="7.504cm" svg:y2="4.992cm" draw:start-shape="id118" draw:start-glue-point="7" draw:end-shape="id114" draw:end-glue-point="5">
          <text:p text:style-name="P3"/>
        </draw:connector>
        <draw:connector draw:style-name="gr4" draw:text-style-name="P8" draw:layer="layout" draw:line-skew="-0.079cm" svg:x1="4.034cm" svg:y1="3.015cm" svg:x2="4.037cm" svg:y2="4.293cm" draw:start-shape="id119" draw:start-glue-point="6" draw:end-shape="id118" draw:end-glue-point="4">
          <text:p text:style-name="P3"/>
        </draw:connector>
        <draw:custom-shape draw:style-name="gr3" draw:text-style-name="P6" draw:id="id118" draw:layer="layout" svg:width="3.073cm" svg:height="1.413cm" svg:x="2.501cm" svg:y="4.293cm">
          <text:p text:style-name="P5"><text:span text:style-name="T1">=='F'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6" draw:id="id121" draw:layer="layout" svg:width="9.245cm" svg:height="0.557cm" svg:x="4.916cm" svg:y="9.47cm">
          <text:p text:style-name="P5"><text:span text:style-name="T1">packet_assembler ('g',light2,send_data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8" draw:layer="layout" svg:x1="9.503cm" svg:y1="8.937cm" svg:x2="9.538cm" svg:y2="9.47cm" draw:start-shape="id120" draw:start-glue-point="6" draw:end-shape="id121" draw:end-glue-point="0">
          <text:p text:style-name="P3"/>
        </draw:connector>
        <draw:custom-shape draw:style-name="gr3" draw:text-style-name="P6" draw:id="id122" draw:layer="layout" svg:width="8.9cm" svg:height="0.464cm" svg:x="5.081cm" svg:y="10.654cm">
          <text:p text:style-name="P5"><text:span text:style-name="T1">UART_send (send_data,send_data_size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8" draw:layer="layout" svg:x1="9.538cm" svg:y1="10.027cm" svg:x2="9.531cm" svg:y2="10.654cm" draw:start-shape="id121" draw:start-glue-point="2" draw:end-shape="id122" draw:end-glue-point="0">
          <text:p text:style-name="P3"/>
        </draw:connector>
        <draw:custom-shape draw:style-name="gr3" draw:text-style-name="P6" draw:id="id120" draw:layer="layout" svg:width="4cm" svg:height="0.928cm" svg:x="7.504cm" svg:y="8.009cm">
          <text:p text:style-name="P5"><text:span text:style-name="T1">packet_lenght!=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svg:x1="11.502cm" svg:y1="8.472cm" svg:x2="13.144cm" svg:y2="8.48cm" draw:start-shape="id120" draw:start-glue-point="7" draw:end-shape="id123" draw:end-glue-point="3">
          <text:p text:style-name="P3"/>
        </draw:connector>
        <draw:custom-shape draw:style-name="gr3" draw:text-style-name="P6" draw:id="id123" draw:layer="layout" svg:width="3.852cm" svg:height="0.464cm" svg:x="13.144cm" svg:y="8.248cm">
          <text:p text:style-name="P5"><text:span text:style-name="T1">error_handling(3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1" draw:layer="layout" svg:x1="5.574cm" svg:y1="8.48cm" svg:x2="7.504cm" svg:y2="8.472cm" draw:start-shape="id124" draw:start-glue-point="7" draw:end-shape="id120" draw:end-glue-point="5">
          <text:p text:style-name="P3"/>
        </draw:connector>
        <draw:custom-shape draw:style-name="gr3" draw:text-style-name="P6" draw:id="id124" draw:layer="layout" svg:width="3.073cm" svg:height="1.413cm" svg:x="2.501cm" svg:y="7.774cm">
          <text:p text:style-name="P5"><text:span text:style-name="T1">=='G'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8" draw:layer="layout" svg:x1="4.037cm" svg:y1="5.706cm" svg:x2="4.037cm" svg:y2="7.774cm" draw:start-shape="id118" draw:start-glue-point="6" draw:end-shape="id124" draw:end-glue-point="4">
          <text:p text:style-name="P3"/>
        </draw:connector>
        <draw:custom-shape draw:style-name="gr3" draw:text-style-name="P6" draw:id="id126" draw:layer="layout" svg:width="9.245cm" svg:height="0.557cm" svg:x="4.916cm" svg:y="12.822cm">
          <text:p text:style-name="P5"><text:span text:style-name="T1">packet_assembler ('h',light3,send_data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8" draw:layer="layout" svg:x1="9.503cm" svg:y1="12.29cm" svg:x2="9.538cm" svg:y2="12.822cm" draw:start-shape="id125" draw:start-glue-point="6" draw:end-shape="id126" draw:end-glue-point="0">
          <text:p text:style-name="P3"/>
        </draw:connector>
        <draw:custom-shape draw:style-name="gr3" draw:text-style-name="P6" draw:id="id127" draw:layer="layout" svg:width="9.441cm" svg:height="0.464cm" svg:x="4.781cm" svg:y="14.006cm">
          <text:p text:style-name="P5"><text:span text:style-name="T1">UART_send (send_data,send_data_size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8" draw:layer="layout" svg:x1="9.538cm" svg:y1="13.379cm" svg:x2="9.501cm" svg:y2="14.006cm" draw:start-shape="id126" draw:start-glue-point="2" draw:end-shape="id127" draw:end-glue-point="0">
          <text:p text:style-name="P3"/>
        </draw:connector>
        <draw:custom-shape draw:style-name="gr3" draw:text-style-name="P6" draw:id="id125" draw:layer="layout" svg:width="4cm" svg:height="0.928cm" svg:x="7.504cm" svg:y="11.362cm">
          <text:p text:style-name="P5"><text:span text:style-name="T1">packet_lenght!=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svg:x1="11.502cm" svg:y1="11.825cm" svg:x2="13.115cm" svg:y2="11.832cm" draw:start-shape="id125" draw:start-glue-point="7" draw:end-shape="id128" draw:end-glue-point="3">
          <text:p text:style-name="P3"/>
        </draw:connector>
        <draw:custom-shape draw:style-name="gr3" draw:text-style-name="P6" draw:id="id128" draw:layer="layout" svg:width="3.881cm" svg:height="0.464cm" svg:x="13.115cm" svg:y="11.6cm">
          <text:p text:style-name="P5"><text:span text:style-name="T1">error_handling(3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1" draw:layer="layout" svg:x1="5.574cm" svg:y1="11.832cm" svg:x2="7.504cm" svg:y2="11.825cm" draw:start-shape="id129" draw:start-glue-point="7" draw:end-shape="id125" draw:end-glue-point="5">
          <text:p text:style-name="P3"/>
        </draw:connector>
        <draw:custom-shape draw:style-name="gr3" draw:text-style-name="P6" draw:id="id129" draw:layer="layout" svg:width="3.073cm" svg:height="1.413cm" svg:x="2.501cm" svg:y="11.126cm">
          <text:p text:style-name="P5"><text:span text:style-name="T1">=='H'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8" draw:layer="layout" svg:x1="4.037cm" svg:y1="9.187cm" svg:x2="4.037cm" svg:y2="11.126cm" draw:start-shape="id124" draw:start-glue-point="6" draw:end-shape="id129" draw:end-glue-point="4">
          <text:p text:style-name="P3"/>
        </draw:connector>
        <draw:custom-shape draw:style-name="gr3" draw:text-style-name="P6" draw:id="id131" draw:layer="layout" svg:width="9.245cm" svg:height="0.557cm" svg:x="4.882cm" svg:y="16.101cm">
          <text:p text:style-name="P5"><text:span text:style-name="T1">packet_assembler ('j',light4,send_data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8" draw:layer="layout" svg:x1="9.503cm" svg:y1="15.568cm" svg:x2="9.504cm" svg:y2="16.101cm" draw:start-shape="id130" draw:start-glue-point="6" draw:end-shape="id131" draw:end-glue-point="0">
          <text:p text:style-name="P3"/>
        </draw:connector>
        <draw:custom-shape draw:style-name="gr3" draw:text-style-name="P6" draw:id="id132" draw:layer="layout" svg:width="9.246cm" svg:height="0.464cm" svg:x="4.848cm" svg:y="17.285cm">
          <text:p text:style-name="P5"><text:span text:style-name="T1">UART_send (send_data,send_data_size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8" draw:layer="layout" svg:x1="9.504cm" svg:y1="16.658cm" svg:x2="9.471cm" svg:y2="17.285cm" draw:start-shape="id131" draw:start-glue-point="2" draw:end-shape="id132" draw:end-glue-point="0">
          <text:p text:style-name="P3"/>
        </draw:connector>
        <draw:custom-shape draw:style-name="gr3" draw:text-style-name="P6" draw:id="id130" draw:layer="layout" svg:width="4cm" svg:height="0.928cm" svg:x="7.504cm" svg:y="14.64cm">
          <text:p text:style-name="P5"><text:span text:style-name="T1">packet_lenght!=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svg:x1="11.502cm" svg:y1="15.103cm" svg:x2="13.144cm" svg:y2="15.111cm" draw:start-shape="id130" draw:start-glue-point="7" draw:end-shape="id133" draw:end-glue-point="3">
          <text:p text:style-name="P3"/>
        </draw:connector>
        <draw:custom-shape draw:style-name="gr3" draw:text-style-name="P6" draw:id="id133" draw:layer="layout" svg:width="3.852cm" svg:height="0.464cm" svg:x="13.144cm" svg:y="14.879cm">
          <text:p text:style-name="P5"><text:span text:style-name="T1">error_handling(3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1" draw:layer="layout" svg:x1="5.574cm" svg:y1="15.111cm" svg:x2="7.504cm" svg:y2="15.103cm" draw:start-shape="id134" draw:start-glue-point="7" draw:end-shape="id130" draw:end-glue-point="5">
          <text:p text:style-name="P3"/>
        </draw:connector>
        <draw:custom-shape draw:style-name="gr3" draw:text-style-name="P6" draw:id="id134" draw:layer="layout" svg:width="3.073cm" svg:height="1.413cm" svg:x="2.501cm" svg:y="14.405cm">
          <text:p text:style-name="P5"><text:span text:style-name="T1">=='J'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8" draw:layer="layout" svg:x1="4.037cm" svg:y1="12.539cm" svg:x2="4.037cm" svg:y2="14.405cm" draw:start-shape="id129" draw:start-glue-point="6" draw:end-shape="id134" draw:end-glue-point="4">
          <text:p text:style-name="P3"/>
        </draw:connector>
        <draw:custom-shape draw:style-name="gr3" draw:text-style-name="P6" draw:id="id136" draw:layer="layout" svg:width="9.245cm" svg:height="0.557cm" svg:x="4.882cm" svg:y="19.398cm">
          <text:p text:style-name="P5"><text:span text:style-name="T1">packet_assembler ('y',hysteresis,send_data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8" draw:layer="layout" svg:x1="9.503cm" svg:y1="18.866cm" svg:x2="9.504cm" svg:y2="19.398cm" draw:start-shape="id135" draw:start-glue-point="6" draw:end-shape="id136" draw:end-glue-point="0">
          <text:p text:style-name="P3"/>
        </draw:connector>
        <draw:custom-shape draw:style-name="gr3" draw:text-style-name="P6" draw:id="id137" draw:layer="layout" svg:width="8.762cm" svg:height="0.464cm" svg:x="5.148cm" svg:y="20.582cm">
          <text:p text:style-name="P5"><text:span text:style-name="T1">UART_send (send_data,send_data_size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8" draw:layer="layout" svg:x1="9.504cm" svg:y1="19.955cm" svg:x2="9.529cm" svg:y2="20.582cm" draw:start-shape="id136" draw:start-glue-point="2" draw:end-shape="id137" draw:end-glue-point="0">
          <text:p text:style-name="P3"/>
        </draw:connector>
        <draw:custom-shape draw:style-name="gr3" draw:text-style-name="P6" draw:id="id135" draw:layer="layout" svg:width="4cm" svg:height="0.928cm" svg:x="7.504cm" svg:y="17.938cm">
          <text:p text:style-name="P5"><text:span text:style-name="T1">packet_lenght!=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svg:x1="11.502cm" svg:y1="18.401cm" svg:x2="13.002cm" svg:y2="18.408cm" draw:start-shape="id135" draw:start-glue-point="7" draw:end-shape="id138" draw:end-glue-point="3">
          <text:p text:style-name="P3"/>
        </draw:connector>
        <draw:custom-shape draw:style-name="gr3" draw:text-style-name="P6" draw:id="id138" draw:layer="layout" svg:width="3.994cm" svg:height="0.464cm" svg:x="13.002cm" svg:y="18.176cm">
          <text:p text:style-name="P5"><text:span text:style-name="T1">error_handling(3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1" draw:layer="layout" svg:x1="5.574cm" svg:y1="18.408cm" svg:x2="7.504cm" svg:y2="18.401cm" draw:start-shape="id139" draw:start-glue-point="7" draw:end-shape="id135" draw:end-glue-point="5">
          <text:p text:style-name="P3"/>
        </draw:connector>
        <draw:custom-shape draw:style-name="gr3" draw:text-style-name="P6" draw:id="id139" draw:layer="layout" svg:width="3.073cm" svg:height="1.413cm" svg:x="2.501cm" svg:y="17.702cm">
          <text:p text:style-name="P5"><text:span text:style-name="T1">=='Y'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8" draw:layer="layout" svg:x1="4.037cm" svg:y1="15.818cm" svg:x2="4.037cm" svg:y2="17.702cm" draw:start-shape="id134" draw:start-glue-point="6" draw:end-shape="id139" draw:end-glue-point="4">
          <text:p text:style-name="P3"/>
        </draw:connector>
        <draw:custom-shape draw:style-name="gr3" draw:text-style-name="P6" draw:id="id111" draw:layer="layout" svg:width="3.073cm" svg:height="1.413cm" svg:x="2.501cm" svg:y="21.176cm">
          <text:p text:style-name="P5"><text:span text:style-name="T1">=='x'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6" draw:id="id143" draw:layer="layout" svg:width="4.51cm" svg:height="0.51cm" svg:x="6.926cm" svg:y="23.979cm">
          <text:p text:style-name="P5"><text:span text:style-name="T1">operation_mode=automatic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6" draw:id="id140" draw:layer="layout" svg:width="4cm" svg:height="0.928cm" svg:x="7.123cm" svg:y="21.428cm">
          <text:p text:style-name="P5"><text:span text:style-name="T1">packet_lenght!=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svg:x1="11.121cm" svg:y1="21.891cm" svg:x2="12.66cm" svg:y2="21.881cm" draw:start-shape="id140" draw:start-glue-point="7" draw:end-shape="id141" draw:end-glue-point="3">
          <text:p text:style-name="P3"/>
        </draw:connector>
        <draw:custom-shape draw:style-name="gr3" draw:text-style-name="P6" draw:id="id141" draw:layer="layout" svg:width="3.888cm" svg:height="0.464cm" svg:x="12.66cm" svg:y="21.649cm">
          <text:p text:style-name="P5"><text:span text:style-name="T1">error_handling(4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1" draw:layer="layout" svg:x1="5.574cm" svg:y1="21.882cm" svg:x2="7.123cm" svg:y2="21.891cm" draw:start-shape="id111" draw:start-glue-point="7" draw:end-shape="id140" draw:end-glue-point="5">
          <text:p text:style-name="P3"/>
        </draw:connector>
        <draw:connector draw:style-name="gr11" draw:layer="layout" svg:x1="9.166cm" svg:y1="23.459cm" svg:x2="9.18cm" svg:y2="23.979cm" draw:start-shape="id142" draw:start-glue-point="6" draw:end-shape="id143" draw:end-glue-point="4">
          <text:p text:style-name="P3"/>
        </draw:connector>
        <draw:connector draw:style-name="gr11" draw:layer="layout" svg:x1="9.122cm" svg:y1="22.356cm" svg:x2="9.166cm" svg:y2="22.909cm" draw:start-shape="id140" draw:start-glue-point="6" draw:end-shape="id142" draw:end-glue-point="4">
          <text:p text:style-name="P3"/>
        </draw:connector>
        <draw:connector draw:style-name="gr4" draw:text-style-name="P8" draw:layer="layout" svg:x1="4.037cm" svg:y1="19.115cm" svg:x2="4.037cm" svg:y2="21.176cm" draw:start-shape="id139" draw:start-glue-point="6" draw:end-shape="id111" draw:end-glue-point="4">
          <text:p text:style-name="P3"/>
        </draw:connector>
        <draw:custom-shape draw:style-name="gr3" draw:text-style-name="P6" draw:id="id142" draw:layer="layout" svg:width="6.642cm" svg:height="0.55cm" svg:x="5.846cm" svg:y="22.909cm">
          <text:p text:style-name="P5"><text:span text:style-name="T1">operation_m_backup=operation_mode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7" draw:layer="layout" svg:width="1.67cm" svg:height="0.648cm" svg:x="17.017cm" svg:y="2cm">
          <draw:text-box>
            <text:p text:style-name="P3"><text:span text:style-name="T1"><text:page-number>3</text:page-number></text:span></text:p>
          </draw:text-box>
        </draw:frame>
      </draw:page>
      <draw:page draw:name="page7" draw:style-name="dp1" draw:master-page-name="Pretočni_25_20diagram">
        <draw:custom-shape draw:style-name="gr3" draw:text-style-name="P6" draw:id="id144" draw:layer="layout" svg:width="4.21cm" svg:height="0.75cm" svg:x="7.972cm" svg:y="3.068cm">
          <text:p text:style-name="P5"><text:span text:style-name="T1">ZAČETEK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6" draw:id="id159" draw:layer="layout" svg:width="4.21cm" svg:height="0.623cm" svg:x="4.949cm" svg:y="26.846cm">
          <text:p text:style-name="P5"><text:span text:style-name="T1">KONEC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25" draw:text-style-name="P2" draw:layer="layout" svg:width="11.369cm" svg:height="0.438cm" svg:x="4.857cm" svg:y="2.114cm">
          <draw:text-box>
            <text:p text:style-name="P1"><text:span text:style-name="T1">uint8_t auto_mode (void)</text:span></text:p>
          </draw:text-box>
        </draw:frame>
        <draw:custom-shape draw:style-name="gr3" draw:text-style-name="P6" draw:id="id145" draw:layer="layout" svg:width="8.111cm" svg:height="0.706cm" svg:x="6.014cm" svg:y="4.405cm">
          <text:p text:style-name="P5"><text:span text:style-name="T1">packet_lenght=UART_recive(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26" draw:text-style-name="P8" draw:layer="layout" svg:x1="10.076cm" svg:y1="3.818cm" svg:x2="10.069cm" svg:y2="4.405cm" draw:start-shape="id144" draw:start-glue-point="6" draw:end-shape="id145" draw:end-glue-point="0">
          <text:p text:style-name="P3"/>
        </draw:connector>
        <draw:custom-shape draw:style-name="gr3" draw:text-style-name="P6" draw:id="id146" draw:layer="layout" svg:width="2.526cm" svg:height="1.855cm" svg:x="3.678cm" svg:y="6.298cm">
          <text:p text:style-name="P5"><text:span text:style-name="T1">case 0: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6" draw:id="id148" draw:layer="layout" svg:width="2.526cm" svg:height="1.855cm" svg:x="3.712cm" svg:y="11.03cm">
          <text:p text:style-name="P5"><text:span text:style-name="T1">case 2: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6" draw:id="id149" draw:layer="layout" svg:width="2.526cm" svg:height="1.948cm" svg:x="3.678cm" svg:y="13.535cm">
          <text:p text:style-name="P5"><text:span text:style-name="T1">case 3: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6" draw:id="id150" draw:layer="layout" svg:width="2.526cm" svg:height="1.671cm" svg:x="3.678cm" svg:y="16.041cm">
          <text:p text:style-name="P5"><text:span text:style-name="T1">case 4: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6" draw:id="id147" draw:layer="layout" svg:width="2.442cm" svg:height="1.671cm" svg:x="3.762cm" svg:y="8.711cm">
          <text:p text:style-name="P5"><text:span text:style-name="T1">case 1: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6" draw:text-style-name="P8" draw:layer="layout" svg:x1="4.94cm" svg:y1="8.151cm" svg:x2="4.982cm" svg:y2="8.711cm" draw:start-shape="id146" draw:start-glue-point="6" draw:end-shape="id147" draw:end-glue-point="4">
          <text:p text:style-name="P3"/>
        </draw:connector>
        <draw:connector draw:style-name="gr26" draw:text-style-name="P8" draw:layer="layout" svg:x1="4.974cm" svg:y1="12.883cm" svg:x2="4.94cm" svg:y2="13.535cm" draw:start-shape="id148" draw:start-glue-point="6" draw:end-shape="id149" draw:end-glue-point="4">
          <text:p text:style-name="P3"/>
        </draw:connector>
        <draw:connector draw:style-name="gr26" draw:text-style-name="P8" draw:layer="layout" svg:x1="4.94cm" svg:y1="15.483cm" svg:x2="4.94cm" svg:y2="16.041cm" draw:start-shape="id149" draw:start-glue-point="6" draw:end-shape="id150" draw:end-glue-point="4">
          <text:p text:style-name="P3"/>
        </draw:connector>
        <draw:connector draw:style-name="gr26" draw:text-style-name="P8" draw:layer="layout" svg:x1="4.982cm" svg:y1="10.382cm" svg:x2="4.974cm" svg:y2="11.03cm" draw:start-shape="id147" draw:start-glue-point="6" draw:end-shape="id148" draw:end-glue-point="4">
          <text:p text:style-name="P3"/>
        </draw:connector>
        <draw:connector draw:style-name="If_20_konektor" draw:text-style-name="P3" draw:layer="layout" svg:x1="10.069cm" svg:y1="5.111cm" svg:x2="4.94cm" svg:y2="6.298cm" draw:start-shape="id145" draw:start-glue-point="2" draw:end-shape="id146" draw:end-glue-point="4">
          <text:p text:style-name="P3">switch (recive_status):</text:p>
        </draw:connector>
        <draw:connector draw:style-name="gr27" draw:text-style-name="P5" draw:layer="layout" svg:x1="4.94cm" svg:y1="17.712cm" svg:x2="6.432cm" svg:y2="18.991cm" draw:start-shape="id150" draw:start-glue-point="6" draw:end-shape="id151" draw:end-glue-point="0">
          <text:p text:style-name="P5">default:</text:p>
        </draw:connector>
        <draw:connector draw:style-name="gr26" draw:text-style-name="P8" draw:layer="layout" draw:line-skew="0.017cm" svg:x1="6.204cm" svg:y1="9.546cm" svg:x2="7.539cm" svg:y2="16.872cm" draw:start-shape="id147" draw:start-glue-point="7" draw:end-shape="id152" draw:end-glue-point="3">
          <text:p text:style-name="P3"/>
        </draw:connector>
        <draw:connector draw:style-name="gr26" draw:text-style-name="P8" draw:layer="layout" svg:x1="6.238cm" svg:y1="11.956cm" svg:x2="7.539cm" svg:y2="16.872cm" draw:start-shape="id148" draw:start-glue-point="7" draw:end-shape="id152" draw:end-glue-point="3">
          <text:p text:style-name="P3"/>
        </draw:connector>
        <draw:connector draw:style-name="gr26" draw:text-style-name="P8" draw:layer="layout" draw:line-skew="0.017cm" svg:x1="6.204cm" svg:y1="14.508cm" svg:x2="7.539cm" svg:y2="16.872cm" draw:start-shape="id149" draw:start-glue-point="7" draw:end-shape="id152" draw:end-glue-point="3">
          <text:p text:style-name="P3"/>
        </draw:connector>
        <draw:connector draw:style-name="gr26" draw:text-style-name="P8" draw:layer="layout" svg:x1="6.204cm" svg:y1="16.876cm" svg:x2="7.539cm" svg:y2="16.872cm" draw:start-shape="id150" draw:start-glue-point="7" draw:end-shape="id152" draw:end-glue-point="3">
          <text:p text:style-name="P3"/>
        </draw:connector>
        <draw:custom-shape draw:style-name="gr3" draw:text-style-name="P6" draw:id="id153" draw:layer="layout" svg:width="5.053cm" svg:height="0.928cm" svg:x="9.067cm" svg:y="6.762cm">
          <text:p text:style-name="P5"><text:span text:style-name="T1">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8" draw:layer="layout" svg:x1="6.204cm" svg:y1="7.224cm" svg:x2="9.067cm" svg:y2="7.225cm" draw:start-shape="id146" draw:start-glue-point="7" draw:end-shape="id153" draw:end-glue-point="5">
          <text:p text:style-name="P3"/>
        </draw:connector>
        <draw:custom-shape draw:style-name="gr3" draw:text-style-name="P6" draw:id="id152" draw:layer="layout" svg:width="10.527cm" svg:height="0.716cm" svg:x="7.539cm" svg:y="16.514cm">
          <text:p text:style-name="P5"><text:span text:style-name="T1">com_status=parameter_handling (packet_lenght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" draw:text-style-name="P6" draw:id="id151" draw:layer="layout" svg:width="6.316cm" svg:height="0.928cm" svg:x="3.274cm" svg:y="18.991cm">
          <text:p text:style-name="P5"><text:span text:style-name="T1">error_handling(5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" draw:text-style-name="P6" draw:id="id154" draw:layer="layout" svg:width="4.631cm" svg:height="0.928cm" svg:x="4.117cm" svg:y="20.845cm">
          <text:p text:style-name="P5"><text:span text:style-name="T1"><text:s/></text:span><text:span text:style-name="T1">com_status==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6" draw:text-style-name="P5" draw:layer="layout" svg:x1="6.432cm" svg:y1="19.919cm" svg:x2="6.432cm" svg:y2="20.845cm" draw:start-shape="id151" draw:start-glue-point="2" draw:end-shape="id154" draw:end-glue-point="4">
          <text:p text:style-name="P3"/>
        </draw:connector>
        <draw:connector draw:style-name="gr26" draw:text-style-name="P8" draw:layer="layout" svg:x1="6.432cm" svg:y1="21.773cm" svg:x2="7.054cm" svg:y2="22.876cm" draw:start-shape="id154" draw:start-glue-point="6" draw:end-shape="id155" draw:end-glue-point="0">
          <text:p text:style-name="P3"/>
        </draw:connector>
        <draw:connector draw:style-name="gr26" draw:text-style-name="P8" draw:layer="layout" svg:x1="8.748cm" svg:y1="21.308cm" svg:x2="9.507cm" svg:y2="21.293cm" draw:start-shape="id154" draw:start-glue-point="7" draw:end-shape="id156" draw:end-glue-point="3">
          <text:p text:style-name="P3"/>
        </draw:connector>
        <draw:custom-shape draw:style-name="gr3" draw:text-style-name="P6" draw:id="id156" draw:layer="layout" svg:width="5.136cm" svg:height="1.087cm" svg:x="9.507cm" svg:y="20.75cm">
          <text:p text:style-name="P5"><text:span text:style-name="T1">error_handling(6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layer="layout" svg:x1="11.593cm" svg:y1="7.69cm" svg:x2="4.982cm" svg:y2="8.711cm" draw:start-shape="id153" draw:start-glue-point="6" draw:end-shape="id147" draw:end-glue-point="4">
          <text:p text:style-name="P3"/>
        </draw:connector>
        <draw:connector draw:style-name="gr4" draw:layer="layout" draw:line-skew="1.099cm" svg:x1="12.802cm" svg:y1="17.23cm" svg:x2="6.432cm" svg:y2="20.845cm" draw:start-shape="id152" draw:start-glue-point="2" draw:end-shape="id154" draw:end-glue-point="4">
          <text:p text:style-name="P3"/>
        </draw:connector>
        <draw:frame draw:style-name="gr2" draw:text-style-name="P4" draw:layer="layout" svg:width="1.895cm" svg:height="0.928cm" svg:x="2.5cm" svg:y="2cm">
          <draw:text-box>
            <text:p text:style-name="P3"><text:span text:style-name="T2">main.c:</text:span></text:p>
          </draw:text-box>
        </draw:frame>
        <draw:frame draw:style-name="gr5" draw:text-style-name="P7" draw:layer="layout" svg:width="1.67cm" svg:height="0.648cm" svg:x="17.017cm" svg:y="2cm">
          <draw:text-box>
            <text:p text:style-name="P3"><text:span text:style-name="T1"><text:page-number>3</text:page-number></text:span></text:p>
          </draw:text-box>
        </draw:frame>
        <draw:custom-shape draw:style-name="gr3" draw:text-style-name="P6" draw:id="id155" draw:layer="layout" svg:width="5.121cm" svg:height="0.66cm" svg:x="4.494cm" svg:y="22.876cm">
          <text:p text:style-name="P5"><text:span text:style-name="T1">sleep_enable();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" draw:text-style-name="P6" draw:id="id157" draw:layer="layout" svg:width="8.782cm" svg:height="0.66cm" svg:x="2.655cm" svg:y="24.151cm">
          <text:p text:style-name="P5"><text:span text:style-name="T1">set_sleep_mode(SLEEP_MODE_IDLE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26" draw:text-style-name="P8" draw:layer="layout" svg:x1="7.054cm" svg:y1="23.536cm" svg:x2="7.046cm" svg:y2="24.151cm" draw:start-shape="id155" draw:start-glue-point="2" draw:end-shape="id157" draw:end-glue-point="0">
          <text:p text:style-name="P3"/>
        </draw:connector>
        <draw:custom-shape draw:style-name="gr3" draw:text-style-name="P6" draw:id="id158" draw:layer="layout" svg:width="7.499cm" svg:height="0.66cm" svg:x="3.293cm" svg:y="25.4cm">
          <text:p text:style-name="P5"><text:span text:style-name="T1">sleep_mode(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26" draw:text-style-name="P8" draw:layer="layout" svg:x1="7.042cm" svg:y1="26.06cm" svg:x2="7.053cm" svg:y2="26.846cm" draw:start-shape="id158" draw:start-glue-point="2" draw:end-shape="id159" draw:end-glue-point="4">
          <text:p text:style-name="P3"/>
        </draw:connector>
        <draw:connector draw:style-name="gr26" draw:text-style-name="P8" draw:layer="layout" svg:x1="7.046cm" svg:y1="24.811cm" svg:x2="7.042cm" svg:y2="25.4cm" draw:start-shape="id157" draw:start-glue-point="2" draw:end-shape="id158" draw:end-glue-point="0">
          <text:p text:style-name="P3"/>
        </draw:connector>
      </draw:page>
      <draw:page draw:name="page8" draw:style-name="dp1" draw:master-page-name="Pretočni_25_20diagram">
        <draw:frame draw:style-name="gr1" draw:text-style-name="P2" draw:layer="layout" svg:width="10.105cm" svg:height="0.464cm" svg:x="5.867cm" svg:y="2.184cm">
          <draw:text-box>
            <text:p text:style-name="P1"><text:span text:style-name="T1">void monitor_mode (void)</text:span></text:p>
          </draw:text-box>
        </draw:frame>
        <draw:custom-shape draw:style-name="gr3" draw:text-style-name="P6" draw:id="id160" draw:layer="layout" svg:width="2.947cm" svg:height="0.928cm" svg:x="8.815cm" svg:y="2.927cm">
          <text:p text:style-name="P5"><text:span text:style-name="T1">ZAČETEK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6" draw:id="id167" draw:layer="layout" svg:width="2.947cm" svg:height="0.603cm" svg:x="8.815cm" svg:y="26.586cm">
          <text:p text:style-name="P5"><text:span text:style-name="T1">KONEC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6" draw:id="id162" draw:layer="layout" svg:width="4.631cm" svg:height="1.021cm" svg:x="13.783cm" svg:y="4.783cm">
          <text:p text:style-name="P5"><text:span text:style-name="T1">stop_command=UDR;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6" draw:id="id161" draw:layer="layout" svg:width="6.484cm" svg:height="1.392cm" svg:x="7.046cm" svg:y="4.597cm">
          <text:p text:style-name="P5"><text:span text:style-name="T1">( (UCSRA &amp; (1&lt;&lt;RXC)))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6" draw:id="id163" draw:layer="layout" svg:width="5.642cm" svg:height="1.392cm" svg:x="5.754cm" svg:y="7.287cm">
          <text:p text:style-name="P5"><text:span text:style-name="T1">stop_command=='x'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6" draw:id="id165" draw:layer="layout" svg:width="13.23cm" svg:height="1.114cm" svg:x="3.678cm" svg:y="21.111cm">
          <text:p text:style-name="P5"><text:span text:style-name="T1">UDR = pgm_read_byte(&amp;ASCII_number_table[ADC_input][i];</text:span></text:p>
          <text:p text:style-name="P5"><text:span text:style-name="T1">UDR=';';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8" draw:text-style-name="P10" draw:layer="layout" svg:x1="10.288cm" svg:y1="3.855cm" svg:x2="10.287cm" svg:y2="4.597cm" draw:start-shape="id160" draw:start-glue-point="6" draw:end-shape="id161" draw:end-glue-point="4">
          <text:p text:style-name="P3"/>
        </draw:connector>
        <draw:connector draw:style-name="gr4" draw:layer="layout" draw:line-skew="-0.188cm" svg:x1="13.53cm" svg:y1="5.292cm" svg:x2="14.245cm" svg:y2="5.293cm" draw:start-shape="id161" draw:start-glue-point="7" draw:end-shape="id162" draw:end-glue-point="6">
          <text:p text:style-name="P3"/>
        </draw:connector>
        <draw:connector draw:style-name="If_20_konektor" draw:layer="layout" draw:line-skew="-0.098cm" svg:x1="10.287cm" svg:y1="5.989cm" svg:x2="8.574cm" svg:y2="7.287cm" draw:start-shape="id161" draw:start-glue-point="6" draw:end-shape="id163" draw:end-glue-point="4">
          <text:p text:style-name="P3"/>
        </draw:connector>
        <draw:connector draw:style-name="gr4" draw:layer="layout" draw:line-skew="-0.242cm" svg:x1="8.574cm" svg:y1="8.679cm" svg:x2="10.327cm" svg:y2="10.953cm" draw:start-shape="id163" draw:start-glue-point="6" draw:end-shape="id164" draw:end-glue-point="4">
          <text:p text:style-name="P3"/>
        </draw:connector>
        <draw:connector draw:style-name="gr4" draw:layer="layout" svg:x1="10.291cm" svg:y1="22.225cm" svg:x2="10.283cm" svg:y2="23.942cm" draw:start-shape="id165" draw:start-glue-point="8" draw:end-shape="id166" draw:end-glue-point="5">
          <text:p text:style-name="P3"/>
        </draw:connector>
        <draw:connector draw:style-name="gr16" draw:text-style-name="P3" draw:layer="layout" svg:x1="10.291cm" svg:y1="22.225cm" svg:x2="10.291cm" svg:y2="21.111cm" draw:start-shape="id165" draw:start-glue-point="8" draw:end-shape="id165" draw:end-glue-point="5">
          <text:p text:style-name="P3">for(i=0;i&lt;3;i++)</text:p>
        </draw:connector>
        <draw:connector draw:style-name="gr16" draw:text-style-name="P3" draw:layer="layout" svg:x1="10.283cm" svg:y1="25.52cm" svg:x2="10.283cm" svg:y2="23.942cm" draw:start-shape="id166" draw:start-glue-point="8" draw:end-shape="id166" draw:end-glue-point="5">
          <text:p text:style-name="P3">for(i=0;i&lt;3;i++)</text:p>
        </draw:connector>
        <draw:connector draw:style-name="gr4" draw:layer="layout" svg:x1="10.283cm" svg:y1="25.52cm" svg:x2="10.288cm" svg:y2="26.586cm" draw:start-shape="id166" draw:start-glue-point="8" draw:end-shape="id167" draw:end-glue-point="4">
          <text:p text:style-name="P3"/>
        </draw:connector>
        <draw:custom-shape draw:style-name="gr3" draw:text-style-name="P6" draw:id="id168" draw:layer="layout" svg:width="6.352cm" svg:height="0.464cm" svg:x="12.063cm" svg:y="7.752cm">
          <text:p text:style-name="P5"><text:span text:style-name="T1">operation_mode=operation_m_backu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layer="layout" svg:x1="11.396cm" svg:y1="7.982cm" svg:x2="12.063cm" svg:y2="7.983cm" draw:start-shape="id163" draw:start-glue-point="7" draw:end-shape="id168" draw:end-glue-point="5">
          <text:p text:style-name="P3"/>
        </draw:connector>
        <draw:connector draw:style-name="gr4" draw:layer="layout" svg:x1="16.098cm" svg:y1="5.804cm" svg:x2="8.574cm" svg:y2="7.287cm" draw:start-shape="id162" draw:start-glue-point="8" draw:end-shape="id163" draw:end-glue-point="4">
          <text:p text:style-name="P3"/>
        </draw:connector>
        <draw:connector draw:style-name="gr4" draw:layer="layout" draw:line-skew="-0.024cm" svg:x1="15.238cm" svg:y1="8.216cm" svg:x2="10.327cm" svg:y2="10.953cm" draw:start-shape="id168" draw:start-glue-point="6" draw:end-shape="id164" draw:end-glue-point="4">
          <text:p text:style-name="P3"/>
        </draw:connector>
        <draw:custom-shape draw:style-name="gr3" draw:text-style-name="P6" draw:id="id166" draw:layer="layout" svg:width="13.23cm" svg:height="1.578cm" svg:x="3.67cm" svg:y="23.942cm">
          <text:p text:style-name="P5"><text:span text:style-name="T1">UDR = pgm_read_byte(&amp;ASCII_number_table[PWM_input][i];</text:span></text:p>
          <text:p text:style-name="P5"><text:span text:style-name="T1">UDR = 13;</text:span></text:p>
          <text:p text:style-name="P5"><text:span text:style-name="T1">UDR = 10;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frame draw:style-name="gr2" draw:text-style-name="P4" draw:layer="layout" svg:width="3.158cm" svg:height="0.928cm" svg:x="2.5cm" svg:y="2cm">
          <draw:text-box>
            <text:p text:style-name="P3"><text:span text:style-name="T2">main.c:</text:span></text:p>
          </draw:text-box>
        </draw:frame>
        <draw:custom-shape draw:style-name="gr3" draw:text-style-name="P6" draw:id="id164" draw:layer="layout" svg:width="8.509cm" svg:height="0.788cm" svg:x="6.073cm" svg:y="10.953cm">
          <text:p text:style-name="P5"><text:span text:style-name="T1">comp_monitor_counter=comp_monitor_counter+1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layer="layout" svg:x1="10.261cm" svg:y1="18.513cm" svg:x2="10.291cm" svg:y2="21.111cm" draw:start-shape="id169" draw:start-glue-point="8" draw:end-shape="id165" draw:end-glue-point="5">
          <text:p text:style-name="P3"/>
        </draw:connector>
        <draw:custom-shape draw:style-name="gr3" draw:text-style-name="P6" draw:id="id169" draw:layer="layout" svg:width="15.04cm" svg:height="1.159cm" svg:x="2.743cm" svg:y="17.354cm">
          <text:p text:style-name="P5"><text:span text:style-name="T1">UDR = pgm_read_byte(&amp;ASCII_number_table[comp_monitor_counter][i];</text:span></text:p>
          <text:p text:style-name="P5"><text:span text:style-name="T1">UDR=';';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6" draw:text-style-name="P3" draw:layer="layout" svg:x1="10.261cm" svg:y1="18.513cm" svg:x2="10.261cm" svg:y2="17.354cm" draw:start-shape="id169" draw:start-glue-point="8" draw:end-shape="id169" draw:end-glue-point="5">
          <text:p text:style-name="P3">for(i=0;i&lt;3;i++)</text:p>
        </draw:connector>
        <draw:connector draw:style-name="gr11" draw:layer="layout" svg:x1="10.305cm" svg:y1="14.222cm" svg:x2="10.261cm" svg:y2="17.354cm" draw:start-shape="id170" draw:end-shape="id169" draw:end-glue-point="5">
          <text:p text:style-name="P3"/>
        </draw:connector>
        <draw:custom-shape draw:style-name="gr3" draw:text-style-name="P6" draw:id="id170" draw:layer="layout" svg:width="15.04cm" svg:height="1.159cm" svg:x="2.785cm" svg:y="13.063cm">
          <text:p text:style-name="P5"><text:span text:style-name="T1">UDR = pgm_read_byte(&amp;ASCII_number_table[comp_monitor_counter][i];</text:span></text:p>
          <text:p text:style-name="P5"><text:span text:style-name="T1">UDR=';';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1" draw:layer="layout" svg:x1="10.327cm" svg:y1="11.741cm" svg:x2="10.303cm" svg:y2="13.063cm" draw:start-shape="id164" draw:start-glue-point="6" draw:end-shape="id170" draw:end-glue-point="5">
          <text:p text:style-name="P3"/>
        </draw:connector>
        <draw:connector draw:style-name="gr29" draw:text-style-name="P3" draw:layer="layout" svg:x1="10.303cm" svg:y1="14.222cm" svg:x2="10.303cm" svg:y2="13.063cm" draw:start-shape="id170" draw:start-glue-point="8" draw:end-shape="id170" draw:end-glue-point="5">
          <text:p text:style-name="P3">for(i=0;i&lt;3;i++)</text:p>
        </draw:connector>
        <draw:frame draw:style-name="gr5" draw:text-style-name="P7" draw:layer="layout" svg:width="1.67cm" svg:height="0.648cm" svg:x="17.017cm" svg:y="2cm">
          <draw:text-box>
            <text:p text:style-name="P3"><text:span text:style-name="T1"><text:page-number>3</text:page-number></text:span></text:p>
          </draw:text-box>
        </draw:frame>
      </draw:page>
      <draw:page draw:name="page9" draw:style-name="dp1" draw:master-page-name="Pretočni_25_20diagram">
        <draw:frame draw:style-name="gr1" draw:text-style-name="P12" draw:layer="layout" svg:width="6.526cm" svg:height="0.464cm" svg:x="6.288cm" svg:y="2.231cm">
          <draw:text-box>
            <text:p text:style-name="P11"><text:span text:style-name="T1">int sleeping_mode (void)</text:span></text:p>
          </draw:text-box>
        </draw:frame>
        <draw:frame draw:style-name="gr2" draw:text-style-name="P4" draw:layer="layout" svg:width="3.158cm" svg:height="0.928cm" svg:x="2.5cm" svg:y="2cm">
          <draw:text-box>
            <text:p text:style-name="P3"><text:span text:style-name="T2">main.c:</text:span></text:p>
          </draw:text-box>
        </draw:frame>
        <draw:custom-shape draw:style-name="gr3" draw:text-style-name="P6" draw:id="id173" draw:layer="layout" svg:width="2.947cm" svg:height="0.928cm" svg:x="8.815cm" svg:y="3.855cm">
          <text:p text:style-name="P5"><text:span text:style-name="T1">ZAČETEK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6" draw:id="id179" draw:layer="layout" svg:width="2.947cm" svg:height="0.928cm" svg:x="7.762cm" svg:y="19.442cm">
          <text:p text:style-name="P5"><text:span text:style-name="T1">KONEC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6" draw:id="id171" draw:layer="layout" svg:width="5.264cm" svg:height="1.392cm" svg:x="6.541cm" svg:y="5.895cm">
          <text:p text:style-name="P5"><text:span text:style-name="T1">(UCSRA &amp; (1&lt;&lt;RXC)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6" draw:id="id174" draw:layer="layout" svg:width="5.474cm" svg:height="1.392cm" svg:x="6.469cm" svg:y="9.607cm">
          <text:p text:style-name="P5"><text:span text:style-name="T1">on_command=='o'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6" draw:id="id172" draw:layer="layout" svg:width="4cm" svg:height="0.928cm" svg:x="12.562cm" svg:y="7.612cm">
          <text:p text:style-name="P5"><text:span text:style-name="T1">on_command=UD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layer="layout" svg:x1="11.805cm" svg:y1="6.59cm" svg:x2="14.561cm" svg:y2="7.612cm" draw:start-shape="id171" draw:start-glue-point="7" draw:end-shape="id172" draw:end-glue-point="4">
          <text:p text:style-name="P3"/>
        </draw:connector>
        <draw:connector draw:style-name="gr11" draw:layer="layout" draw:line-skew="-0.101cm" svg:x1="10.288cm" svg:y1="4.783cm" svg:x2="9.172cm" svg:y2="5.895cm" draw:start-shape="id173" draw:start-glue-point="6" draw:end-shape="id171" draw:end-glue-point="4">
          <text:p text:style-name="P3"/>
        </draw:connector>
        <draw:connector draw:style-name="gr11" draw:layer="layout" svg:x1="9.172cm" svg:y1="7.287cm" svg:x2="9.206cm" svg:y2="9.607cm" draw:start-shape="id171" draw:start-glue-point="6" draw:end-shape="id174">
          <text:p text:style-name="P3"/>
        </draw:connector>
        <draw:connector draw:style-name="gr11" draw:layer="layout" svg:x1="14.561cm" svg:y1="8.54cm" svg:x2="9.205cm" svg:y2="9.607cm" draw:start-shape="id172" draw:start-glue-point="6" draw:end-shape="id174" draw:end-glue-point="4">
          <text:p text:style-name="P3"/>
        </draw:connector>
        <draw:custom-shape draw:style-name="gr3" draw:text-style-name="P6" draw:id="id175" draw:layer="layout" svg:width="4.421cm" svg:height="0.928cm" svg:x="12.672cm" svg:y="11.349cm">
          <text:p text:style-name="P5"><text:span text:style-name="T1">UDR = 'o'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6" draw:id="id176" draw:layer="layout" svg:width="4.421cm" svg:height="0.928cm" svg:x="12.688cm" svg:y="13.281cm">
          <text:p text:style-name="P5"><text:span text:style-name="T1">UDR = 13;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6" draw:id="id177" draw:layer="layout" svg:width="4.421cm" svg:height="0.928cm" svg:x="12.731cm" svg:y="14.988cm">
          <text:p text:style-name="P5"><text:span text:style-name="T1">UDR = 10;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1" draw:layer="layout" svg:x1="11.943cm" svg:y1="10.302cm" svg:x2="14.882cm" svg:y2="11.349cm" draw:start-shape="id174" draw:start-glue-point="7" draw:end-shape="id175" draw:end-glue-point="5">
          <text:p text:style-name="P3"/>
        </draw:connector>
        <draw:connector draw:style-name="gr11" draw:layer="layout" svg:x1="14.882cm" svg:y1="12.277cm" svg:x2="14.898cm" svg:y2="13.281cm" draw:start-shape="id175" draw:start-glue-point="8" draw:end-shape="id176" draw:end-glue-point="5">
          <text:p text:style-name="P3"/>
        </draw:connector>
        <draw:connector draw:style-name="gr11" draw:layer="layout" svg:x1="14.898cm" svg:y1="14.209cm" svg:x2="14.941cm" svg:y2="14.988cm" draw:start-shape="id176" draw:start-glue-point="8" draw:end-shape="id177" draw:end-glue-point="5">
          <text:p text:style-name="P3"/>
        </draw:connector>
        <draw:connector draw:style-name="gr11" draw:layer="layout" svg:x1="14.941cm" svg:y1="15.916cm" svg:x2="14.96cm" svg:y2="17.169cm" draw:start-shape="id177" draw:start-glue-point="8" draw:end-shape="id178" draw:end-glue-point="4">
          <text:p text:style-name="P3"/>
        </draw:connector>
        <draw:custom-shape draw:style-name="gr3" draw:text-style-name="P6" draw:id="id178" draw:layer="layout" svg:width="6.736cm" svg:height="1.16cm" svg:x="11.593cm" svg:y="17.169cm">
          <text:p text:style-name="P5"><text:span text:style-name="T1">operation_mode=operation_m_backu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layer="layout" svg:x1="14.96cm" svg:y1="18.329cm" svg:x2="9.235cm" svg:y2="19.442cm" draw:start-shape="id178" draw:start-glue-point="6" draw:end-shape="id179" draw:end-glue-point="4">
          <text:p text:style-name="P3"/>
        </draw:connector>
        <draw:custom-shape draw:style-name="gr30" draw:text-style-name="P9" draw:id="id180" draw:layer="layout" svg:width="0.841cm" svg:height="2.552cm" svg:x="5.353cm" svg:y="5.339cm">
          <text:p text:style-name="P3"><text:span text:style-name="T3">imamo čakajoč podatek</text:span></text:p>
          <text:p text:style-name="P3"><text:span text:style-name="T3">na UART-u?</text:span></text:p>
          <draw:enhanced-geometry svg:viewBox="0 0 21600 21600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onnector draw:style-name="gr31" draw:layer="layout" svg:x1="6.192cm" svg:y1="6.614cm" svg:x2="6.541cm" svg:y2="6.59cm" draw:start-shape="id180" draw:start-glue-point="6" draw:end-shape="id171" draw:end-glue-point="5">
          <text:p text:style-name="P3"/>
        </draw:connector>
        <draw:frame draw:style-name="gr5" draw:text-style-name="P7" draw:layer="layout" svg:width="1.67cm" svg:height="0.648cm" svg:x="17.017cm" svg:y="2cm">
          <draw:text-box>
            <text:p text:style-name="P3"><text:span text:style-name="T1"><text:page-number>3</text:page-number></text:span></text:p>
          </draw:text-box>
        </draw:frame>
        <draw:custom-shape draw:style-name="gr3" draw:text-style-name="P6" draw:id="id181" draw:layer="layout" svg:width="5.121cm" svg:height="0.66cm" svg:x="4.75cm" svg:y="12.867cm">
          <text:p text:style-name="P5"><text:span text:style-name="T1">sleep_enable();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" draw:text-style-name="P6" draw:id="id182" draw:layer="layout" svg:width="9.129cm" svg:height="0.66cm" svg:x="2.759cm" svg:y="14.143cm">
          <text:p text:style-name="P5"><text:span text:style-name="T1">set_sleep_mode(SLEEP_MODE_IDLE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26" draw:text-style-name="P8" draw:layer="layout" svg:x1="7.31cm" svg:y1="13.527cm" svg:x2="7.323cm" svg:y2="14.143cm" draw:start-shape="id181" draw:start-glue-point="2" draw:end-shape="id182" draw:end-glue-point="0">
          <text:p text:style-name="P3"/>
        </draw:connector>
        <draw:custom-shape draw:style-name="gr3" draw:text-style-name="P6" draw:id="id183" draw:layer="layout" svg:width="7.499cm" svg:height="0.66cm" svg:x="3.549cm" svg:y="15.534cm">
          <text:p text:style-name="P5"><text:span text:style-name="T1">sleep_mode(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26" draw:text-style-name="P8" draw:layer="layout" svg:x1="7.323cm" svg:y1="14.803cm" svg:x2="7.298cm" svg:y2="15.534cm" draw:start-shape="id182" draw:start-glue-point="2" draw:end-shape="id183" draw:end-glue-point="0">
          <text:p text:style-name="P3"/>
        </draw:connector>
        <draw:connector draw:style-name="gr11" draw:layer="layout" svg:x1="9.205cm" svg:y1="10.999cm" svg:x2="7.31cm" svg:y2="12.867cm" draw:start-shape="id174" draw:start-glue-point="6" draw:end-shape="id181" draw:end-glue-point="0">
          <text:p text:style-name="P3"/>
        </draw:connector>
        <draw:connector draw:style-name="gr11" draw:layer="layout" svg:x1="7.298cm" svg:y1="16.194cm" svg:x2="9.235cm" svg:y2="19.442cm" draw:start-shape="id183" draw:start-glue-point="2" draw:end-shape="id179" draw:end-glue-point="4">
          <text:p text:style-name="P3"/>
        </draw:connector>
      </draw:page>
      <draw:page draw:name="page10" draw:style-name="dp1" draw:master-page-name="Pretočni_25_20diagram">
        <draw:frame draw:style-name="gr1" draw:text-style-name="P2" draw:layer="layout" svg:width="10.105cm" svg:height="0.464cm" svg:x="5.867cm" svg:y="2.184cm">
          <draw:text-box>
            <text:p text:style-name="P1"><text:span text:style-name="T1">void ISR (TIMER0_COMP_vect)</text:span></text:p>
          </draw:text-box>
        </draw:frame>
        <draw:custom-shape draw:style-name="gr3" draw:text-style-name="P6" draw:id="id184" draw:layer="layout" svg:width="2.947cm" svg:height="0.928cm" svg:x="8.31cm" svg:y="3.576cm">
          <text:p text:style-name="P5"><text:span text:style-name="T1">ZAČETEK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2" draw:text-style-name="P4" draw:layer="layout" svg:width="3.158cm" svg:height="0.928cm" svg:x="2.5cm" svg:y="2cm">
          <draw:text-box>
            <text:p text:style-name="P3"><text:span text:style-name="T2">main.c:</text:span></text:p>
          </draw:text-box>
        </draw:frame>
        <draw:custom-shape draw:style-name="gr3" draw:text-style-name="P6" draw:id="id186" draw:layer="layout" svg:width="2.947cm" svg:height="0.928cm" svg:x="8.31cm" svg:y="8.679cm">
          <text:p text:style-name="P5"><text:span text:style-name="T1">KONEC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6" draw:id="id185" draw:layer="layout" svg:width="3.705cm" svg:height="0.928cm" svg:x="7.931cm" svg:y="5.942cm">
          <text:p text:style-name="P5"><text:span text:style-name="T1">regulation(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1" draw:layer="layout" svg:x1="9.783cm" svg:y1="4.504cm" svg:x2="9.783cm" svg:y2="5.942cm" draw:start-shape="id184" draw:start-glue-point="6" draw:end-shape="id185" draw:end-glue-point="0">
          <text:p text:style-name="P3"/>
        </draw:connector>
        <draw:connector draw:style-name="gr11" draw:layer="layout" svg:x1="9.783cm" svg:y1="6.87cm" svg:x2="9.783cm" svg:y2="8.679cm" draw:start-shape="id185" draw:start-glue-point="2" draw:end-shape="id186" draw:end-glue-point="4">
          <text:p text:style-name="P3"/>
        </draw:connector>
        <draw:frame draw:style-name="gr5" draw:text-style-name="P7" draw:layer="layout" svg:width="1.67cm" svg:height="0.648cm" svg:x="17.017cm" svg:y="2cm">
          <draw:text-box>
            <text:p text:style-name="P3"><text:span text:style-name="T1"><text:page-number>3</text:page-number></text:span></text:p>
          </draw:text-box>
        </draw:frame>
      </draw:page>
      <draw:page draw:name="page11" draw:style-name="dp1" draw:master-page-name="Pretočni_25_20diagram">
        <draw:custom-shape draw:style-name="gr3" draw:text-style-name="P6" draw:id="id200" draw:layer="layout" svg:width="2.947cm" svg:height="0.928cm" svg:x="8.141cm" svg:y="3.855cm">
          <text:p text:style-name="P5"><text:span text:style-name="T1">ZAČETEK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6" draw:id="id193" draw:layer="layout" svg:width="2.947cm" svg:height="0.928cm" svg:x="6.036cm" svg:y="24.08cm">
          <text:p text:style-name="P5"><text:span text:style-name="T1">KONEC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6" draw:text-style-name="P3" draw:layer="layout" svg:width="7.79cm" svg:height="0.956cm" svg:x="6.71cm" svg:y="2.334cm">
          <draw:text-box>
            <text:p text:style-name="P3"/>
          </draw:text-box>
        </draw:frame>
        <draw:frame draw:style-name="gr1" draw:text-style-name="P12" draw:layer="layout" svg:width="6.526cm" svg:height="0.464cm" svg:x="6.288cm" svg:y="2.231cm">
          <draw:text-box>
            <text:p text:style-name="P11"><text:span text:style-name="T1">int main (void)</text:span></text:p>
          </draw:text-box>
        </draw:frame>
        <draw:custom-shape draw:style-name="gr3" draw:text-style-name="P6" draw:id="id187" draw:layer="layout" svg:width="4cm" svg:height="0.696cm" svg:x="7.593cm" svg:y="5.618cm">
          <text:p text:style-name="P5"><text:span text:style-name="T1">ioinit(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" draw:text-style-name="P6" draw:id="id188" draw:layer="layout" svg:width="3.158cm" svg:height="1.392cm" svg:x="5.952cm" svg:y="8.03cm">
          <text:p text:style-name="P5"><text:span text:style-name="T1">automatic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6" draw:id="id189" draw:layer="layout" svg:width="3.158cm" svg:height="1.392cm" svg:x="5.952cm" svg:y="11.834cm">
          <text:p text:style-name="P5"><text:span text:style-name="T1">monitor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6" draw:id="id190" draw:layer="layout" svg:width="3.158cm" svg:height="1.392cm" svg:x="5.926cm" svg:y="14.078cm">
          <text:p text:style-name="P5"><text:span text:style-name="T1">manual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6" draw:id="id191" draw:layer="layout" svg:width="3.158cm" svg:height="1.392cm" svg:x="5.91cm" svg:y="17.586cm">
          <text:p text:style-name="P5"><text:span text:style-name="T1">sleep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If_20_konektor" draw:text-style-name="P3" draw:id="id201" draw:layer="layout" draw:line-skew="-0.076cm" svg:x1="9.593cm" svg:y1="6.314cm" svg:x2="7.53cm" svg:y2="8.03cm" draw:start-shape="id187" draw:start-glue-point="2" draw:end-shape="id188" draw:end-glue-point="4">
          <text:p text:style-name="P3">switch (operation_mode)</text:p>
        </draw:connector>
        <draw:connector draw:style-name="gr4" draw:layer="layout" svg:x1="7.53cm" svg:y1="9.422cm" svg:x2="7.53cm" svg:y2="11.834cm" draw:start-shape="id188" draw:start-glue-point="6" draw:end-shape="id189" draw:end-glue-point="4">
          <text:p text:style-name="P3"/>
        </draw:connector>
        <draw:connector draw:style-name="gr4" draw:layer="layout" svg:x1="7.53cm" svg:y1="13.226cm" svg:x2="7.504cm" svg:y2="14.078cm" draw:start-shape="id189" draw:start-glue-point="6" draw:end-shape="id190" draw:end-glue-point="4">
          <text:p text:style-name="P3"/>
        </draw:connector>
        <draw:connector draw:style-name="gr4" draw:layer="layout" svg:x1="7.504cm" svg:y1="15.47cm" svg:x2="7.488cm" svg:y2="17.586cm" draw:start-shape="id190" draw:start-glue-point="6" draw:end-shape="id191" draw:end-glue-point="4">
          <text:p text:style-name="P3"/>
        </draw:connector>
        <draw:connector draw:style-name="gr4" draw:layer="layout" svg:x1="7.488cm" svg:y1="18.978cm" svg:x2="7.488cm" svg:y2="22.364cm" draw:start-shape="id191" draw:start-glue-point="6" draw:end-shape="id192" draw:end-glue-point="4">
          <text:p text:style-name="P3"/>
        </draw:connector>
        <draw:custom-shape draw:style-name="gr3" draw:text-style-name="P6" draw:id="id198" draw:layer="layout" svg:width="4.21cm" svg:height="1.16cm" svg:x="11.542cm" svg:y="10.056cm">
          <text:p text:style-name="P5"><text:span text:style-name="T1">auto_mode(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" draw:text-style-name="P6" draw:id="id195" draw:layer="layout" svg:width="4.21cm" svg:height="1.16cm" svg:x="10.688cm" svg:y="11.949cm">
          <text:p text:style-name="P5"><text:span text:style-name="T1">monitor_mode(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" draw:text-style-name="P6" draw:id="id199" draw:layer="layout" svg:width="4.21cm" svg:height="1.16cm" svg:x="11.643cm" svg:y="15.853cm">
          <text:p text:style-name="P5"><text:span text:style-name="T1">manual_mode(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" draw:text-style-name="P6" draw:id="id197" draw:layer="layout" svg:width="4.21cm" svg:height="1.16cm" svg:x="10.839cm" svg:y="17.694cm">
          <text:p text:style-name="P5"><text:span text:style-name="T1">sleeping_mode(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" draw:text-style-name="P6" draw:id="id192" draw:layer="layout" svg:width="2.821cm" svg:height="0.696cm" svg:x="6.078cm" svg:y="22.364cm">
          <text:p text:style-name="P5"><text:span text:style-name="T1">return (0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layer="layout" svg:x1="7.488cm" svg:y1="23.058cm" svg:x2="7.509cm" svg:y2="24.08cm" draw:start-shape="id192" draw:start-glue-point="6" draw:end-shape="id193" draw:end-glue-point="4">
          <text:p text:style-name="P3"/>
        </draw:connector>
        <draw:connector draw:style-name="gr4" draw:layer="layout" svg:x1="9.11cm" svg:y1="8.725cm" svg:x2="10.162cm" svg:y2="8.725cm" draw:start-shape="id188" draw:start-glue-point="7" draw:end-shape="id194" draw:end-glue-point="3">
          <text:p text:style-name="P3"/>
        </draw:connector>
        <draw:connector draw:style-name="gr4" draw:layer="layout" svg:x1="9.11cm" svg:y1="12.529cm" svg:x2="10.688cm" svg:y2="12.529cm" draw:start-shape="id189" draw:start-glue-point="7" draw:end-shape="id195" draw:end-glue-point="3">
          <text:p text:style-name="P3"/>
        </draw:connector>
        <draw:connector draw:style-name="gr4" draw:layer="layout" svg:x1="9.084cm" svg:y1="14.773cm" svg:x2="9.815cm" svg:y2="14.757cm" draw:start-shape="id190" draw:start-glue-point="7" draw:end-shape="id196" draw:end-glue-point="3">
          <text:p text:style-name="P3"/>
        </draw:connector>
        <draw:connector draw:style-name="gr4" draw:layer="layout" svg:x1="9.068cm" svg:y1="18.281cm" svg:x2="10.839cm" svg:y2="18.274cm" draw:start-shape="id191" draw:start-glue-point="7" draw:end-shape="id197" draw:end-glue-point="3">
          <text:p text:style-name="P3"/>
        </draw:connector>
        <draw:connector draw:style-name="gr4" draw:layer="layout" draw:line-skew="1.516cm 4.177cm" svg:x1="15.752cm" svg:y1="10.636cm" svg:x2="7.488cm" svg:y2="22.364cm" draw:start-shape="id198" draw:start-glue-point="1" draw:end-shape="id192" draw:end-glue-point="4">
          <text:p text:style-name="P3"/>
        </draw:connector>
        <draw:connector draw:style-name="gr4" draw:layer="layout" draw:line-skew="2.375cm 3.231cm" svg:x1="14.898cm" svg:y1="12.529cm" svg:x2="7.488cm" svg:y2="22.364cm" draw:start-shape="id195" draw:start-glue-point="1" draw:end-shape="id192" draw:end-glue-point="4">
          <text:p text:style-name="P3"/>
        </draw:connector>
        <draw:connector draw:style-name="gr4" draw:layer="layout" draw:line-skew="1.427cm 1.279cm" svg:x1="15.853cm" svg:y1="16.433cm" svg:x2="7.488cm" svg:y2="22.364cm" draw:start-shape="id199" draw:start-glue-point="1" draw:end-shape="id192" draw:end-glue-point="4">
          <text:p text:style-name="P3"/>
        </draw:connector>
        <draw:connector draw:style-name="gr4" draw:layer="layout" draw:line-skew="2.219cm 0.358cm" svg:x1="15.049cm" svg:y1="18.274cm" svg:x2="7.488cm" svg:y2="22.364cm" draw:start-shape="id197" draw:start-glue-point="1" draw:end-shape="id192" draw:end-glue-point="4">
          <text:p text:style-name="P3"/>
        </draw:connector>
        <draw:connector draw:style-name="gr4" draw:layer="layout" svg:x1="9.614cm" svg:y1="4.783cm" svg:x2="9.593cm" svg:y2="5.618cm" draw:start-shape="id200" draw:start-glue-point="6" draw:end-shape="id187" draw:end-glue-point="0">
          <text:p text:style-name="P3"/>
        </draw:connector>
        <draw:frame draw:style-name="gr2" draw:text-style-name="P4" draw:layer="layout" svg:width="3.158cm" svg:height="0.928cm" svg:x="2.5cm" svg:y="2cm">
          <draw:text-box>
            <text:p text:style-name="P3"><text:span text:style-name="T2">main.c:</text:span></text:p>
          </draw:text-box>
        </draw:frame>
        <draw:connector draw:style-name="For_20_konektor" draw:text-style-name="P3" draw:layer="layout" draw:line-skew="0cm 0cm 0.926cm" svg:x1="7.488cm" svg:y1="18.978cm" svg:x2="8.561cm" svg:y2="7.096cm" draw:start-shape="id191" draw:start-glue-point="6" draw:end-shape="id201" draw:end-glue-point="0">
          <text:p text:style-name="P3">for (;;)</text:p>
        </draw:connector>
        <draw:custom-shape draw:style-name="gr3" draw:text-style-name="P6" draw:id="id194" draw:layer="layout" svg:width="6.947cm" svg:height="0.928cm" svg:x="10.162cm" svg:y="8.261cm">
          <text:p text:style-name="P5"><text:span text:style-name="T1">flash_string_send(mode_text_ptr[0]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" draw:text-style-name="P6" draw:id="id196" draw:layer="layout" svg:width="7.852cm" svg:height="0.928cm" svg:x="9.815cm" svg:y="14.293cm">
          <text:p text:style-name="P5"><text:span text:style-name="T1">flash_string_send(mode_text_ptr[2]);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1" draw:layer="layout" svg:x1="13.635cm" svg:y1="9.189cm" svg:x2="13.647cm" svg:y2="10.056cm" draw:start-shape="id194" draw:start-glue-point="2" draw:end-shape="id198" draw:end-glue-point="0">
          <text:p text:style-name="P3"/>
        </draw:connector>
        <draw:connector draw:style-name="gr11" draw:layer="layout" svg:x1="13.741cm" svg:y1="15.221cm" svg:x2="13.748cm" svg:y2="15.853cm" draw:start-shape="id196" draw:start-glue-point="2" draw:end-shape="id199" draw:end-glue-point="0">
          <text:p text:style-name="P3"/>
        </draw:connector>
        <draw:frame draw:style-name="gr5" draw:text-style-name="P7" draw:layer="layout" svg:width="1.67cm" svg:height="0.648cm" svg:x="17.017cm" svg:y="2cm">
          <draw:text-box>
            <text:p text:style-name="P3"><text:span text:style-name="T1"><text:page-number>3</text:page-number></text:span></text:p>
          </draw:text-box>
        </draw:frame>
      </draw:page>
      <draw:page draw:name="page12" draw:style-name="dp1" draw:master-page-name="Pretočni_25_20diagram">
        <draw:frame draw:style-name="gr1" draw:text-style-name="P2" draw:layer="layout" svg:width="7.579cm" svg:height="0.464cm" svg:x="6.71cm" svg:y="2.463cm">
          <draw:text-box>
            <text:p text:style-name="P1"><text:span text:style-name="T1">void PWM_init (void)</text:span></text:p>
          </draw:text-box>
        </draw:frame>
        <draw:frame draw:style-name="gr2" draw:text-style-name="P4" draw:layer="layout" svg:width="4cm" svg:height="0.928cm" svg:x="2.5cm" svg:y="2cm">
          <draw:text-box>
            <text:p text:style-name="P3"><text:span text:style-name="T2">PWM.c:</text:span></text:p>
          </draw:text-box>
        </draw:frame>
        <draw:custom-shape draw:style-name="gr3" draw:text-style-name="P6" draw:id="id207" draw:layer="layout" svg:width="3.369cm" svg:height="0.464cm" svg:x="8.357cm" svg:y="3.205cm">
          <text:p text:style-name="P5"><text:span text:style-name="T1">ZAČETEK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6" draw:id="id203" draw:layer="layout" svg:width="3.369cm" svg:height="0.464cm" svg:x="8.368cm" svg:y="12.576cm">
          <text:p text:style-name="P5"><text:span text:style-name="T1">KONEC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4" draw:text-style-name="P8" draw:id="id206" draw:layer="layout" svg:width="6.736cm" svg:height="0.626cm" svg:x="6.673cm" svg:y="4.985cm">
          <text:p text:style-name="P3"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layer="layout" svg:x1="10.041cm" svg:y1="11.147cm" svg:x2="10.052cm" svg:y2="12.576cm" draw:start-shape="id202" draw:end-shape="id203" draw:end-glue-point="4">
          <text:p text:style-name="P3"/>
        </draw:connector>
        <draw:custom-shape draw:style-name="gr14" draw:text-style-name="P8" draw:id="id202" draw:layer="layout" svg:width="6.736cm" svg:height="0.626cm" svg:x="6.673cm" svg:y="10.521cm">
          <text:p text:style-name="P3"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layer="layout" svg:x1="10.042cm" svg:y1="9.202cm" svg:x2="10.04cm" svg:y2="10.521cm" draw:start-shape="id204" draw:end-shape="id202" draw:end-glue-point="4">
          <text:p text:style-name="P3"/>
        </draw:connector>
        <draw:custom-shape draw:style-name="gr14" draw:text-style-name="P8" draw:id="id204" draw:layer="layout" svg:width="6.736cm" svg:height="0.626cm" svg:x="6.674cm" svg:y="8.576cm">
          <text:p text:style-name="P3"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layer="layout" svg:x1="10.041cm" svg:y1="7.396cm" svg:x2="10.041cm" svg:y2="8.576cm" draw:start-shape="id205" draw:end-shape="id204" draw:end-glue-point="4">
          <text:p text:style-name="P3"/>
        </draw:connector>
        <draw:custom-shape draw:style-name="gr14" draw:text-style-name="P8" draw:id="id205" draw:layer="layout" svg:width="6.736cm" svg:height="0.626cm" svg:x="6.673cm" svg:y="6.77cm">
          <text:p text:style-name="P3"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layer="layout" svg:x1="10.04cm" svg:y1="5.611cm" svg:x2="10.04cm" svg:y2="6.77cm" draw:start-shape="id206" draw:start-glue-point="6" draw:end-shape="id205" draw:end-glue-point="4">
          <text:p text:style-name="P3"/>
        </draw:connector>
        <draw:connector draw:style-name="gr4" draw:layer="layout" svg:x1="10.041cm" svg:y1="3.669cm" svg:x2="10.04cm" svg:y2="4.985cm" draw:start-shape="id207" draw:start-glue-point="6" draw:end-shape="id206" draw:end-glue-point="4">
          <text:p text:style-name="P3"/>
        </draw:connector>
        <draw:frame draw:style-name="gr5" draw:text-style-name="P7" draw:layer="layout" svg:width="1.67cm" svg:height="0.648cm" svg:x="17.017cm" svg:y="2cm">
          <draw:text-box>
            <text:p text:style-name="P3"><text:span text:style-name="T1"><text:page-number>3</text:page-number></text:span></text:p>
          </draw:text-box>
        </draw:frame>
        <draw:frame draw:style-name="gr32" draw:text-style-name="P7" draw:layer="layout" svg:width="6.194cm" svg:height="1.31cm" svg:x="6.975cm" svg:y="4.503cm">
          <draw:text-box>
            <text:p text:style-name="P3"><text:span text:style-name="T1"><text:s text:c="3"/></text:span><text:span text:style-name="T1">TIMER_PWM_TOP_INT_ENABLE;</text:span></text:p>
          </draw:text-box>
        </draw:frame>
        <draw:frame draw:style-name="gr32" draw:text-style-name="P7" draw:layer="layout" svg:width="2.885cm" svg:height="1.31cm" svg:x="8.841cm" svg:y="6.46cm">
          <draw:text-box>
            <text:p text:style-name="P3"><text:span text:style-name="T1"><text:s/></text:span><text:span text:style-name="T1">PWM_PIN_ON;</text:span></text:p>
          </draw:text-box>
        </draw:frame>
        <draw:frame draw:style-name="gr33" draw:text-style-name="P7" draw:layer="layout" svg:width="4.035cm" svg:height="0.874cm" svg:x="8.412cm" svg:y="8.439cm">
          <draw:text-box>
            <text:p text:style-name="P3"><text:span text:style-name="T1">TIMER_PWM_INIT;</text:span></text:p>
          </draw:text-box>
        </draw:frame>
        <draw:frame draw:style-name="gr33" draw:text-style-name="P7" draw:layer="layout" svg:width="5.051cm" svg:height="0.874cm" svg:x="7.787cm" svg:y="10.361cm">
          <draw:text-box>
            <text:p text:style-name="P3"><text:span text:style-name="T1">OCR_PWM_INIT_VALUE;</text:span></text:p>
          </draw:text-box>
        </draw:frame>
      </draw:page>
      <draw:page draw:name="page13" draw:style-name="dp1" draw:master-page-name="Pretočni_25_20diagram">
        <draw:custom-shape draw:style-name="gr3" draw:text-style-name="P6" draw:id="id208" draw:layer="layout" svg:width="3.621cm" svg:height="0.928cm" svg:x="7.321cm" svg:y="4.04cm">
          <text:p text:style-name="P5"><text:span text:style-name="T1">ZAČETEK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6" draw:id="id211" draw:layer="layout" svg:width="2.947cm" svg:height="0.928cm" svg:x="7.637cm" svg:y="12.985cm">
          <text:p text:style-name="P5"><text:span text:style-name="T1">KONEC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6" draw:id="id210" draw:layer="layout" svg:width="7.158cm" svg:height="0.928cm" svg:x="5.532cm" svg:y="10.086cm">
          <text:p text:style-name="P5"><text:span text:style-name="T1">OCR2A = PWM_inpu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1" draw:text-style-name="P8" draw:layer="layout" svg:x1="9.131cm" svg:y1="4.968cm" svg:x2="9.111cm" svg:y2="5.816cm" draw:start-shape="id208" draw:start-glue-point="6" draw:end-shape="id209" draw:end-glue-point="4">
          <text:p text:style-name="P3"/>
        </draw:connector>
        <draw:connector draw:style-name="gr11" draw:text-style-name="P8" draw:layer="layout" svg:x1="9.11cm" svg:y1="11.014cm" svg:x2="9.11cm" svg:y2="12.985cm" draw:start-shape="id210" draw:start-glue-point="8" draw:end-shape="id211" draw:end-glue-point="4">
          <text:p text:style-name="P3"/>
        </draw:connector>
        <draw:frame draw:style-name="gr20" draw:text-style-name="P2" draw:layer="layout" svg:width="7.158cm" svg:height="0.928cm" svg:x="6.962cm" svg:y="2cm">
          <draw:text-box>
            <text:p text:style-name="P1"><text:span text:style-name="T1">void PWM_output (uint8_t PWM_input)</text:span></text:p>
          </draw:text-box>
        </draw:frame>
        <draw:frame draw:style-name="gr2" draw:text-style-name="P4" draw:layer="layout" svg:width="4cm" svg:height="0.928cm" svg:x="2.5cm" svg:y="2cm">
          <draw:text-box>
            <text:p text:style-name="P3"><text:span text:style-name="T2">PWM.c:</text:span></text:p>
          </draw:text-box>
        </draw:frame>
        <draw:frame draw:style-name="gr5" draw:text-style-name="P7" draw:layer="layout" svg:width="1.67cm" svg:height="0.648cm" svg:x="17.017cm" svg:y="2cm">
          <draw:text-box>
            <text:p text:style-name="P3"><text:span text:style-name="T1"><text:page-number>3</text:page-number></text:span></text:p>
          </draw:text-box>
        </draw:frame>
        <draw:custom-shape draw:style-name="gr3" draw:text-style-name="P6" draw:id="id209" draw:layer="layout" svg:width="3.642cm" svg:height="1.275cm" svg:x="7.291cm" svg:y="5.816cm">
          <text:p text:style-name="P5"><text:span text:style-name="T1">PWM_input == 0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6" draw:id="id212" draw:layer="layout" svg:width="3.299cm" svg:height="0.637cm" svg:x="12.947cm" svg:y="6.949cm">
          <text:p text:style-name="P5"><text:span text:style-name="T1">PWM_PIN_OFF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svg:x1="10.942cm" svg:y1="4.503cm" svg:x2="14.596cm" svg:y2="6.949cm" draw:start-shape="id208" draw:start-glue-point="7" draw:end-shape="id212" draw:end-glue-point="4">
          <text:p text:style-name="P3"/>
        </draw:connector>
        <draw:custom-shape draw:style-name="gr3" draw:text-style-name="P6" draw:id="id213" draw:layer="layout" svg:width="4.349cm" svg:height="0.708cm" svg:x="6.928cm" svg:y="8.083cm">
          <text:p text:style-name="P3"><text:span text:style-name="T1">PWM_PIN_ON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svg:x1="9.111cm" svg:y1="7.091cm" svg:x2="9.102cm" svg:y2="8.083cm" draw:start-shape="id209" draw:start-glue-point="6" draw:end-shape="id213" draw:end-glue-point="4">
          <text:p text:style-name="P3"/>
        </draw:connector>
        <draw:connector draw:style-name="gr11" draw:text-style-name="P8" draw:layer="layout" svg:x1="9.102cm" svg:y1="8.791cm" svg:x2="9.11cm" svg:y2="10.086cm" draw:start-shape="id213" draw:start-glue-point="6" draw:end-shape="id210" draw:end-glue-point="5">
          <text:p text:style-name="P3"/>
        </draw:connector>
        <draw:connector draw:style-name="gr11" draw:text-style-name="P8" draw:layer="layout" draw:line-skew="1.264cm" svg:x1="14.596cm" svg:y1="7.586cm" svg:x2="9.11cm" svg:y2="12.985cm" draw:start-shape="id212" draw:start-glue-point="6" draw:end-shape="id211" draw:end-glue-point="4">
          <text:p text:style-name="P3"/>
        </draw:connector>
      </draw:page>
      <draw:page draw:name="page14" draw:style-name="dp1" draw:master-page-name="Pretočni_25_20diagram">
        <draw:frame draw:style-name="gr34" draw:text-style-name="P2" draw:layer="layout" svg:width="5.895cm" svg:height="0.58cm" svg:x="7.131cm" svg:y="2.347cm">
          <draw:text-box>
            <text:p text:style-name="P1"><text:span text:style-name="T1">void P_regulator (void)</text:span></text:p>
          </draw:text-box>
        </draw:frame>
        <draw:custom-shape draw:style-name="gr35" draw:text-style-name="P6" draw:id="id214" draw:layer="layout" svg:width="8cm" svg:height="0.744cm" svg:x="2.5cm" svg:y="6.081cm">
          <text:p text:style-name="P5"><text:span text:style-name="T1">ADC_input=ADC_output();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5" draw:text-style-name="P6" draw:id="id215" draw:layer="layout" svg:width="8cm" svg:height="0.835cm" svg:x="2.5cm" svg:y="7.659cm">
          <text:p text:style-name="P5"><text:span text:style-name="T1">PWM_output(PWM_input);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36" draw:text-style-name="P8" draw:layer="layout" svg:x1="6.499cm" svg:y1="6.825cm" svg:x2="6.499cm" svg:y2="7.659cm" draw:start-shape="id214" draw:start-glue-point="8" draw:end-shape="id215" draw:end-glue-point="5">
          <text:p text:style-name="P3"/>
        </draw:connector>
        <draw:custom-shape draw:style-name="gr37" draw:text-style-name="P6" draw:id="id216" draw:layer="layout" svg:width="4.631cm" svg:height="0.928cm" svg:x="4.184cm" svg:y="3.298cm">
          <text:p text:style-name="P5"><text:span text:style-name="T1">ZAČETEK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7" draw:text-style-name="P6" draw:id="id222" draw:layer="layout" svg:width="4.631cm" svg:height="0.928cm" svg:x="4.184cm" svg:y="18.96cm">
          <text:p text:style-name="P5"><text:span text:style-name="T1">KONEC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6" draw:text-style-name="P8" draw:layer="layout" svg:x1="6.499cm" svg:y1="4.226cm" svg:x2="6.478cm" svg:y2="4.783cm" draw:start-shape="id216" draw:start-glue-point="6" draw:end-shape="id217" draw:end-glue-point="4">
          <text:p text:style-name="P3"/>
        </draw:connector>
        <draw:rect draw:style-name="gr38" draw:text-style-name="P6" draw:id="id218" draw:layer="layout" svg:width="6.015cm" svg:height="1.855cm" svg:x="3.499cm" svg:y="9.492cm">
          <text:p text:style-name="P5"><text:span text:style-name="T1">tmp=ADC_input;</text:span></text:p>
          <text:p text:style-name="P5"><text:span text:style-name="T1">light=(255-ADC_input);</text:span></text:p>
          <text:p text:style-name="P5"><text:span text:style-name="T1">tmp=(requested_value-light)*p;</text:span></text:p>
        </draw:rect>
        <draw:connector draw:style-name="gr36" draw:text-style-name="P8" draw:layer="layout" svg:x1="6.499cm" svg:y1="8.494cm" svg:x2="6.506cm" svg:y2="9.492cm" draw:start-shape="id215" draw:start-glue-point="8" draw:end-shape="id218" draw:end-glue-point="0">
          <text:p text:style-name="P3"/>
        </draw:connector>
        <draw:custom-shape draw:style-name="gr35" draw:text-style-name="P6" draw:id="id219" draw:layer="layout" svg:width="5.474cm" svg:height="0.928cm" svg:x="3.762cm" svg:y="12.652cm">
          <text:p text:style-name="P5"><text:span text:style-name="T1">(tmp&lt;0);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5" draw:text-style-name="P6" draw:id="id220" draw:layer="layout" svg:width="5.474cm" svg:height="0.928cm" svg:x="3.762cm" svg:y="14.508cm">
          <text:p text:style-name="P5"><text:span text:style-name="T1">(tmp&gt;255);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If_20_konektor" draw:text-style-name="P3" draw:layer="layout" svg:x1="6.506cm" svg:y1="11.347cm" svg:x2="6.498cm" svg:y2="12.652cm" draw:start-shape="id218" draw:end-shape="id219" draw:end-glue-point="4">
          <text:p text:style-name="P3"/>
          <text:p text:style-name="P3"/>
        </draw:connector>
        <draw:connector draw:style-name="gr11" draw:text-style-name="P8" draw:layer="layout" svg:x1="6.498cm" svg:y1="13.58cm" svg:x2="6.498cm" svg:y2="14.508cm" draw:start-shape="id219" draw:start-glue-point="6" draw:end-shape="id220" draw:end-glue-point="4">
          <text:p text:style-name="P3"/>
        </draw:connector>
        <draw:custom-shape draw:style-name="gr3" draw:text-style-name="P6" draw:id="id221" draw:layer="layout" svg:width="5.474cm" svg:height="0.928cm" svg:x="3.762cm" svg:y="17.198cm">
          <text:p text:style-name="P5"><text:span text:style-name="T1">PWM_input=tmp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svg:x1="6.498cm" svg:y1="15.436cm" svg:x2="6.498cm" svg:y2="17.198cm" draw:start-shape="id220" draw:start-glue-point="6" draw:end-shape="id221" draw:end-glue-point="4">
          <text:p text:style-name="P3"/>
        </draw:connector>
        <draw:connector draw:style-name="gr11" draw:text-style-name="P8" draw:layer="layout" svg:x1="6.498cm" svg:y1="18.126cm" svg:x2="6.499cm" svg:y2="18.96cm" draw:start-shape="id221" draw:start-glue-point="6" draw:end-shape="id222" draw:end-glue-point="4">
          <text:p text:style-name="P3"/>
        </draw:connector>
        <draw:custom-shape draw:style-name="gr3" draw:text-style-name="P6" draw:id="id223" draw:layer="layout" svg:width="2.105cm" svg:height="0.928cm" svg:x="13.7cm" svg:y="12.652cm">
          <text:p text:style-name="P5"><text:span text:style-name="T1">tmp=0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6" draw:id="id224" draw:layer="layout" svg:width="2.105cm" svg:height="0.928cm" svg:x="10.836cm" svg:y="14.508cm">
          <text:p text:style-name="P5"><text:span text:style-name="T1">tmp=255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svg:x1="9.236cm" svg:y1="13.115cm" svg:x2="13.7cm" svg:y2="13.115cm" draw:start-shape="id219" draw:start-glue-point="7" draw:end-shape="id223" draw:end-glue-point="5">
          <text:p text:style-name="P3"/>
        </draw:connector>
        <draw:connector draw:style-name="gr11" draw:text-style-name="P8" draw:layer="layout" svg:x1="9.236cm" svg:y1="14.971cm" svg:x2="10.836cm" svg:y2="14.971cm" draw:start-shape="id220" draw:start-glue-point="7" draw:end-shape="id224" draw:end-glue-point="5">
          <text:p text:style-name="P3"/>
        </draw:connector>
        <draw:frame draw:style-name="gr39" draw:layer="layout" svg:width="1.682cm" svg:height="0.927cm" svg:x="14.422cm" svg:y="5.93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g draw:id="id225">
          <draw:g>
            <draw:frame draw:style-name="gr40" draw:layer="layout" svg:width="6.432cm" svg:height="0.587cm" svg:x="11.687cm" svg:y="10.174cm"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  <draw:custom-shape draw:style-name="gr41" draw:layer="layout" svg:width="0.505cm" svg:height="1.485cm" svg:x="11.214cm" svg:y="9.655cm">
              <text:p text:style-name="P3"/>
              <draw:enhanced-geometry svg:viewBox="0 0 21600 21600" draw:glue-points="21600 0 0 10800 21600 21600" draw:text-areas="6350 ?f3 21600 ?f4" draw:type="left-bracket" draw:modifiers="0" draw:enhanced-path="M 21600 0 C 10800 0 0 ?f3 0 ?f1 L 0 ?f2 C 0 ?f4 10800 21600 21600 21600 N">
                <draw:equation draw:name="f0" draw:formula="$0 /2"/>
                <draw:equation draw:name="f1" draw:formula="top+$0 "/>
                <draw:equation draw:name="f2" draw:formula="bottom-$0 "/>
                <draw:equation draw:name="f3" draw:formula="top+?f0 "/>
                <draw:equation draw:name="f4" draw:formula="bottom-?f0 "/>
                <draw:handle draw:handle-position="left $0" draw:handle-range-y-minimum="0" draw:handle-range-y-maximum="10800"/>
              </draw:enhanced-geometry>
            </draw:custom-shape>
          </draw:g>
        </draw:g>
        <draw:connector draw:style-name="gr9" draw:text-style-name="P8" draw:layer="layout" svg:x1="9.514cm" svg:y1="10.419cm" svg:x2="11.214cm" svg:y2="10.397cm" draw:start-shape="id218" draw:start-glue-point="1" draw:end-shape="id225">
          <text:p text:style-name="P3"/>
        </draw:connector>
        <draw:connector draw:style-name="gr4" draw:layer="layout" draw:line-skew="1.349cm" svg:x1="14.752cm" svg:y1="13.58cm" svg:x2="6.498cm" svg:y2="17.198cm" draw:start-shape="id223" draw:start-glue-point="6" draw:end-shape="id221" draw:end-glue-point="4">
          <text:p text:style-name="P3"/>
        </draw:connector>
        <draw:connector draw:style-name="gr4" draw:layer="layout" draw:line-skew="-0.151cm" svg:x1="11.888cm" svg:y1="15.436cm" svg:x2="6.498cm" svg:y2="17.198cm" draw:start-shape="id224" draw:start-glue-point="6" draw:end-shape="id221" draw:end-glue-point="4">
          <text:p text:style-name="P3"/>
        </draw:connector>
        <draw:frame draw:style-name="gr2" draw:text-style-name="P4" draw:layer="layout" svg:width="4cm" svg:height="0.928cm" svg:x="2.5cm" svg:y="2cm">
          <draw:text-box>
            <text:p text:style-name="P3"><text:span text:style-name="T2">regulator.c:</text:span></text:p>
          </draw:text-box>
        </draw:frame>
        <draw:custom-shape draw:style-name="gr3" draw:text-style-name="P6" draw:id="id217" draw:layer="layout" svg:width="6.644cm" svg:height="0.696cm" svg:x="3.157cm" svg:y="4.783cm">
          <text:p text:style-name="P5"><text:span text:style-name="T1">monitor_counter = monitor_counter+1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layer="layout" svg:x1="6.478cm" svg:y1="5.477cm" svg:x2="6.499cm" svg:y2="6.081cm" draw:start-shape="id217" draw:start-glue-point="6" draw:end-shape="id214" draw:end-glue-point="5">
          <text:p text:style-name="P3"/>
        </draw:connector>
        <draw:frame draw:style-name="gr5" draw:text-style-name="P7" draw:layer="layout" svg:width="1.67cm" svg:height="0.648cm" svg:x="17.017cm" svg:y="2cm">
          <draw:text-box>
            <text:p text:style-name="P3"><text:span text:style-name="T1"><text:page-number>3</text:page-number></text:span></text:p>
          </draw:text-box>
        </draw:frame>
      </draw:page>
      <draw:page draw:name="page15" draw:style-name="dp1" draw:master-page-name="Pretočni_25_20diagram">
        <draw:frame draw:style-name="gr34" draw:text-style-name="P2" draw:layer="layout" svg:width="5.895cm" svg:height="0.58cm" svg:x="7.131cm" svg:y="2.347cm">
          <draw:text-box>
            <text:p text:style-name="P1"><text:span text:style-name="T1">void manual_m (void)</text:span></text:p>
          </draw:text-box>
        </draw:frame>
        <draw:custom-shape draw:style-name="gr37" draw:text-style-name="P6" draw:id="id226" draw:layer="layout" svg:width="4.631cm" svg:height="0.928cm" svg:x="6.5cm" svg:y="4.086cm">
          <text:p text:style-name="P5"><text:span text:style-name="T1">ZAČETEK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2" draw:text-style-name="P4" draw:layer="layout" svg:width="4cm" svg:height="0.928cm" svg:x="2.5cm" svg:y="2cm">
          <draw:text-box>
            <text:p text:style-name="P3"><text:span text:style-name="T2">regulator.c:</text:span></text:p>
          </draw:text-box>
        </draw:frame>
        <draw:custom-shape draw:style-name="gr3" draw:text-style-name="P6" draw:id="id227" draw:layer="layout" svg:width="6.442cm" svg:height="0.696cm" svg:x="5.573cm" svg:y="5.988cm">
          <text:p text:style-name="P5"><text:span text:style-name="T1">ADC_input=ADC_output()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6" draw:id="id228" draw:layer="layout" svg:width="6.442cm" svg:height="0.696cm" svg:x="5.615cm" svg:y="7.566cm">
          <text:p text:style-name="P5"><text:span text:style-name="T1">PWM_output(PWM_input)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6" draw:id="id229" draw:layer="layout" svg:width="5.474cm" svg:height="0.696cm" svg:x="6.078cm" svg:y="9.143cm">
          <text:p text:style-name="P5"><text:span text:style-name="T1">PWM_input=requested_value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layer="layout" svg:x1="8.815cm" svg:y1="5.014cm" svg:x2="8.793cm" svg:y2="5.988cm" draw:start-shape="id226" draw:start-glue-point="6" draw:end-shape="id227" draw:end-glue-point="5">
          <text:p text:style-name="P3"/>
        </draw:connector>
        <draw:connector draw:style-name="gr11" draw:layer="layout" svg:x1="8.793cm" svg:y1="6.682cm" svg:x2="8.835cm" svg:y2="7.566cm" draw:start-shape="id227" draw:start-glue-point="8" draw:end-shape="id228" draw:end-glue-point="5">
          <text:p text:style-name="P3"/>
        </draw:connector>
        <draw:connector draw:style-name="gr11" draw:layer="layout" svg:x1="8.814cm" svg:y1="9.837cm" svg:x2="8.772cm" svg:y2="10.627cm" draw:start-shape="id229" draw:start-glue-point="6" draw:end-shape="id230" draw:end-glue-point="4">
          <text:p text:style-name="P3"/>
        </draw:connector>
        <draw:custom-shape draw:style-name="gr37" draw:text-style-name="P6" draw:id="id230" draw:layer="layout" svg:width="4.631cm" svg:height="0.928cm" svg:x="6.457cm" svg:y="10.627cm">
          <text:p text:style-name="P5"><text:span text:style-name="T1">KONEC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1" draw:layer="layout" svg:x1="8.835cm" svg:y1="8.26cm" svg:x2="8.814cm" svg:y2="9.143cm" draw:start-shape="id228" draw:start-glue-point="8" draw:end-shape="id229" draw:end-glue-point="4">
          <text:p text:style-name="P3"/>
        </draw:connector>
        <draw:frame draw:style-name="gr5" draw:text-style-name="P7" draw:layer="layout" svg:width="1.67cm" svg:height="0.648cm" svg:x="17.017cm" svg:y="2cm">
          <draw:text-box>
            <text:p text:style-name="P3"><text:span text:style-name="T1"><text:page-number>3</text:page-number></text:span></text:p>
          </draw:text-box>
        </draw:frame>
      </draw:page>
      <draw:page draw:name="page16" draw:style-name="dp1" draw:master-page-name="Pretočni_25_20diagram">
        <draw:frame draw:style-name="gr1" draw:text-style-name="P2" draw:layer="layout" svg:width="8.21cm" svg:height="0.464cm" svg:x="6.71cm" svg:y="2.417cm">
          <draw:text-box>
            <text:p text:style-name="P1"><text:span text:style-name="T1">void regulation(void)</text:span></text:p>
          </draw:text-box>
        </draw:frame>
        <draw:custom-shape draw:style-name="gr3" draw:text-style-name="P6" draw:id="id231" draw:layer="layout" svg:width="3.79cm" svg:height="0.928cm" svg:x="8.815cm" svg:y="3.298cm">
          <text:p text:style-name="P5"><text:span text:style-name="T1">ZAČETEK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6" draw:id="id237" draw:layer="layout" svg:width="3.79cm" svg:height="0.928cm" svg:x="4.649cm" svg:y="20.921cm">
          <text:p text:style-name="P5"><text:span text:style-name="T1">KONEC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6" draw:id="id233" draw:layer="layout" svg:width="10.947cm" svg:height="1.392cm" svg:x="2.5cm" svg:y="9.607cm">
          <text:p text:style-name="P5"><text:span text:style-name="T1">operation_mode==automatic || operation_mode==monitor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6" draw:id="id234" draw:layer="layout" svg:width="5.895cm" svg:height="1.392cm" svg:x="3.615cm" svg:y="13.204cm">
          <text:p text:style-name="P5"><text:span text:style-name="T1">operation_mode==manual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6" draw:id="id235" draw:layer="layout" svg:width="5.919cm" svg:height="1.392cm" svg:x="3.593cm" svg:y="15.992cm">
          <text:p text:style-name="P5"><text:span text:style-name="T1">operation_mode==sleep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If_20_konektor" draw:text-style-name="P3" draw:layer="layout" svg:x1="10.709cm" svg:y1="4.226cm" svg:x2="10.157cm" svg:y2="6.269cm" draw:start-shape="id231" draw:start-glue-point="6" draw:end-shape="id232" draw:end-glue-point="4">
          <text:p text:style-name="P3"/>
        </draw:connector>
        <draw:connector draw:style-name="gr11" draw:text-style-name="P8" draw:layer="layout" svg:x1="7.973cm" svg:y1="10.999cm" svg:x2="6.562cm" svg:y2="13.204cm" draw:start-shape="id233" draw:start-glue-point="6" draw:end-shape="id234" draw:end-glue-point="4">
          <text:p text:style-name="P3"/>
        </draw:connector>
        <draw:connector draw:style-name="gr11" draw:text-style-name="P8" draw:layer="layout" svg:x1="6.562cm" svg:y1="14.596cm" svg:x2="6.552cm" svg:y2="15.992cm" draw:start-shape="id234" draw:start-glue-point="6" draw:end-shape="id235" draw:end-glue-point="4">
          <text:p text:style-name="P3"/>
        </draw:connector>
        <draw:connector draw:style-name="gr11" draw:text-style-name="P8" draw:layer="layout" svg:x1="6.553cm" svg:y1="20.098cm" svg:x2="6.543cm" svg:y2="20.921cm" draw:start-shape="id236" draw:start-glue-point="6" draw:end-shape="id237" draw:end-glue-point="4">
          <text:p text:style-name="P3"/>
        </draw:connector>
        <draw:connector draw:style-name="gr11" draw:text-style-name="P8" draw:layer="layout" svg:x1="13.447cm" svg:y1="10.302cm" svg:x2="14.352cm" svg:y2="11.514cm" draw:start-shape="id233" draw:start-glue-point="7" draw:end-shape="id238" draw:end-glue-point="0">
          <text:p text:style-name="P3"/>
        </draw:connector>
        <draw:connector draw:style-name="gr11" draw:text-style-name="P8" draw:layer="layout" svg:x1="9.51cm" svg:y1="13.899cm" svg:x2="11.449cm" svg:y2="13.904cm" draw:start-shape="id234" draw:start-glue-point="7" draw:end-shape="id239" draw:end-glue-point="3">
          <text:p text:style-name="P3"/>
        </draw:connector>
        <draw:connector draw:style-name="gr11" draw:text-style-name="P8" draw:layer="layout" svg:x1="9.512cm" svg:y1="16.687cm" svg:x2="11.475cm" svg:y2="16.69cm" draw:start-shape="id235" draw:start-glue-point="7" draw:end-shape="id240" draw:end-glue-point="3">
          <text:p text:style-name="P3"/>
        </draw:connector>
        <draw:custom-shape draw:style-name="gr3" draw:text-style-name="P6" draw:id="id238" draw:layer="layout" svg:width="3.915cm" svg:height="0.731cm" svg:x="12.395cm" svg:y="11.514cm">
          <text:p text:style-name="P5"><text:span text:style-name="T1">regulator();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" draw:text-style-name="P6" draw:id="id239" draw:layer="layout" svg:width="4.069cm" svg:height="0.791cm" svg:x="11.449cm" svg:y="13.509cm">
          <text:p text:style-name="P5"><text:span text:style-name="T1">manual_m();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" draw:text-style-name="P6" draw:id="id240" draw:layer="layout" svg:width="4.171cm" svg:height="0.751cm" svg:x="11.475cm" svg:y="16.315cm">
          <text:p text:style-name="P5"><text:span text:style-name="T1">sleep_m();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2" draw:text-style-name="P4" draw:layer="layout" svg:width="4cm" svg:height="0.928cm" svg:x="2.5cm" svg:y="2cm">
          <draw:text-box>
            <text:p text:style-name="P3"><text:span text:style-name="T2">regulator.c:</text:span></text:p>
          </draw:text-box>
        </draw:frame>
        <draw:frame draw:style-name="gr5" draw:text-style-name="P7" draw:layer="layout" svg:width="1.67cm" svg:height="0.648cm" svg:x="17.017cm" svg:y="2cm">
          <draw:text-box>
            <text:p text:style-name="P3"><text:span text:style-name="T1"><text:page-number>3</text:page-number></text:span></text:p>
          </draw:text-box>
        </draw:frame>
        <draw:custom-shape draw:style-name="gr3" draw:text-style-name="P14" draw:id="id232" draw:layer="layout" svg:width="10.947cm" svg:height="1.392cm" svg:x="4.684cm" svg:y="6.269cm">
          <text:p text:style-name="P13"><text:span text:style-name="T1"><text:s/></text:span><text:span text:style-name="T1">(operation_mode != operation_m_backup) 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14" draw:id="id241" draw:layer="layout" svg:width="3.256cm" svg:height="2.715cm" svg:x="14.941cm" svg:y="7.68cm">
          <text:p text:style-name="P13"><text:span text:style-name="T1">PWM_PIN_OFF;</text:span></text:p>
          <text:p text:style-name="P13"><text:span text:style-name="T1">DIGI_OUT0_OFF;</text:span></text:p>
          <text:p text:style-name="P13"><text:span text:style-name="T1">DIGI_OUT1_OFF;</text:span></text:p>
          <text:p text:style-name="P13"><text:span text:style-name="T1">DIGI_OUT2_OFF;</text:span></text:p>
          <text:p text:style-name="P13"><text:span text:style-name="T1">DIGI_OUT3_OFF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If_20_konektor" draw:text-style-name="P3" draw:layer="layout" svg:x1="15.631cm" svg:y1="6.964cm" svg:x2="16.568cm" svg:y2="7.68cm" draw:start-shape="id232" draw:start-glue-point="7" draw:end-shape="id241" draw:end-glue-point="4">
          <text:p text:style-name="P3"/>
        </draw:connector>
        <draw:connector draw:style-name="If_20_konektor" draw:text-style-name="P3" draw:layer="layout" svg:x1="10.157cm" svg:y1="7.661cm" svg:x2="7.973cm" svg:y2="9.607cm" draw:start-shape="id232" draw:start-glue-point="6" draw:end-shape="id233" draw:end-glue-point="4">
          <text:p text:style-name="P3"/>
        </draw:connector>
        <draw:custom-shape draw:style-name="gr3" draw:text-style-name="P6" draw:id="id236" draw:layer="layout" svg:width="5.919cm" svg:height="1.392cm" svg:x="3.594cm" svg:y="18.706cm">
          <text:p text:style-name="P5"><text:span text:style-name="T1">operation_mode==automatic_2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1" draw:text-style-name="P8" draw:layer="layout" svg:x1="9.513cm" svg:y1="19.401cm" svg:x2="11.477cm" svg:y2="19.404cm" draw:start-shape="id236" draw:start-glue-point="7" draw:end-shape="id242" draw:end-glue-point="3">
          <text:p text:style-name="P3"/>
        </draw:connector>
        <draw:custom-shape draw:style-name="gr3" draw:text-style-name="P6" draw:id="id242" draw:layer="layout" svg:width="4.171cm" svg:height="0.751cm" svg:x="11.477cm" svg:y="19.029cm">
          <text:p text:style-name="P5"><text:span text:style-name="T1">regulator();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1" draw:text-style-name="P8" draw:layer="layout" svg:x1="6.552cm" svg:y1="17.384cm" svg:x2="6.553cm" svg:y2="18.706cm" draw:start-shape="id235" draw:start-glue-point="6" draw:end-shape="id236" draw:end-glue-point="4">
          <text:p text:style-name="P3"/>
        </draw:connector>
      </draw:page>
      <draw:page draw:name="page17" draw:style-name="dp1" draw:master-page-name="Pretočni_25_20diagram">
        <draw:custom-shape draw:style-name="gr3" draw:text-style-name="P6" draw:id="id245" draw:layer="layout" svg:width="3.79cm" svg:height="0.605cm" svg:x="8.329cm" svg:y="3.078cm">
          <text:p text:style-name="P5"><text:span text:style-name="T1">ZAČETEK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14" draw:id="id246" draw:layer="layout" svg:width="5.87cm" svg:height="0.92cm" svg:x="7.289cm" svg:y="4.235cm">
          <text:p text:style-name="P13"><text:span text:style-name="T1">ADC_input=ADC_output(); 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14" draw:id="id243" draw:layer="layout" svg:width="7.127cm" svg:height="1.038cm" svg:x="2.501cm" svg:y="6.098cm">
          <text:p text:style-name="P13"><text:span text:style-name="T1">previous_ADC-ADC_input)&gt;0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14" draw:id="id248" draw:layer="layout" svg:width="13.905cm" svg:height="1.202cm" svg:x="2.882cm" svg:y="12.999cm">
          <text:p text:style-name="P13"><text:span text:style-name="T1">ADC_input&gt;=(light1+hysteresis)&amp;&amp;(ADC_input&lt;(light2+hysteresis)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14" draw:id="id244" draw:layer="layout" svg:width="7.556cm" svg:height="0.755cm" svg:x="6.072cm" svg:y="9.262cm">
          <text:p text:style-name="P13"><text:span text:style-name="T1">ADC_input&lt;(light1+hysteresis)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1" draw:layer="layout" draw:line-skew="-0.285cm" svg:x1="9.628cm" svg:y1="6.616cm" svg:x2="9.849cm" svg:y2="9.262cm" draw:start-shape="id243" draw:start-glue-point="7" draw:end-shape="id244" draw:end-glue-point="4">
          <text:p text:style-name="P3"/>
        </draw:connector>
        <draw:frame draw:style-name="gr42" draw:text-style-name="P4" draw:layer="layout" svg:width="4cm" svg:height="5.92cm" svg:x="2.5cm" svg:y="2cm">
          <draw:text-box>
            <text:p text:style-name="P3"><text:span text:style-name="T2">regulator.c:</text:span></text:p>
          </draw:text-box>
        </draw:frame>
        <draw:frame draw:style-name="gr1" draw:text-style-name="P2" draw:layer="layout" svg:width="8.21cm" svg:height="0.464cm" svg:x="6.71cm" svg:y="2.417cm">
          <draw:text-box>
            <text:p text:style-name="P1"><text:span text:style-name="T1">void regulator(void)</text:span></text:p>
          </draw:text-box>
        </draw:frame>
        <draw:connector draw:style-name="gr11" draw:layer="layout" svg:x1="10.223cm" svg:y1="3.683cm" svg:x2="10.223cm" svg:y2="4.235cm" draw:start-shape="id245" draw:start-glue-point="6" draw:end-shape="id246" draw:end-glue-point="5">
          <text:p text:style-name="P3"/>
        </draw:connector>
        <draw:custom-shape draw:style-name="gr3" draw:text-style-name="P14" draw:id="id247" draw:layer="layout" svg:width="3.263cm" svg:height="1.724cm" svg:x="13.871cm" svg:y="10.657cm">
          <text:p text:style-name="P13"><text:span text:style-name="T1">DIGI_OUT0_OFF;</text:span></text:p>
          <text:p text:style-name="P13"><text:span text:style-name="T1">DIGI_OUT1_OFF;</text:span></text:p>
          <text:p text:style-name="P13"><text:span text:style-name="T1">DIGI_OUT2_OFF;</text:span></text:p>
          <text:p text:style-name="P13"><text:span text:style-name="T1">DIGI_OUT3_OFF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layer="layout" svg:x1="13.628cm" svg:y1="9.639cm" svg:x2="15.502cm" svg:y2="10.657cm" draw:start-shape="id244" draw:start-glue-point="7" draw:end-shape="id247" draw:end-glue-point="4">
          <text:p text:style-name="P3"/>
        </draw:connector>
        <draw:connector draw:style-name="gr11" draw:layer="layout" draw:line-skew="-0.256cm" svg:x1="9.849cm" svg:y1="10.017cm" svg:x2="9.834cm" svg:y2="12.999cm" draw:start-shape="id244" draw:start-glue-point="6" draw:end-shape="id248" draw:end-glue-point="4">
          <text:p text:style-name="P3"/>
        </draw:connector>
        <draw:custom-shape draw:style-name="gr3" draw:text-style-name="P14" draw:id="id249" draw:layer="layout" svg:width="3.081cm" svg:height="2.163cm" svg:x="15.419cm" svg:y="14.82cm">
          <text:p text:style-name="P13"><text:span text:style-name="T1">DIGI_OUT0_ON;</text:span></text:p>
          <text:p text:style-name="P13"><text:span text:style-name="T1">DIGI_OUT1_OFF;</text:span></text:p>
          <text:p text:style-name="P13"><text:span text:style-name="T1">DIGI_OUT2_OFF;</text:span></text:p>
          <text:p text:style-name="P13"><text:span text:style-name="T1">DIGI_OUT3_OFF;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1" draw:layer="layout" svg:x1="16.787cm" svg:y1="13.599cm" svg:x2="16.959cm" svg:y2="14.82cm" draw:start-shape="id248" draw:start-glue-point="7" draw:end-shape="id249" draw:end-glue-point="4">
          <text:p text:style-name="P3"/>
        </draw:connector>
        <draw:custom-shape draw:style-name="gr3" draw:text-style-name="P14" draw:id="id250" draw:layer="layout" svg:width="13.905cm" svg:height="1.202cm" svg:x="2.882cm" svg:y="17.091cm">
          <text:p text:style-name="P13"><text:span text:style-name="T1">ADC_input&gt;=(light2+hysteresis)&amp;&amp;(ADC_input&lt;(light3+hysteresis)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14" draw:id="id251" draw:layer="layout" svg:width="3.128cm" svg:height="2.163cm" svg:x="15.372cm" svg:y="18.404cm">
          <text:p text:style-name="P13"><text:span text:style-name="T1">DIGI_OUT0_ON;</text:span></text:p>
          <text:p text:style-name="P13"><text:span text:style-name="T1">DIGI_OUT1_ON;</text:span></text:p>
          <text:p text:style-name="P13"><text:span text:style-name="T1">DIGI_OUT2_OFF;</text:span></text:p>
          <text:p text:style-name="P13"><text:span text:style-name="T1">DIGI_OUT3_OFF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layer="layout" svg:x1="16.787cm" svg:y1="17.691cm" svg:x2="16.935cm" svg:y2="18.404cm" draw:start-shape="id250" draw:start-glue-point="7" draw:end-shape="id251" draw:end-glue-point="4">
          <text:p text:style-name="P3"/>
        </draw:connector>
        <draw:connector draw:style-name="gr11" draw:layer="layout" svg:x1="9.834cm" svg:y1="14.201cm" svg:x2="9.834cm" svg:y2="17.091cm" draw:start-shape="id248" draw:start-glue-point="6" draw:end-shape="id250" draw:end-glue-point="4">
          <text:p text:style-name="P3"/>
        </draw:connector>
        <draw:custom-shape draw:style-name="gr3" draw:text-style-name="P14" draw:id="id252" draw:layer="layout" svg:width="13.905cm" svg:height="1.202cm" svg:x="2.882cm" svg:y="20.922cm">
          <text:p text:style-name="P13"><text:span text:style-name="T1">ADC_input&gt;=(light3+hysteresis)&amp;&amp;(ADC_input&lt;(light4+hysteresis)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14" draw:id="id253" draw:layer="layout" svg:width="3.128cm" svg:height="2.163cm" svg:x="15.372cm" svg:y="22.233cm">
          <text:p text:style-name="P13"><text:span text:style-name="T1">DIGI_OUT0_ON;</text:span></text:p>
          <text:p text:style-name="P13"><text:span text:style-name="T1">DIGI_OUT1_ON;</text:span></text:p>
          <text:p text:style-name="P13"><text:span text:style-name="T1">DIGI_OUT2_ON;</text:span></text:p>
          <text:p text:style-name="P13"><text:span text:style-name="T1">DIGI_OUT3_OFF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layer="layout" svg:x1="16.787cm" svg:y1="21.522cm" svg:x2="16.935cm" svg:y2="22.233cm" draw:start-shape="id252" draw:start-glue-point="7" draw:end-shape="id253" draw:end-glue-point="4">
          <text:p text:style-name="P3"/>
        </draw:connector>
        <draw:connector draw:style-name="gr11" draw:layer="layout" svg:x1="9.834cm" svg:y1="18.293cm" svg:x2="9.834cm" svg:y2="20.922cm" draw:start-shape="id250" draw:start-glue-point="6" draw:end-shape="id252" draw:end-glue-point="4">
          <text:p text:style-name="P3"/>
        </draw:connector>
        <draw:custom-shape draw:style-name="gr3" draw:text-style-name="P14" draw:id="id254" draw:layer="layout" svg:width="2.891cm" svg:height="2.163cm" svg:x="8.381cm" svg:y="23.373cm">
          <text:p text:style-name="P13"><text:span text:style-name="T1">DIGI_OUT0_ON;</text:span></text:p>
          <text:p text:style-name="P13"><text:span text:style-name="T1">DIGI_OUT1_ON;</text:span></text:p>
          <text:p text:style-name="P13"><text:span text:style-name="T1">DIGI_OUT2_ON;</text:span></text:p>
          <text:p text:style-name="P13"><text:span text:style-name="T1">DIGI_OUT3_ON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layer="layout" svg:x1="9.834cm" svg:y1="22.124cm" svg:x2="9.826cm" svg:y2="23.373cm" draw:start-shape="id252" draw:start-glue-point="6" draw:end-shape="id254" draw:end-glue-point="4">
          <text:p text:style-name="P3"/>
        </draw:connector>
        <draw:connector draw:style-name="gr11" draw:layer="layout" svg:x1="2.706cm" svg:y1="23.061cm" svg:x2="4.758cm" svg:y2="26.045cm" draw:start-shape="id255" draw:start-glue-point="3" draw:end-shape="id256" draw:end-glue-point="4">
          <text:p text:style-name="P3"/>
        </draw:connector>
        <draw:custom-shape draw:style-name="gr14" draw:text-style-name="P8" draw:id="id256" draw:layer="layout" svg:width="1.912cm" svg:height="1.228cm" svg:x="3.803cm" svg:y="26.045cm">
          <text:p text:style-name="P3"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frame draw:style-name="gr5" draw:text-style-name="P7" draw:layer="layout" svg:width="1.67cm" svg:height="0.648cm" svg:x="17.017cm" svg:y="2cm">
          <draw:text-box>
            <text:p text:style-name="P3"><text:span text:style-name="T1"><text:page-number>3</text:page-number></text:span></text:p>
          </draw:text-box>
        </draw:frame>
        <draw:connector draw:style-name="standard" draw:id="id255" draw:layer="layout" draw:line-skew="-6.899cm" svg:x1="6.064cm" svg:y1="7.136cm" svg:x2="2.706cm" svg:y2="23.061cm" draw:start-shape="id243" draw:start-glue-point="6">
          <text:p text:style-name="P3"/>
        </draw:connector>
        <draw:custom-shape draw:style-name="gr21" draw:text-style-name="P9" draw:id="id257" draw:layer="layout" svg:width="1.536cm" svg:height="2.562cm" svg:x="12.542cm" svg:y="6.217cm">
          <text:p text:style-name="P3"><text:span text:style-name="T3">Ali izmerjena vrednost narašča?</text:span></text:p>
          <draw:enhanced-geometry svg:viewBox="0 0 21600 21600" draw:glue-points="21600 0 0 10800 21600 21600" draw:text-areas="13800 ?f9 21600 ?f10" draw:type="left-brace" draw:modifiers="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Komentar" draw:layer="layout" svg:x1="9.628cm" svg:y1="6.616cm" svg:x2="12.542cm" svg:y2="7.497cm" draw:start-shape="id243" draw:start-glue-point="7" draw:end-shape="id257" draw:end-glue-point="5">
          <text:p text:style-name="P3"/>
        </draw:connector>
        <draw:connector draw:style-name="gr11" draw:layer="layout" draw:line-skew="0cm -4.073cm 1.926cm" svg:x1="10.223cm" svg:y1="5.153cm" svg:x2="6.064cm" svg:y2="6.098cm" draw:start-shape="id246" draw:start-glue-point="8" draw:end-shape="id243" draw:end-glue-point="4">
          <text:p text:style-name="P3"/>
        </draw:connector>
      </draw:page>
      <draw:page draw:name="page18" draw:style-name="dp1" draw:master-page-name="Pretočni_25_20diagram">
        <draw:custom-shape draw:style-name="gr3" draw:text-style-name="P6" draw:id="id270" draw:layer="layout" svg:width="3.494cm" svg:height="0.928cm" svg:x="4.766cm" svg:y="26.44cm">
          <text:p text:style-name="P5"><text:span text:style-name="T1">KONEC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14" draw:id="id258" draw:layer="layout" svg:width="7.127cm" svg:height="1.038cm" svg:x="2.501cm" svg:y="6.098cm">
          <text:p text:style-name="P13"><text:span text:style-name="T1">previous_ADC-ADC_input)&lt;0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14" draw:id="id262" draw:layer="layout" svg:width="13.994cm" svg:height="1.202cm" svg:x="2.881cm" svg:y="12.904cm">
          <text:p text:style-name="P13"><text:span text:style-name="T1">ADC_input &gt;= (light3-hysteresis) &amp;&amp; (ADC_input &lt; (light4-hysteresis)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14" draw:id="id259" draw:layer="layout" svg:width="8.447cm" svg:height="0.755cm" svg:x="5.635cm" svg:y="9.338cm">
          <text:p text:style-name="P13"><text:span text:style-name="T1">ADC_input &gt;= (light4-hysteresis)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1" draw:layer="layout" svg:x1="9.628cm" svg:y1="6.616cm" svg:x2="9.858cm" svg:y2="9.338cm" draw:start-shape="id258" draw:start-glue-point="7" draw:end-shape="id259" draw:end-glue-point="4">
          <text:p text:style-name="P3"/>
        </draw:connector>
        <draw:connector draw:style-name="gr11" draw:layer="layout" svg:x1="10.215cm" svg:y1="3.19cm" svg:x2="6.064cm" svg:y2="6.098cm" draw:start-shape="id260" draw:start-glue-point="6" draw:end-shape="id258" draw:end-glue-point="4">
          <text:p text:style-name="P3"/>
        </draw:connector>
        <draw:custom-shape draw:style-name="gr3" draw:text-style-name="P14" draw:id="id261" draw:layer="layout" svg:width="2.997cm" svg:height="1.724cm" svg:x="14.138cm" svg:y="10.657cm">
          <text:p text:style-name="P13"><text:span text:style-name="T1">DIGI_OUT0_ON;</text:span></text:p>
          <text:p text:style-name="P13"><text:span text:style-name="T1">DIGI_OUT1_ON;</text:span></text:p>
          <text:p text:style-name="P13"><text:span text:style-name="T1">DIGI_OUT2_ON;</text:span></text:p>
          <text:p text:style-name="P13"><text:span text:style-name="T1">DIGI_OUT3_ON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layer="layout" svg:x1="14.082cm" svg:y1="9.715cm" svg:x2="15.636cm" svg:y2="10.657cm" draw:start-shape="id259" draw:start-glue-point="7" draw:end-shape="id261" draw:end-glue-point="4">
          <text:p text:style-name="P3"/>
        </draw:connector>
        <draw:connector draw:style-name="gr11" draw:layer="layout" draw:line-skew="-0.256cm" svg:x1="9.858cm" svg:y1="10.093cm" svg:x2="9.876cm" svg:y2="12.904cm" draw:start-shape="id259" draw:start-glue-point="6" draw:end-shape="id262" draw:end-glue-point="4">
          <text:p text:style-name="P3"/>
        </draw:connector>
        <draw:custom-shape draw:style-name="gr3" draw:text-style-name="P14" draw:id="id263" draw:layer="layout" svg:width="3.128cm" svg:height="2.163cm" svg:x="15.372cm" svg:y="14.399cm">
          <text:p text:style-name="P13"><text:span text:style-name="T1">DIGI_OUT0_ON;</text:span></text:p>
          <text:p text:style-name="P13"><text:span text:style-name="T1">DIGI_OUT1_ON;</text:span></text:p>
          <text:p text:style-name="P13"><text:span text:style-name="T1">DIGI_OUT2_ON;</text:span></text:p>
          <text:p text:style-name="P13"><text:span text:style-name="T1">DIGI_OUT3_OFF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layer="layout" svg:x1="16.875cm" svg:y1="13.504cm" svg:x2="16.935cm" svg:y2="14.399cm" draw:start-shape="id262" draw:start-glue-point="7" draw:end-shape="id263" draw:end-glue-point="4">
          <text:p text:style-name="P3"/>
        </draw:connector>
        <draw:custom-shape draw:style-name="gr3" draw:text-style-name="P14" draw:id="id264" draw:layer="layout" svg:width="13.905cm" svg:height="1.202cm" svg:x="2.882cm" svg:y="17.091cm">
          <text:p text:style-name="P13"><text:span text:style-name="T1">ADC_input &gt;= (light2-hysteresis)&amp;&amp;(ADC_input &lt; (light3-hysteresis)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14" draw:id="id265" draw:layer="layout" svg:width="3.128cm" svg:height="2.163cm" svg:x="15.372cm" svg:y="18.404cm">
          <text:p text:style-name="P13"><text:span text:style-name="T1">DIGI_OUT0_ON;</text:span></text:p>
          <text:p text:style-name="P13"><text:span text:style-name="T1">DIGI_OUT1_ON;</text:span></text:p>
          <text:p text:style-name="P13"><text:span text:style-name="T1">DIGI_OUT2_OFF;</text:span></text:p>
          <text:p text:style-name="P13"><text:span text:style-name="T1">DIGI_OUT3_OFF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layer="layout" svg:x1="16.787cm" svg:y1="17.691cm" svg:x2="16.935cm" svg:y2="18.404cm" draw:start-shape="id264" draw:start-glue-point="7" draw:end-shape="id265" draw:end-glue-point="4">
          <text:p text:style-name="P3"/>
        </draw:connector>
        <draw:connector draw:style-name="gr11" draw:layer="layout" svg:x1="9.876cm" svg:y1="14.106cm" svg:x2="9.834cm" svg:y2="17.091cm" draw:start-shape="id262" draw:start-glue-point="6" draw:end-shape="id264" draw:end-glue-point="4">
          <text:p text:style-name="P3"/>
        </draw:connector>
        <draw:custom-shape draw:style-name="gr3" draw:text-style-name="P14" draw:id="id266" draw:layer="layout" svg:width="13.905cm" svg:height="1.202cm" svg:x="2.882cm" svg:y="20.922cm">
          <text:p text:style-name="P13"><text:span text:style-name="T1">ADC_input &gt;= (light1-hysteresis)&amp;&amp;(ADC_input &lt; (light2-hysteresis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14" draw:id="id267" draw:layer="layout" svg:width="3.128cm" svg:height="2.163cm" svg:x="15.372cm" svg:y="22.233cm">
          <text:p text:style-name="P13"><text:span text:style-name="T1">DIGI_OUT0_ON;</text:span></text:p>
          <text:p text:style-name="P13"><text:span text:style-name="T1">DIGI_OUT1_ON;</text:span></text:p>
          <text:p text:style-name="P13"><text:span text:style-name="T1">DIGI_OUT2_OFF;</text:span></text:p>
          <text:p text:style-name="P13"><text:span text:style-name="T1">DIGI_OUT3_OFF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layer="layout" svg:x1="16.787cm" svg:y1="21.522cm" svg:x2="16.935cm" svg:y2="22.233cm" draw:start-shape="id266" draw:start-glue-point="7" draw:end-shape="id267" draw:end-glue-point="4">
          <text:p text:style-name="P3"/>
        </draw:connector>
        <draw:connector draw:style-name="gr11" draw:layer="layout" svg:x1="9.834cm" svg:y1="18.293cm" svg:x2="9.834cm" svg:y2="20.922cm" draw:start-shape="id264" draw:start-glue-point="6" draw:end-shape="id266" draw:end-glue-point="4">
          <text:p text:style-name="P3"/>
        </draw:connector>
        <draw:custom-shape draw:style-name="gr3" draw:text-style-name="P14" draw:id="id268" draw:layer="layout" svg:width="3.255cm" svg:height="2.163cm" svg:x="8.224cm" svg:y="23.401cm">
          <text:p text:style-name="P13"><text:span text:style-name="T1">DIGI_OUT0_OFF;</text:span></text:p>
          <text:p text:style-name="P13"><text:span text:style-name="T1">DIGI_OUT1_OFF;</text:span></text:p>
          <text:p text:style-name="P13"><text:span text:style-name="T1">DIGI_OUT2_OFF;</text:span></text:p>
          <text:p text:style-name="P13"><text:span text:style-name="T1">DIGI_OUT3_OFF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layer="layout" svg:x1="9.834cm" svg:y1="22.124cm" svg:x2="9.851cm" svg:y2="23.401cm" draw:start-shape="id266" draw:start-glue-point="6" draw:end-shape="id268" draw:end-glue-point="4">
          <text:p text:style-name="P3"/>
        </draw:connector>
        <draw:connector draw:style-name="gr11" draw:layer="layout" svg:x1="2.736cm" svg:y1="23.031cm" svg:x2="6.512cm" svg:y2="26.44cm" draw:start-shape="id269" draw:start-glue-point="3" draw:end-shape="id270" draw:end-glue-point="4">
          <text:p text:style-name="P3"/>
        </draw:connector>
        <draw:frame draw:style-name="gr5" draw:text-style-name="P7" draw:layer="layout" svg:width="1.67cm" svg:height="0.648cm" svg:x="17.017cm" svg:y="2cm">
          <draw:text-box>
            <text:p text:style-name="P3"><text:span text:style-name="T1"><text:page-number>3</text:page-number></text:span></text:p>
          </draw:text-box>
        </draw:frame>
        <draw:custom-shape draw:style-name="gr14" draw:text-style-name="P8" draw:id="id260" draw:layer="layout" svg:width="2.228cm" svg:height="1.014cm" svg:x="9.102cm" svg:y="2.176cm">
          <text:p text:style-name="P3"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onnector draw:style-name="standard" draw:id="id269" draw:layer="layout" draw:line-skew="-6.77cm" svg:x1="6.064cm" svg:y1="7.136cm" svg:x2="2.736cm" svg:y2="23.031cm" draw:start-shape="id258" draw:start-glue-point="6">
          <text:p text:style-name="P3"/>
        </draw:connector>
        <draw:custom-shape draw:style-name="gr21" draw:text-style-name="P9" draw:id="id271" draw:layer="layout" svg:width="1.536cm" svg:height="1.999cm" svg:x="10.948cm" svg:y="5.615cm">
          <text:p text:style-name="P3"><text:span text:style-name="T3">Ali izmerjena vrednost upada?</text:span></text:p>
          <draw:enhanced-geometry svg:viewBox="0 0 21600 21600" draw:glue-points="21600 0 0 10800 21600 21600" draw:text-areas="13800 ?f9 21600 ?f10" draw:type="left-brace" draw:modifiers="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Komentar" draw:layer="layout" svg:x1="9.628cm" svg:y1="6.616cm" svg:x2="10.948cm" svg:y2="6.614cm" draw:start-shape="id258" draw:start-glue-point="7" draw:end-shape="id271" draw:end-glue-point="5">
          <text:p text:style-name="P3"/>
        </draw:connector>
      </draw:page>
      <draw:page draw:name="page19" draw:style-name="dp1" draw:master-page-name="Pretočni_25_20diagram">
        <draw:frame draw:style-name="gr43" draw:text-style-name="P15" draw:layer="layout" svg:width="7.579cm" svg:height="0.464cm" svg:x="6.71cm" svg:y="2.463cm">
          <draw:text-box>
            <text:p text:style-name="P3"><text:span text:style-name="T4">void UART_init(unsigned int ubrr)</text:span></text:p>
          </draw:text-box>
        </draw:frame>
        <draw:frame draw:style-name="gr2" draw:text-style-name="P4" draw:layer="layout" svg:width="4cm" svg:height="0.928cm" svg:x="2.5cm" svg:y="2cm">
          <draw:text-box>
            <text:p text:style-name="P3"><text:span text:style-name="T2">UART.c:</text:span></text:p>
          </draw:text-box>
        </draw:frame>
        <draw:custom-shape draw:style-name="gr3" draw:text-style-name="P6" draw:id="id277" draw:layer="layout" svg:width="3.369cm" svg:height="0.464cm" svg:x="8.379cm" svg:y="3.992cm">
          <text:p text:style-name="P5"><text:span text:style-name="T1">ZAČETEK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6" draw:id="id273" draw:layer="layout" svg:width="3.369cm" svg:height="0.464cm" svg:x="8.368cm" svg:y="13.409cm">
          <text:p text:style-name="P5"><text:span text:style-name="T1">KONEC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6" draw:id="id276" draw:layer="layout" svg:width="6.734cm" svg:height="1.02cm" svg:x="6.694cm" svg:y="5.656cm">
          <text:p text:style-name="P3"><text:span text:style-name="T1">UBRRH = (unsigned char) (ubrr&gt;&gt;8);</text:span></text:p>
          <text:p text:style-name="P3"><text:span text:style-name="T1"><text:s text:c="3"/></text:span><text:span text:style-name="T1">UBRRL = (unsigned char)ubrr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layer="layout" svg:x1="10.041cm" svg:y1="11.981cm" svg:x2="10.052cm" svg:y2="13.409cm" draw:start-shape="id272" draw:end-shape="id273" draw:end-glue-point="4">
          <text:p text:style-name="P3"/>
        </draw:connector>
        <draw:custom-shape draw:style-name="gr3" draw:text-style-name="P6" draw:id="id272" draw:layer="layout" svg:width="6.736cm" svg:height="0.626cm" svg:x="6.673cm" svg:y="11.355cm">
          <text:p text:style-name="P3"><text:span text:style-name="T1">ENABLE_RX_TX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layer="layout" svg:x1="10.042cm" svg:y1="10.036cm" svg:x2="10.04cm" svg:y2="11.355cm" draw:start-shape="id274" draw:end-shape="id272" draw:end-glue-point="4">
          <text:p text:style-name="P3"/>
        </draw:connector>
        <draw:custom-shape draw:style-name="gr3" draw:text-style-name="P6" draw:id="id274" draw:layer="layout" svg:width="6.736cm" svg:height="0.626cm" svg:x="6.674cm" svg:y="9.41cm">
          <text:p text:style-name="P3"><text:span text:style-name="T1">EVEN_PARITY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layer="layout" svg:x1="10.041cm" svg:y1="8.23cm" svg:x2="10.041cm" svg:y2="9.41cm" draw:start-shape="id275" draw:end-shape="id274" draw:end-glue-point="4">
          <text:p text:style-name="P3"/>
        </draw:connector>
        <draw:custom-shape draw:style-name="gr3" draw:text-style-name="P6" draw:id="id275" draw:layer="layout" svg:width="6.736cm" svg:height="0.626cm" svg:x="6.673cm" svg:y="7.604cm">
          <text:p text:style-name="P3"><text:span text:style-name="T1">SET_DATA_FRAME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layer="layout" svg:x1="10.06cm" svg:y1="6.674cm" svg:x2="10.04cm" svg:y2="7.604cm" draw:start-shape="id276" draw:start-glue-point="6" draw:end-shape="id275" draw:end-glue-point="4">
          <text:p text:style-name="P3"/>
        </draw:connector>
        <draw:connector draw:style-name="gr4" draw:layer="layout" svg:x1="10.063cm" svg:y1="4.456cm" svg:x2="10.06cm" svg:y2="5.656cm" draw:start-shape="id277" draw:start-glue-point="6" draw:end-shape="id276" draw:end-glue-point="4">
          <text:p text:style-name="P3"/>
        </draw:connector>
        <draw:frame draw:style-name="gr5" draw:text-style-name="P7" draw:layer="layout" svg:width="1.67cm" svg:height="0.648cm" svg:x="17.017cm" svg:y="2cm">
          <draw:text-box>
            <text:p text:style-name="P3"><text:span text:style-name="T1"><text:page-number>3</text:page-number></text:span></text:p>
          </draw:text-box>
        </draw:frame>
        <draw:custom-shape draw:style-name="gr21" draw:text-style-name="P9" draw:id="id278" draw:layer="layout" svg:width="0.421cm" svg:height="1.83cm" svg:x="14.646cm" svg:y="8.828cm">
          <text:p text:style-name="P3"><text:span text:style-name="T3">Ni uporabljeno</text:span></text:p>
          <draw:enhanced-geometry svg:viewBox="0 0 21600 21600" draw:glue-points="21600 0 0 10800 21600 21600" draw:text-areas="13800 ?f9 21600 ?f10" draw:type="left-brace" draw:modifiers="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Komentar" draw:layer="layout" svg:x1="13.41cm" svg:y1="9.722cm" svg:x2="14.646cm" svg:y2="9.742cm" draw:start-shape="id274" draw:start-glue-point="7" draw:end-shape="id278" draw:end-glue-point="5">
          <text:p text:style-name="P3"/>
        </draw:connector>
        <draw:custom-shape draw:style-name="gr21" draw:text-style-name="P9" draw:id="id279" draw:layer="layout" svg:width="0.415cm" svg:height="1.83cm" svg:x="14.252cm" svg:y="5.262cm">
          <text:p text:style-name="P3"><text:span text:style-name="T3">Nastavitev hitrosti prenosa</text:span></text:p>
          <draw:enhanced-geometry svg:viewBox="0 0 21600 21600" draw:glue-points="21600 0 0 10800 21600 21600" draw:text-areas="13800 ?f9 21600 ?f10" draw:type="left-brace" draw:modifiers="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Komentar" draw:layer="layout" svg:x1="13.428cm" svg:y1="6.165cm" svg:x2="14.252cm" svg:y2="6.176cm" draw:start-shape="id276" draw:start-glue-point="7" draw:end-shape="id279" draw:end-glue-point="5">
          <text:p text:style-name="P3"/>
        </draw:connector>
      </draw:page>
      <draw:page draw:name="page20" draw:style-name="dp1" draw:master-page-name="Pretočni_25_20diagram">
        <draw:frame draw:style-name="gr25" draw:text-style-name="P2" draw:layer="layout" svg:width="11.369cm" svg:height="0.438cm" svg:x="5.026cm" svg:y="2.579cm">
          <draw:text-box>
            <text:p text:style-name="P1"><text:span text:style-name="T1">void error_handling (uint8_t error)</text:span></text:p>
          </draw:text-box>
        </draw:frame>
        <draw:frame draw:style-name="gr2" draw:text-style-name="P4" draw:layer="layout" svg:width="4cm" svg:height="0.928cm" svg:x="2.5cm" svg:y="2cm">
          <draw:text-box>
            <text:p text:style-name="P3"><text:span text:style-name="T2">UART.c:</text:span></text:p>
          </draw:text-box>
        </draw:frame>
        <draw:custom-shape draw:style-name="gr3" draw:text-style-name="P6" draw:id="id280" draw:layer="layout" svg:width="3.79cm" svg:height="0.928cm" svg:x="8.393cm" svg:y="3.298cm">
          <text:p text:style-name="P5"><text:span text:style-name="T1">ZAČETEK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6" draw:id="id285" draw:layer="layout" svg:width="3.494cm" svg:height="0.928cm" svg:x="8.562cm" svg:y="12.599cm">
          <text:p text:style-name="P5"><text:span text:style-name="T1">KONEC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6" draw:id="id281" draw:layer="layout" svg:width="6.358cm" svg:height="0.696cm" svg:x="7.131cm" svg:y="5.014cm">
          <text:p text:style-name="P5"><text:span text:style-name="T1">flash_string_send(err_text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" draw:text-style-name="P6" draw:id="id284" draw:layer="layout" svg:width="7.79cm" svg:height="1.392cm" svg:x="6.415cm" svg:y="9.932cm">
          <text:p text:style-name="P5"><text:span text:style-name="T1">flash_string_send(err_text_ptr[error]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" draw:text-style-name="P6" draw:id="id282" draw:layer="layout" svg:width="12cm" svg:height="0.928cm" svg:x="4.31cm" svg:y="7.566cm">
          <text:p text:style-name="P5"><text:span text:style-name="T1"><text:s/></text:span><text:span text:style-name="T1">UDR = pgm_read_byte(&amp;ASCII_number_table[error][i])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1" draw:layer="layout" svg:x1="10.287cm" svg:y1="4.226cm" svg:x2="10.31cm" svg:y2="5.014cm" draw:start-shape="id280" draw:start-glue-point="6" draw:end-shape="id281" draw:end-glue-point="0">
          <text:p text:style-name="P3"/>
        </draw:connector>
        <draw:connector draw:style-name="gr11" draw:id="id283" draw:layer="layout" svg:x1="10.31cm" svg:y1="5.71cm" svg:x2="10.31cm" svg:y2="7.566cm" draw:start-shape="id281" draw:start-glue-point="2" draw:end-shape="id282">
          <text:p text:style-name="P3"/>
        </draw:connector>
        <draw:connector draw:style-name="For_20_konektor" draw:text-style-name="P3" draw:layer="layout" svg:x1="10.308cm" svg:y1="8.494cm" svg:x2="10.31cm" svg:y2="6.638cm" draw:start-shape="id282" draw:start-glue-point="8" draw:end-shape="id283" draw:end-glue-point="0">
          <text:p text:style-name="P3">for(i=0;i&lt;3;i++)</text:p>
        </draw:connector>
        <draw:connector draw:style-name="gr11" draw:layer="layout" svg:x1="10.308cm" svg:y1="8.494cm" svg:x2="10.31cm" svg:y2="9.932cm" draw:start-shape="id282" draw:start-glue-point="8" draw:end-shape="id284" draw:end-glue-point="0">
          <text:p text:style-name="P3"/>
        </draw:connector>
        <draw:connector draw:style-name="gr11" draw:layer="layout" svg:x1="10.31cm" svg:y1="11.324cm" svg:x2="10.308cm" svg:y2="12.599cm" draw:start-shape="id284" draw:start-glue-point="2" draw:end-shape="id285" draw:end-glue-point="4">
          <text:p text:style-name="P3"/>
        </draw:connector>
        <draw:frame draw:style-name="gr5" draw:text-style-name="P7" draw:layer="layout" svg:width="1.67cm" svg:height="0.648cm" svg:x="17.017cm" svg:y="2cm">
          <draw:text-box>
            <text:p text:style-name="P3"><text:span text:style-name="T1"><text:page-number>3</text:page-number></text:span></text:p>
          </draw:text-box>
        </draw:frame>
      </draw:page>
      <draw:page draw:name="page21" draw:style-name="dp1" draw:master-page-name="Pretočni_25_20diagram">
        <draw:custom-shape draw:style-name="gr3" draw:text-style-name="P6" draw:id="id286" draw:layer="layout" svg:width="4.21cm" svg:height="1.392cm" svg:x="5.7cm" svg:y="4.597cm">
          <text:p text:style-name="P5"><text:span text:style-name="T1">ZAČETEK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6" draw:id="id292" draw:layer="layout" svg:width="4.21cm" svg:height="1.392cm" svg:x="5.767cm" svg:y="18.235cm">
          <text:p text:style-name="P5"><text:span text:style-name="T1">KONEC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6" draw:id="id287" draw:layer="layout" svg:width="5.474cm" svg:height="0.928cm" svg:x="5.053cm" svg:y="7.038cm">
          <text:p text:style-name="P5"><text:span text:style-name="T1">recive_data[i]=UDR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6" draw:id="id288" draw:layer="layout" svg:width="5.474cm" svg:height="1.392cm" svg:x="5.11cm" svg:y="8.865cm">
          <text:p text:style-name="P5"><text:span text:style-name="T1">UDR=recive_data[i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6" draw:id="id289" draw:layer="layout" svg:width="3.874cm" svg:height="3.247cm" svg:x="5.952cm" svg:y="11.648cm">
          <text:p text:style-name="P5"><text:span text:style-name="T1">recive_data[i] == 13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6" draw:text-style-name="P8" draw:id="id291" draw:layer="layout" svg:x1="7.804cm" svg:y1="5.989cm" svg:x2="7.789cm" svg:y2="7.038cm" draw:start-shape="id286" draw:start-glue-point="6" draw:end-shape="id287" draw:end-glue-point="5">
          <text:p text:style-name="P3"/>
        </draw:connector>
        <draw:connector draw:style-name="gr26" draw:text-style-name="P8" draw:layer="layout" svg:x1="7.789cm" svg:y1="7.966cm" svg:x2="7.846cm" svg:y2="8.865cm" draw:start-shape="id287" draw:start-glue-point="8" draw:end-shape="id288" draw:end-glue-point="4">
          <text:p text:style-name="P3"/>
        </draw:connector>
        <draw:connector draw:style-name="gr26" draw:text-style-name="P8" draw:layer="layout" svg:x1="7.846cm" svg:y1="10.257cm" svg:x2="7.888cm" svg:y2="11.648cm" draw:start-shape="id288" draw:start-glue-point="6" draw:end-shape="id289" draw:end-glue-point="4">
          <text:p text:style-name="P3"/>
        </draw:connector>
        <draw:connector draw:style-name="gr26" draw:text-style-name="P8" draw:id="id293" draw:layer="layout" svg:x1="7.888cm" svg:y1="14.895cm" svg:x2="7.889cm" svg:y2="16.287cm" draw:start-shape="id289" draw:start-glue-point="6" draw:end-shape="id290" draw:end-glue-point="4">
          <text:p text:style-name="P3"/>
        </draw:connector>
        <draw:connector draw:style-name="gr7" draw:text-style-name="P5" draw:layer="layout" draw:line-skew="0cm -2.551cm" svg:x1="7.888cm" svg:y1="14.895cm" svg:x2="7.796cm" svg:y2="6.514cm" draw:start-shape="id289" draw:start-glue-point="6" draw:end-shape="id291" draw:end-glue-point="0">
          <text:p text:style-name="P5">for(i=0;i&lt;5;i++)</text:p>
        </draw:connector>
        <draw:custom-shape draw:style-name="gr3" draw:text-style-name="P6" draw:id="id290" draw:layer="layout" svg:width="3.369cm" svg:height="0.928cm" svg:x="6.205cm" svg:y="16.287cm">
          <text:p text:style-name="P5"><text:span text:style-name="T1">UDR=1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8" draw:layer="layout" svg:x1="7.889cm" svg:y1="17.215cm" svg:x2="7.871cm" svg:y2="18.235cm" draw:start-shape="id290" draw:start-glue-point="6" draw:end-shape="id292" draw:end-glue-point="4">
          <text:p text:style-name="P3"/>
        </draw:connector>
        <draw:connector draw:style-name="gr26" draw:text-style-name="P8" draw:layer="layout" svg:x1="9.826cm" svg:y1="13.271cm" svg:x2="7.888cm" svg:y2="15.591cm" draw:start-shape="id289" draw:start-glue-point="7" draw:end-shape="id293" draw:end-glue-point="0">
          <text:p text:style-name="P3"/>
        </draw:connector>
        <draw:frame draw:style-name="gr44" draw:text-style-name="P2" draw:layer="layout" svg:width="11.369cm" svg:height="0.696cm" svg:x="5.278cm" svg:y="2.022cm">
          <draw:text-box>
            <text:p text:style-name="P1"><text:span text:style-name="T1">uint8_t uart_recive (void)</text:span></text:p>
          </draw:text-box>
        </draw:frame>
        <draw:custom-shape draw:style-name="gr15" draw:text-style-name="P9" draw:id="id294" draw:layer="layout" svg:width="1.263cm" svg:height="0.928cm" svg:x="10.92cm" svg:y="16.302cm">
          <text:p text:style-name="P3"><text:span text:style-name="T3">pošlji ASCII LF</text:span></text:p>
          <draw:enhanced-geometry svg:viewBox="0 0 21600 21600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onnector draw:style-name="gr9" draw:text-style-name="P8" draw:layer="layout" svg:x1="9.574cm" svg:y1="16.75cm" svg:x2="10.92cm" svg:y2="16.765cm" draw:start-shape="id290" draw:start-glue-point="7" draw:end-shape="id294" draw:end-glue-point="5">
          <text:p text:style-name="P3"/>
        </draw:connector>
        <draw:frame draw:style-name="gr2" draw:text-style-name="P4" draw:layer="layout" svg:width="4cm" svg:height="0.928cm" svg:x="2.5cm" svg:y="2cm">
          <draw:text-box>
            <text:p text:style-name="P3"><text:span text:style-name="T2">UART.c:</text:span></text:p>
          </draw:text-box>
        </draw:frame>
        <draw:frame draw:style-name="gr5" draw:text-style-name="P7" draw:layer="layout" svg:width="1.67cm" svg:height="0.648cm" svg:x="17.017cm" svg:y="2cm">
          <draw:text-box>
            <text:p text:style-name="P3"><text:span text:style-name="T1"><text:page-number>3</text:page-number></text:span></text:p>
          </draw:text-box>
        </draw:frame>
      </draw:page>
      <draw:page draw:name="page22" draw:style-name="dp1" draw:master-page-name="Pretočni_25_20diagram">
        <draw:g>
          <draw:custom-shape draw:style-name="gr3" draw:text-style-name="P6" draw:id="id295" draw:layer="layout" svg:width="4.379cm" svg:height="0.928cm" svg:x="8.815cm" svg:y="3.855cm">
            <text:p text:style-name="P5"><text:span text:style-name="T1">ZAČETEK</text:span></text:p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3" draw:text-style-name="P6" draw:id="id296" draw:layer="layout" svg:width="5.053cm" svg:height="1.392cm" svg:x="8.478cm" svg:y="5.71cm">
            <text:p text:style-name="P5"><text:span text:style-name="T1">send_data_ptr[0]=head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" draw:text-style-name="P6" draw:id="id299" draw:layer="layout" svg:width="4.716cm" svg:height="0.835cm" svg:x="8.646cm" svg:y="15.081cm">
            <text:p text:style-name="P5"><text:span text:style-name="T1">KONEC</text:span></text:p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onnector draw:style-name="gr26" draw:text-style-name="P8" draw:layer="layout" svg:x1="11.004cm" svg:y1="4.783cm" svg:x2="11.004cm" svg:y2="5.71cm" draw:start-shape="id295" draw:start-glue-point="6" draw:end-shape="id296" draw:end-glue-point="4">
            <text:p text:style-name="P3"/>
          </draw:connector>
          <draw:connector draw:style-name="gr26" draw:text-style-name="P8" draw:layer="layout" svg:x1="11.004cm" svg:y1="7.102cm" svg:x2="11.004cm" svg:y2="8.494cm" draw:start-shape="id296" draw:start-glue-point="6" draw:end-shape="id297" draw:end-glue-point="4">
            <text:p text:style-name="P3"/>
          </draw:connector>
          <draw:connector draw:style-name="gr26" draw:text-style-name="P8" draw:id="id300" draw:layer="layout" svg:x1="11.004cm" svg:y1="9.886cm" svg:x2="11.002cm" svg:y2="11.741cm" draw:start-shape="id297" draw:start-glue-point="6" draw:end-shape="id298" draw:end-glue-point="4">
            <text:p text:style-name="P3"/>
          </draw:connector>
          <draw:connector draw:style-name="gr26" draw:text-style-name="P8" draw:layer="layout" svg:x1="11.002cm" svg:y1="13.133cm" svg:x2="11.003cm" svg:y2="15.081cm" draw:start-shape="id298" draw:start-glue-point="6" draw:end-shape="id299" draw:end-glue-point="4">
            <text:p text:style-name="P3"/>
          </draw:connector>
          <draw:connector draw:style-name="gr26" draw:text-style-name="P8" draw:layer="layout" svg:x1="13.362cm" svg:y1="15.498cm" svg:x2="13.362cm" svg:y2="15.498cm" draw:start-shape="id299" draw:start-glue-point="1" draw:end-shape="id299">
            <text:p text:style-name="P3"/>
          </draw:connector>
          <draw:connector draw:style-name="gr7" draw:text-style-name="P5" draw:layer="layout" svg:x1="11.002cm" svg:y1="13.133cm" svg:x2="11.003cm" svg:y2="10.814cm" draw:start-shape="id298" draw:start-glue-point="6" draw:end-shape="id300" draw:end-glue-point="0">
            <text:p text:style-name="P5">for (i=0;i&lt;3;i++)</text:p>
          </draw:connector>
          <draw:custom-shape draw:style-name="gr3" draw:text-style-name="P6" draw:id="id297" draw:layer="layout" svg:width="5.053cm" svg:height="1.392cm" svg:x="8.478cm" svg:y="8.494cm">
            <text:p text:style-name="P5"><text:span text:style-name="T1">send_data_ptr[1]='='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" draw:text-style-name="P6" draw:id="id298" draw:layer="layout" svg:width="11.284cm" svg:height="1.392cm" svg:x="5.362cm" svg:y="11.741cm">
            <text:p text:style-name="P5"><text:span text:style-name="T1">send_data_ptr[i+2]=pgm_read_byte(&amp;ASCII_number_table[data][i])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frame draw:style-name="gr2" draw:text-style-name="P4" draw:layer="layout" svg:width="4cm" svg:height="0.928cm" svg:x="2.5cm" svg:y="2cm">
            <draw:text-box>
              <text:p text:style-name="P3"><text:span text:style-name="T2">UART.c:</text:span></text:p>
            </draw:text-box>
          </draw:frame>
          <draw:frame draw:style-name="gr45" draw:text-style-name="P2" draw:layer="layout" svg:width="11.874cm" svg:height="0.881cm" svg:x="4.941cm" svg:y="2cm">
            <draw:text-box>
              <text:p text:style-name="P1"><text:span text:style-name="T1">void packet_assembler (uint8_thead, uint8_t data, uint8_t send_data_ptr[])</text:span></text:p>
            </draw:text-box>
          </draw:frame>
          <draw:frame draw:style-name="gr5" draw:text-style-name="P7" draw:layer="layout" svg:width="1.67cm" svg:height="0.648cm" svg:x="17.017cm" svg:y="2cm">
            <draw:text-box>
              <text:p text:style-name="P3"><text:span text:style-name="T1"><text:page-number>3</text:page-number></text:span></text:p>
            </draw:text-box>
          </draw:frame>
        </draw:g>
      </draw:page>
      <draw:page draw:name="page23" draw:style-name="dp1" draw:master-page-name="Pretočni_25_20diagram">
        <draw:custom-shape draw:style-name="gr3" draw:text-style-name="P6" draw:id="id301" draw:layer="layout" svg:width="4.21cm" svg:height="1.392cm" svg:x="7.972cm" svg:y="3.391cm">
          <text:p text:style-name="P5"><text:span text:style-name="T1">ZAČETEK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6" draw:id="id305" draw:layer="layout" svg:width="4.21cm" svg:height="1.392cm" svg:x="8.001cm" svg:y="12.298cm">
          <text:p text:style-name="P5"><text:span text:style-name="T1">KONEC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25" draw:text-style-name="P2" draw:layer="layout" svg:width="11.369cm" svg:height="0.438cm" svg:x="5.026cm" svg:y="2.579cm">
          <draw:text-box>
            <text:p text:style-name="P1"><text:span text:style-name="T1">void <text:s text:c="2"/>UART_send (uint8_t send_data_ptr[], uint8_t data_size)</text:span></text:p>
          </draw:text-box>
        </draw:frame>
        <draw:custom-shape draw:style-name="gr3" draw:text-style-name="P6" draw:id="id302" draw:layer="layout" svg:width="4.379cm" svg:height="1.392cm" svg:x="7.888cm" svg:y="6.638cm">
          <text:p text:style-name="P5"><text:span text:style-name="T1">UDR=send_data_ptr[i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8" draw:id="id306" draw:layer="layout" svg:x1="10.076cm" svg:y1="4.783cm" svg:x2="10.077cm" svg:y2="6.638cm" draw:start-shape="id301" draw:start-glue-point="6" draw:end-shape="id302" draw:end-glue-point="4">
          <text:p text:style-name="P3"/>
        </draw:connector>
        <draw:connector draw:style-name="gr26" draw:text-style-name="P8" draw:layer="layout" svg:x1="10.077cm" svg:y1="8.03cm" svg:x2="10.085cm" svg:y2="9.885cm" draw:start-shape="id302" draw:start-glue-point="6" draw:end-shape="id303" draw:end-glue-point="5">
          <text:p text:style-name="P3"/>
        </draw:connector>
        <draw:connector draw:style-name="gr26" draw:text-style-name="P8" draw:layer="layout" svg:x1="10.085cm" svg:y1="10.349cm" svg:x2="10.064cm" svg:y2="11.045cm" draw:start-shape="id303" draw:start-glue-point="8" draw:end-shape="id304" draw:end-glue-point="5">
          <text:p text:style-name="P3"/>
        </draw:connector>
        <draw:connector draw:style-name="gr26" draw:text-style-name="P8" draw:layer="layout" svg:x1="10.064cm" svg:y1="11.509cm" svg:x2="10.105cm" svg:y2="12.298cm" draw:start-shape="id304" draw:start-glue-point="8" draw:end-shape="id305" draw:end-glue-point="4">
          <text:p text:style-name="P3"/>
        </draw:connector>
        <draw:connector draw:style-name="gr46" draw:text-style-name="P5" draw:layer="layout" draw:line-skew="0cm -2.9cm" svg:x1="10.077cm" svg:y1="8.03cm" svg:x2="10.076cm" svg:y2="5.711cm" draw:start-shape="id302" draw:start-glue-point="6" draw:end-shape="id306" draw:end-glue-point="0">
          <text:p text:style-name="P5">for(i=0;i&lt;data_size;i++)</text:p>
        </draw:connector>
        <draw:custom-shape draw:style-name="gr15" draw:text-style-name="P9" draw:id="id307" draw:layer="layout" svg:width="0.421cm" svg:height="0.928cm" svg:x="13.503cm" svg:y="9.662cm">
          <text:p text:style-name="P3"><text:span text:style-name="T3"><text:s/></text:span><text:span text:style-name="T3">pošlj ASCII CR</text:span></text:p>
          <draw:enhanced-geometry svg:viewBox="0 0 21600 21600" draw:glue-points="21600 0 0 10800 21600 21600" draw:text-areas="13800 ?f9 21600 ?f10" draw:type="left-brace" draw:modifiers="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5" draw:text-style-name="P9" draw:id="id309" draw:layer="layout" svg:width="0.28cm" svg:height="0.928cm" svg:x="14.484cm" svg:y="10.841cm">
          <text:p text:style-name="P3"><text:span text:style-name="T3"><text:s/></text:span><text:span text:style-name="T3">pošlj ASCII LF</text:span></text:p>
          <draw:enhanced-geometry svg:viewBox="0 0 21600 21600" draw:glue-points="21600 0 0 10800 21600 21600" draw:text-areas="13800 ?f9 21600 ?f10" draw:type="left-brace" draw:modifiers="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9" draw:text-style-name="P8" draw:id="id308" draw:layer="layout" svg:x1="13.503cm" svg:y1="10.125cm" svg:x2="13.503cm" svg:y2="10.125cm" draw:start-shape="id307" draw:start-glue-point="5" draw:end-shape="id307" draw:end-glue-point="5">
          <text:p text:style-name="P3"/>
        </draw:connector>
        <draw:connector draw:style-name="Komentar" draw:layer="layout" draw:line-skew="0.75cm" svg:x1="11.845cm" svg:y1="10.116cm" svg:x2="13.503cm" svg:y2="10.125cm" draw:start-shape="id303" draw:start-glue-point="9" draw:end-shape="id308" draw:end-glue-point="0">
          <text:p text:style-name="P3"/>
        </draw:connector>
        <draw:connector draw:style-name="Komentar" draw:layer="layout" draw:line-skew="0.75cm 0.099cm" svg:x1="11.908cm" svg:y1="11.276cm" svg:x2="14.484cm" svg:y2="11.304cm" draw:start-shape="id304" draw:start-glue-point="9" draw:end-shape="id309" draw:end-glue-point="5">
          <text:p text:style-name="P3"/>
        </draw:connector>
        <draw:frame draw:style-name="gr2" draw:text-style-name="P4" draw:layer="layout" svg:width="4cm" svg:height="0.928cm" svg:x="2.5cm" svg:y="2cm">
          <draw:text-box>
            <text:p text:style-name="P3"><text:span text:style-name="T2">UART.c:</text:span></text:p>
          </draw:text-box>
        </draw:frame>
        <draw:custom-shape draw:style-name="gr3" draw:text-style-name="P6" draw:id="id303" draw:layer="layout" svg:width="4.421cm" svg:height="0.464cm" svg:x="7.875cm" svg:y="9.885cm">
          <text:p text:style-name="P5"><text:span text:style-name="T1">UDR = 13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6" draw:id="id304" draw:layer="layout" svg:width="4.631cm" svg:height="0.464cm" svg:x="7.749cm" svg:y="11.045cm">
          <text:p text:style-name="P5"><text:span text:style-name="T1">UDR = 10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frame draw:style-name="gr5" draw:text-style-name="P7" draw:layer="layout" svg:width="1.67cm" svg:height="0.648cm" svg:x="17.017cm" svg:y="2cm">
          <draw:text-box>
            <text:p text:style-name="P3"><text:span text:style-name="T1"><text:page-number>3</text:page-number></text:span></text:p>
          </draw:text-box>
        </draw:frame>
      </draw:page>
      <draw:page draw:name="page24" draw:style-name="dp1" draw:master-page-name="Pretočni_25_20diagram">
        <draw:custom-shape draw:style-name="gr3" draw:text-style-name="P6" draw:id="id310" draw:layer="layout" svg:width="4.21cm" svg:height="1.392cm" svg:x="9.383cm" svg:y="3.855cm">
          <text:p text:style-name="P5"><text:span text:style-name="T1">ZAČETEK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25" draw:text-style-name="P2" draw:layer="layout" svg:width="11.369cm" svg:height="0.438cm" svg:x="4.015cm" svg:y="2.115cm">
          <draw:text-box>
            <text:p text:style-name="P1"><text:span text:style-name="T1">void <text:s/>flash_string_send (char string_ptr[])</text:span></text:p>
          </draw:text-box>
        </draw:frame>
        <draw:frame draw:style-name="gr2" draw:text-style-name="P4" draw:layer="layout" svg:width="4cm" svg:height="0.928cm" svg:x="2.5cm" svg:y="2cm">
          <draw:text-box>
            <text:p text:style-name="P3"><text:span text:style-name="T2">UART.c:</text:span></text:p>
          </draw:text-box>
        </draw:frame>
        <draw:custom-shape draw:style-name="gr3" draw:text-style-name="P6" draw:id="id311" draw:layer="layout" svg:width="9.263cm" svg:height="0.928cm" svg:x="6.857cm" svg:y="6.638cm">
          <text:p text:style-name="P5"><text:span text:style-name="T1">UDR = pgm_read_byte(&amp;string_ptr[i++])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6" draw:id="id312" draw:layer="layout" svg:width="3.943cm" svg:height="1.392cm" svg:x="9.524cm" svg:y="8.949cm">
          <text:p text:style-name="P5"><text:span text:style-name="T1">KONEC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1" draw:id="id313" draw:layer="layout" svg:x1="11.487cm" svg:y1="5.247cm" svg:x2="11.488cm" svg:y2="6.638cm" draw:start-shape="id310" draw:start-glue-point="6" draw:end-shape="id311" draw:end-glue-point="5">
          <text:p text:style-name="P3"/>
        </draw:connector>
        <draw:connector draw:style-name="gr11" draw:layer="layout" svg:x1="11.488cm" svg:y1="7.566cm" svg:x2="11.495cm" svg:y2="8.949cm" draw:start-shape="id311" draw:start-glue-point="8" draw:end-shape="id312" draw:end-glue-point="4">
          <text:p text:style-name="P3"/>
        </draw:connector>
        <draw:connector draw:style-name="For_20_konektor" draw:text-style-name="P3" draw:layer="layout" draw:line-skew="0cm -3.54cm" svg:x1="11.488cm" svg:y1="7.566cm" svg:x2="11.487cm" svg:y2="5.943cm" draw:start-shape="id311" draw:start-glue-point="8" draw:end-shape="id313" draw:end-glue-point="0">
          <text:p text:style-name="P3">while (pgm_read_byte(&amp;string_ptr[i]) != 0)</text:p>
        </draw:connector>
        <draw:frame draw:style-name="gr5" draw:text-style-name="P7" draw:layer="layout" svg:width="1.67cm" svg:height="0.648cm" svg:x="17.017cm" svg:y="2cm">
          <draw:text-box>
            <text:p text:style-name="P3"><text:span text:style-name="T1"><text:page-number>3</text:page-number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l" fo:country="SI" style:font-family-asian="'Luxi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-dash="Dash_20_1" draw:fill="solid" draw:fill-color="#ffffff" draw:fill-gradient-name="Gradient_20_7" draw:fill-hatch-name="Hatch_20_1" draw:fill-image-name="Bitmape_20_1" draw:fill-image-width="0cm" draw:fill-image-height="0cm" draw:textarea-horizontal-align="left" draw:textarea-vertical-align="middle" draw:fit-to-size="false" draw:fit-to-contour="false" draw:shadow-offset-x="0cm" draw:shadow-offset-y="0cm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>
        <style:tab-stops/>
      </style:paragraph-properties>
      <style:text-properties fo:font-family="'Times New Roman'" style:font-style-name="Navadno" style:font-family-generic="roman" style:font-pitch="variable" fo:font-size="12pt" fo:font-style="normal" style:letter-kerning="true" style:font-family-asian="'Luxi Sans'" style:font-style-name-asian="Navadno" style:font-family-generic-asian="swiss" style:font-pitch-asian="variabl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-dash="Dash_20_1" svg:stroke-width="0.05cm" draw:fill="none" draw:fill-color="#ffffff" draw:fill-gradient-name="Gradient_20_7" draw:fill-hatch-name="Hatch_20_1" draw:fill-image-name="Bitmape_20_1" draw:textarea-horizontal-align="center" draw:shadow="hidden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>
        <style:tab-stops/>
      </style:paragraph-properties>
      <style:text-properties fo:font-family="'Times New Roman'" style:font-style-name="Krepko" style:font-family-generic="roman" style:font-pitch="variable" fo:font-size="12pt" fo:font-weight="bold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If_20_konektor" style:display-name="If konektor" style:family="graphic" style:parent-style-name="objectwitharrow">
      <style:graphic-properties svg:stroke-width="0cm" draw:marker-start-width="0cm" draw:marker-end="Arrow" draw:marker-end-width="0.3cm" draw:textarea-horizontal-align="left" draw:textarea-vertical-align="bottom" fo:padding-left="0.3cm" fo:padding-right="0.3cm">
        <text:list-style style:name="If_5f_20_5f_konektor" style:display-name="If_20_konektor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</style:style>
    <style:style style:name="For_20_konektor" style:display-name="For konektor" style:family="graphic" style:parent-style-name="standard">
      <style:graphic-properties draw:marker-end="Arrow" draw:marker-end-width="0.3cm" draw:textarea-horizontal-align="left" draw:textarea-vertical-align="top"/>
    </style:style>
    <style:style style:name="Komentar" style:family="graphic" style:parent-style-name="standard">
      <style:graphic-properties draw:stroke="dash" draw:stroke-dash="Fine_20_Dashed_20__28_var_29_" draw:fill-gradient-name="Gradient_20_7" draw:fill-hatch-name="Hatch_20_1" draw:fill-image-name="Bitmape_20_1"/>
      <style:text-properties fo:font-size="11pt" fo:font-style="italic"/>
    </style:style>
  </office:styles>
  <office:automatic-styles>
    <style:page-layout style:name="PM0">
      <style:page-layout-properties fo:margin-top="2cm" fo:margin-bottom="2cm" fo:margin-left="2.5cm" fo:margin-right="2.5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točni_25_20diagram" style:display-name="Pretočni%20diagram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Radovid Drobnjak</meta:initial-creator>
    <meta:creation-date>2007-04-16T18:32:40</meta:creation-date>
    <dc:creator>Radovid Drobnjak</dc:creator>
    <dc:date>2007-09-24T18:22:15</dc:date>
    <meta:printed-by>Radovid Drobnjak</meta:printed-by>
    <meta:print-date>2007-04-25T11:38:42</meta:print-date>
    <meta:editing-cycles>78</meta:editing-cycles>
    <meta:editing-duration>P1DT8H13M56S</meta:editing-duration>
    <meta:user-defined meta:name="Info 1"/>
    <meta:user-defined meta:name="Info 2"/>
    <meta:user-defined meta:name="Info 3"/>
    <meta:user-defined meta:name="Info 4"/>
    <meta:document-statistic meta:object-count="693"/>
  </office:meta>
</office:document-meta>
</file>

<file path=Object 1/content.xml><?xml version="1.0" encoding="utf-8"?>
<!DOCTYPE math  PUBLIC '-//OpenOffice.org//DTD Modified W3C MathML 1.01//EN'  'math.dtd'>
<math:math xmlns:math="http://www.w3.org/1998/Math/MathML"/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 math:fontstyle="italic">tmp</math:mi>
      <math:mo math:stretchy="false">=</math:mo>
      <math:mrow>
        <math:mrow>
          <math:mo math:stretchy="false">(</math:mo>
          <math:mrow>
            <math:mi math:fontstyle="italic">ZahtevanaOsvetlitev</math:mi>
            <math:mo math:stretchy="false">−</math:mo>
            <math:mi math:fontstyle="italic">DejanskaOsvetlitev</math:mi>
          </math:mrow>
          <math:mo math:stretchy="false">)</math:mo>
        </math:mrow>
        <math:mo math:stretchy="false">⋅</math:mo>
        <math:mi>p</math:mi>
      </math:mrow>
    </math:mrow>
    <math:annotation math:encoding="StarMath 5.0">tmp=(ZahtevanaOsvetlitev-DejanskaOsvetlitev) cdot p</math:annotation>
  </math:semantics>
</math:math>
</file>